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Arial1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9pt"/>
    </style:style>
    <style:style style:name="co2" style:family="table-column">
      <style:table-column-properties fo:break-before="auto" style:column-width="98.76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122.51pt"/>
    </style:style>
    <style:style style:name="co5" style:family="table-column">
      <style:table-column-properties fo:break-before="auto" style:column-width="65.34pt"/>
    </style:style>
    <style:style style:name="co6" style:family="table-column">
      <style:table-column-properties fo:break-before="auto" style:column-width="219.4pt"/>
    </style:style>
    <style:style style:name="co7" style:family="table-column">
      <style:table-column-properties fo:break-before="auto" style:column-width="176.06pt"/>
    </style:style>
    <style:style style:name="co8" style:family="table-column">
      <style:table-column-properties fo:break-before="auto" style:column-width="95.61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45.44pt"/>
    </style:style>
    <style:style style:name="co11" style:family="table-column">
      <style:table-column-properties fo:break-before="auto" style:column-width="105.79pt"/>
    </style:style>
    <style:style style:name="co12" style:family="table-column">
      <style:table-column-properties fo:break-before="auto" style:column-width="154.69pt"/>
    </style:style>
    <style:style style:name="co13" style:family="table-column">
      <style:table-column-properties fo:break-before="auto" style:column-width="203.61pt"/>
    </style:style>
    <style:style style:name="co14" style:family="table-column">
      <style:table-column-properties fo:break-before="auto" style:column-width="66.36pt"/>
    </style:style>
    <style:style style:name="co15" style:family="table-column">
      <style:table-column-properties fo:break-before="auto" style:column-width="51.79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57.99pt"/>
    </style:style>
    <style:style style:name="co19" style:family="table-column">
      <style:table-column-properties fo:break-before="auto" style:column-width="139.8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21.54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17.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PageStyle_5f_orginal">
      <style:table-properties table:display="true" style:writing-mode="lr-tb"/>
    </style:style>
    <style:style style:name="ta2" style:family="table" style:master-page-name="PageStyle_5f__20_تلفظ">
      <style:table-properties table:display="true" style:writing-mode="lr-tb"/>
    </style:style>
    <style:style style:name="ta3" style:family="table" style:master-page-name="PageStyle_5f_حذف_20_غیر_20_لنگرودی">
      <style:table-properties table:display="true" style:writing-mode="lr-tb"/>
    </style:style>
    <style:style style:name="ta4" style:family="table" style:master-page-name="PageStyle_5f_حذف_20_گویش">
      <style:table-properties table:display="true" style:writing-mode="lr-tb"/>
    </style:style>
    <style:style style:name="ta5" style:family="table" style:master-page-name="PageStyle_5f_امار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fo:background-color="#ff8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5pt" fo:font-style="normal" fo:text-shadow="none" style:text-underline-style="none" fo:font-weight="bold" style:font-size-asian="15pt" style:font-style-asian="normal" style:font-weight-asian="bold" style:font-name-complex="B Nazanin" style:font-size-complex="15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28" style:family="table-cell" style:parent-style-name="Default" style:data-style-name="N0">
      <style:table-cell-properties style:rotation-align="non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T1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2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3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  <style:style style:name="T4" style:family="text">
      <style:text-properties fo:color="#000000" fo:font-size="16pt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5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6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ginal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حذف</text:p>
          </table:table-cell>
          <table:table-cell table:style-name="ce3" office:value-type="string" calcext:value-type="string">
            <text:p>لنگرودی</text:p>
          </table:table-cell>
          <table:table-cell table:style-name="ce3" office:value-type="string" calcext:value-type="string">
            <text:p>فارسی</text:p>
          </table:table-cell>
          <table:table-cell table:style-name="ce6"/>
          <table:table-cell table:style-name="ce2"/>
          <table:table-cell table:style-name="ce8" table:number-columns-repeated="2"/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آب تخت  </text:span><text:span text:style-name="T2">/‬</text:span><text:span text:style-name="T3">اُتخت</text:span></text:p>
          </table:table-cell>
          <table:table-cell table:style-name="ce4" office:value-type="string" calcext:value-type="string">
            <text:p>‬جایی که ظرف شسته‬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اَتر</text:p>
          </table:table-cell>
          <table:table-cell table:style-name="ce4" office:value-type="string" calcext:value-type="string">
            <text:p>‬طنابی که برای خشک کردن لباس‬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آبچین</text:p>
          </table:table-cell>
          <table:table-cell table:style-name="ce4" office:value-type="string" calcext:value-type="string">
            <text:p>‬پالستیک <text:s/>،‬مشّما‬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1">آبخوری  </text:span><text:span text:style-name="T2">/‬</text:span><text:span text:style-name="T3">اُخوری</text:span></text:p>
          </table:table-cell>
          <table:table-cell table:style-name="ce4" office:value-type="string" calcext:value-type="string">
            <text:p>‬لیوان‬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اَجون</text:p>
          </table:table-cell>
          <table:table-cell table:style-name="ce4" office:value-type="string" calcext:value-type="string">
            <text:p>‬پدر بزرگ‬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آبالکو</text:p>
          </table:table-cell>
          <table:table-cell table:style-name="ce4" office:value-type="string" calcext:value-type="string">
            <text:p>‬الک پشت‬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اَجی</text:p>
          </table:table-cell>
          <table:table-cell table:style-name="ce4" office:value-type="string" calcext:value-type="string">
            <text:p>‬مادر‬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آسمان غرغر</text:p>
          </table:table-cell>
          <table:table-cell table:style-name="ce4" office:value-type="string" calcext:value-type="string">
            <text:p>‬رعد و برق‬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اَچَّر</text:p>
          </table:table-cell>
          <table:table-cell table:style-name="ce4" office:value-type="string" calcext:value-type="string">
            <text:p>‬کلید‬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<text:span text:style-name="T1">آسوره  </text:span><text:span text:style-name="T2">/‬</text:span><text:span text:style-name="T3">ارسو</text:span></text:p>
          </table:table-cell>
          <table:table-cell table:style-name="ce4" office:value-type="string" calcext:value-type="string">
            <text:p>‬اشک‬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<text:span text:style-name="T1">اوچاق </text:span><text:span text:style-name="T2">/‬</text:span><text:span text:style-name="T3">اوچاه</text:span></text:p>
          </table:table-cell>
          <table:table-cell table:style-name="ce4" office:value-type="string" calcext:value-type="string">
            <text:p>‬چاه آب‬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آغوز</text:p>
          </table:table-cell>
          <table:table-cell table:style-name="ce4" office:value-type="string" calcext:value-type="string">
            <text:p>‬گردو‬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اَدَش</text:p>
          </table:table-cell>
          <table:table-cell table:style-name="ce4" office:value-type="string" calcext:value-type="string">
            <text:p>‬برادر بزرگ‬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آغوز دار</text:p>
          </table:table-cell>
          <table:table-cell table:style-name="ce4" office:value-type="string" calcext:value-type="string">
            <text:p>‬درخت گردو‬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اُرا</text:p>
          </table:table-cell>
          <table:table-cell table:style-name="ce4" office:value-type="string" calcext:value-type="string">
            <text:p>‬آنوَر <text:s/>،‬آنجا‬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آغوز قاتوق</text:p>
          </table:table-cell>
          <table:table-cell table:style-name="ce4" office:value-type="string" calcext:value-type="string">
            <text:p>‬خورشت فسنجان‬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آالتیتی</text:p>
          </table:table-cell>
          <table:table-cell table:style-name="ce4" office:value-type="string" calcext:value-type="string">
            <text:p>‬ماه‬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اَربوکوه</text:p>
          </table:table-cell>
          <table:table-cell table:style-name="ce4" office:value-type="string" calcext:value-type="string">
            <text:p>‬گالبی‬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اَربه</text:p>
          </table:table-cell>
          <table:table-cell table:style-name="ce4" office:value-type="string" calcext:value-type="string">
            <text:p>‬خرمالو جنگلی‬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آلوخ</text:p>
          </table:table-cell>
          <table:table-cell table:style-name="ce4" office:value-type="string" calcext:value-type="string">
            <text:p>‬نام پرنده‬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آمو</text:p>
          </table:table-cell>
          <table:table-cell table:style-name="ce4" office:value-type="string" calcext:value-type="string">
            <text:p>‬ما‬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اِرِبیه</text:p>
          </table:table-cell>
          <table:table-cell table:style-name="ce4" office:value-type="string" calcext:value-type="string">
            <text:p>‬بیا اینجا‬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اَستُن</text:p>
          </table:table-cell>
          <table:table-cell table:style-name="ce4" office:value-type="string" calcext:value-type="string">
            <text:p>‬کفگیر‬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<text:span text:style-name="T1">آو  </text:span><text:span text:style-name="T2">/‬</text:span><text:span text:style-name="T3">اُو</text:span></text:p>
          </table:table-cell>
          <table:table-cell table:style-name="ce4" office:value-type="string" calcext:value-type="string">
            <text:p>‬آب‬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اَشپُول</text:p>
          </table:table-cell>
          <table:table-cell table:style-name="ce4" office:value-type="string" calcext:value-type="string">
            <text:p>‬تخم ماهی سفید‬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آواجی</text:p>
          </table:table-cell>
          <table:table-cell table:style-name="ce4" office:value-type="string" calcext:value-type="string">
            <text:p>‬آبجی‬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آوشکا</text:p>
          </table:table-cell>
          <table:table-cell table:style-name="ce4" office:value-type="string" calcext:value-type="string">
            <text:p>‬پنجره‬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اشکل</text:p>
          </table:table-cell>
          <table:table-cell table:style-name="ce4" office:value-type="string" calcext:value-type="string">
            <text:p>‬ساقه برنج‬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اَمَدَرَم</text:p>
          </table:table-cell>
          <table:table-cell table:style-name="ce4" office:value-type="string" calcext:value-type="string">
            <text:p>‬دارم می آیم‬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اَمَدَرَه</text:p>
          </table:table-cell>
          <table:table-cell table:style-name="ce4" office:value-type="string" calcext:value-type="string">
            <text:p>‬دارد می آید‬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اَمَدَری</text:p>
          </table:table-cell>
          <table:table-cell table:style-name="ce4" office:value-type="string" calcext:value-type="string">
            <text:p>‬می آیی‬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اَمن</text:p>
          </table:table-cell>
          <table:table-cell table:style-name="ce4" office:value-type="string" calcext:value-type="string">
            <text:p>‬آمدن‬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ایره ایسا</text:p>
          </table:table-cell>
          <table:table-cell table:style-name="ce4" office:value-type="string" calcext:value-type="string">
            <text:p>‬اینجا است‬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اَمی شه</text:p>
          </table:table-cell>
          <table:table-cell table:style-name="ce4" office:value-type="string" calcext:value-type="string">
            <text:p>‬مال ماست‬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ایسای</text:p>
          </table:table-cell>
          <table:table-cell table:style-name="ce4" office:value-type="string" calcext:value-type="string">
            <text:p>‬هستی ؟‬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اَندی</text:p>
          </table:table-cell>
          <table:table-cell table:style-name="ce4" office:value-type="string" calcext:value-type="string">
            <text:p>‬اینقدر‬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ایسکالَه</text:p>
          </table:table-cell>
          <table:table-cell table:style-name="ce4" office:value-type="string" calcext:value-type="string">
            <text:p>‬کم‬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اَنبَس</text:p>
          </table:table-cell>
          <table:table-cell table:style-name="ce4" office:value-type="string" calcext:value-type="string">
            <text:p>‬جفت جفت‬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اوسو</text:p>
          </table:table-cell>
          <table:table-cell table:style-name="ce4" office:value-type="string" calcext:value-type="string">
            <text:p>‬نوشابه‬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اُسی</text:p>
          </table:table-cell>
          <table:table-cell table:style-name="ce4" office:value-type="string" calcext:value-type="string">
            <text:p>‬همسر دوم <text:s/>،‬هوو‬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اون شی</text:p>
          </table:table-cell>
          <table:table-cell table:style-name="ce4" office:value-type="string" calcext:value-type="string">
            <text:p>‬مال او‬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اُوشوُ ِنشِه</text:p>
          </table:table-cell>
          <table:table-cell table:style-name="ce4" office:value-type="string" calcext:value-type="string">
            <text:p>‬مال آنهاست‬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اَهَن دِ</text:p>
          </table:table-cell>
          <table:table-cell table:style-name="ce4" office:value-type="string" calcext:value-type="string">
            <text:p>‬آره دیگه ،‬زود <text:s/>،‬یاال‬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ایرا</text:p>
          </table:table-cell>
          <table:table-cell table:style-name="ce4" office:value-type="string" calcext:value-type="string">
            <text:p>‬اینجا‬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ایتو</text:p>
          </table:table-cell>
          <table:table-cell table:style-name="ce4" office:value-type="string" calcext:value-type="string">
            <text:p>‬این طوری <text:s/>،‬اینجوری‬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ایسه</text:p>
          </table:table-cell>
          <table:table-cell table:style-name="ce4" office:value-type="string" calcext:value-type="string">
            <text:p>‬هست‬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اینکاروز</text:p>
          </table:table-cell>
          <table:table-cell table:style-name="ce4" office:value-type="string" calcext:value-type="string">
            <text:p>‬روز بعد‬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بال</text:p>
          </table:table-cell>
          <table:table-cell table:style-name="ce4" office:value-type="string" calcext:value-type="string">
            <text:p>‬دست‬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بَردِی</text:p>
          </table:table-cell>
          <table:table-cell table:style-name="ce4" office:value-type="string" calcext:value-type="string">
            <text:p>‬آورده‬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بالیسکُن</text:p>
          </table:table-cell>
          <table:table-cell table:style-name="ce4" office:value-type="string" calcext:value-type="string">
            <text:p>‬آرنج‬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بَرجه</text:p>
          </table:table-cell>
          <table:table-cell table:style-name="ce4" office:value-type="string" calcext:value-type="string">
            <text:p>‬بیرون <text:s/>،‬بیرون از منزل‬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بام سَر</text:p>
          </table:table-cell>
          <table:table-cell table:style-name="ce4" office:value-type="string" calcext:value-type="string">
            <text:p>‬پشت بام‬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بِرماسِه</text:p>
          </table:table-cell>
          <table:table-cell table:style-name="ce4" office:value-type="string" calcext:value-type="string">
            <text:p>‬ورم کرده‬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بِبیج</text:p>
          </table:table-cell>
          <table:table-cell table:style-name="ce4" office:value-type="string" calcext:value-type="string">
            <text:p>‬سرخ کن‬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بَره زای</text:p>
          </table:table-cell>
          <table:table-cell table:style-name="ce4" office:value-type="string" calcext:value-type="string">
            <text:p>‬نوزاد‬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ببیشتَه</text:p>
          </table:table-cell>
          <table:table-cell table:style-name="ce4" office:value-type="string" calcext:value-type="string">
            <text:p>‬سرخ شد‬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بِس</text:p>
          </table:table-cell>
          <table:table-cell table:style-name="ce4" office:value-type="string" calcext:value-type="string">
            <text:p>‬بمان‬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بَپُوتَه</text:p>
          </table:table-cell>
          <table:table-cell office:value-type="string" calcext:value-type="string">
            <text:p>‬‬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بَسُوتَه</text:p>
          </table:table-cell>
          <table:table-cell table:style-name="ce4" office:value-type="string" calcext:value-type="string">
            <text:p>‬سوخت‬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بَپیسه</text:p>
          </table:table-cell>
          <table:table-cell table:style-name="ce4" office:value-type="string" calcext:value-type="string">
            <text:p>‬پوسیده شده‬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بُشُو</text:p>
          </table:table-cell>
          <table:table-cell table:style-name="ce4" office:value-type="string" calcext:value-type="string">
            <text:p>‬برو‬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بِتاشتَم</text:p>
          </table:table-cell>
          <table:table-cell table:style-name="ce4" office:value-type="string" calcext:value-type="string">
            <text:p>‬تراشیدم‬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بُشُوی</text:p>
          </table:table-cell>
          <table:table-cell table:style-name="ce4" office:value-type="string" calcext:value-type="string">
            <text:p>‬رفتی‬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بَتِرکِسَه</text:p>
          </table:table-cell>
          <table:table-cell table:style-name="ce4" office:value-type="string" calcext:value-type="string">
            <text:p>‬ترک برداشتن <text:s/>،‬منفجر شدن‬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بَغساد</text:p>
          </table:table-cell>
          <table:table-cell table:style-name="ce4" office:value-type="string" calcext:value-type="string">
            <text:p>‬زشت‬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بُتُم</text:p>
          </table:table-cell>
          <table:table-cell table:style-name="ce4" office:value-type="string" calcext:value-type="string">
            <text:p>‬گتم‬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بَکِتِه</text:p>
          </table:table-cell>
          <table:table-cell table:style-name="ce4" office:value-type="string" calcext:value-type="string">
            <text:p>‬افتاد‬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بِجیر</text:p>
          </table:table-cell>
          <table:table-cell table:style-name="ce4" office:value-type="string" calcext:value-type="string">
            <text:p>‬به پایین‬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بِکِلَن</text:p>
          </table:table-cell>
          <table:table-cell table:style-name="ce4" office:value-type="string" calcext:value-type="string">
            <text:p>‬ریختن‬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بُخُوس</text:p>
          </table:table-cell>
          <table:table-cell table:style-name="ce4" office:value-type="string" calcext:value-type="string">
            <text:p>‬بخواب‬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بَل</text:p>
          </table:table-cell>
          <table:table-cell table:style-name="ce4" office:value-type="string" calcext:value-type="string">
            <text:p>‬شعله آتش‬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بِدَر</text:p>
          </table:table-cell>
          <table:table-cell table:style-name="ce4" office:value-type="string" calcext:value-type="string">
            <text:p>‬نگهدار‬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بالمیسر</text:p>
          </table:table-cell>
          <table:table-cell table:style-name="ce4" office:value-type="string" calcext:value-type="string">
            <text:p>‬درد و بالت بخوره توی سرم‬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بَدِرِه</text:p>
          </table:table-cell>
          <table:table-cell table:style-name="ce4" office:value-type="string" calcext:value-type="string">
            <text:p>‬سطل‬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بَلَتِه</text:p>
          </table:table-cell>
          <table:table-cell table:style-name="ce4" office:value-type="string" calcext:value-type="string">
            <text:p>‬دروازه ی نرده ای <text:s/>،‬درِ باغ‬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بَر</text:p>
          </table:table-cell>
          <table:table-cell table:style-name="ce4" office:value-type="string" calcext:value-type="string">
            <text:p>‬باال‬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بلو</text:p>
          </table:table-cell>
          <table:table-cell table:style-name="ce4" office:value-type="string" calcext:value-type="string">
            <text:p>‬فوکا‬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بَرار</text:p>
          </table:table-cell>
          <table:table-cell table:style-name="ce4" office:value-type="string" calcext:value-type="string">
            <text:p>‬برادر‬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بُلُوش</text:p>
          </table:table-cell>
          <table:table-cell table:style-name="ce4" office:value-type="string" calcext:value-type="string">
            <text:p>‬یک نوع ساقه وحشی تمشک‬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بَمام</text:p>
          </table:table-cell>
          <table:table-cell table:style-name="ce4" office:value-type="string" calcext:value-type="string">
            <text:p>‬آمدم‬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بَمای</text:p>
          </table:table-cell>
          <table:table-cell table:style-name="ce4" office:value-type="string" calcext:value-type="string">
            <text:p>‬آمدی‬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بَمُرد</text:p>
          </table:table-cell>
          <table:table-cell table:style-name="ce4" office:value-type="string" calcext:value-type="string">
            <text:p>‬فوت شد‬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بیجامه</text:p>
          </table:table-cell>
          <table:table-cell table:style-name="ce4" office:value-type="string" calcext:value-type="string">
            <text:p>‬از پیژامه آمده <text:s/>،‬شلوار راحتی‬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بِنِش</text:p>
          </table:table-cell>
          <table:table-cell table:style-name="ce4" office:value-type="string" calcext:value-type="string">
            <text:p>‬نشستن‬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بیج باد</text:p>
          </table:table-cell>
          <table:table-cell table:style-name="ce4" office:value-type="string" calcext:value-type="string">
            <text:p>‬باد سرد‬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بُوتُم</text:p>
          </table:table-cell>
          <table:table-cell table:style-name="ce4" office:value-type="string" calcext:value-type="string">
            <text:p>‬گفتم‬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بیجه گیر</text:p>
          </table:table-cell>
          <table:table-cell table:style-name="ce4" office:value-type="string" calcext:value-type="string">
            <text:p>‬دستگیره آشپزخانه‬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بوتَه</text:p>
          </table:table-cell>
          <table:table-cell table:style-name="ce4" office:value-type="string" calcext:value-type="string">
            <text:p>‬گفت‬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بیر</text:p>
          </table:table-cell>
          <table:table-cell table:style-name="ce4" office:value-type="string" calcext:value-type="string">
            <text:p>‬خاکستر آتش‬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بور</text:p>
          </table:table-cell>
          <table:table-cell table:style-name="ce4" office:value-type="string" calcext:value-type="string">
            <text:p>‬بوته خار‬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بیشیم</text:p>
          </table:table-cell>
          <table:table-cell table:style-name="ce4" office:value-type="string" calcext:value-type="string">
            <text:p>‬بریم‬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<text:span text:style-name="T1">بوزی </text:span><text:span text:style-name="T2">/‬</text:span><text:span text:style-name="T3">بوزه</text:span></text:p>
          </table:table-cell>
          <table:table-cell table:style-name="ce4" office:value-type="string" calcext:value-type="string">
            <text:p>‬پاشنه پا‬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بیلی</text:p>
          </table:table-cell>
          <table:table-cell table:style-name="ce4" office:value-type="string" calcext:value-type="string">
            <text:p>‬اردک‬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بِوسته</text:p>
          </table:table-cell>
          <table:table-cell table:style-name="ce4" office:value-type="string" calcext:value-type="string">
            <text:p>‬عوض کردن‬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بی می وَرجَه</text:p>
          </table:table-cell>
          <table:table-cell table:style-name="ce4" office:value-type="string" calcext:value-type="string">
            <text:p>‬بیا پیش من‬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بوشو اورا</text:p>
          </table:table-cell>
          <table:table-cell table:style-name="ce4" office:value-type="string" calcext:value-type="string">
            <text:p>‬برو آنجا‬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بیَه</text:p>
          </table:table-cell>
          <table:table-cell table:style-name="ce4" office:value-type="string" calcext:value-type="string">
            <text:p>‬بیا‬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بوشوم</text:p>
          </table:table-cell>
          <table:table-cell table:style-name="ce4" office:value-type="string" calcext:value-type="string">
            <text:p>‬بروم‬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بوک</text:p>
          </table:table-cell>
          <table:table-cell table:style-name="ce4" office:value-type="string" calcext:value-type="string">
            <text:p>‬قهر‬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بومَ</text:p>
          </table:table-cell>
          <table:table-cell table:style-name="ce4" office:value-type="string" calcext:value-type="string">
            <text:p>‬آمد‬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بُونِه</text:p>
          </table:table-cell>
          <table:table-cell table:style-name="ce4" office:value-type="string" calcext:value-type="string">
            <text:p>‬می شود‬</text:p>
          </table:table-cell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بویا خورشت</text:p>
          </table:table-cell>
          <table:table-cell table:style-name="ce4" office:value-type="string" calcext:value-type="string">
            <text:p>‬خورشت سبزیجات به صورت‬</text:p>
          </table:table-cell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بیجار</text:p>
          </table:table-cell>
          <table:table-cell table:style-name="ce4" office:value-type="string" calcext:value-type="string">
            <text:p>‬مزرعه <text:s/>،‬شالی زار‬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پِ</text:p>
          </table:table-cell>
          <table:table-cell table:style-name="ce4" office:value-type="string" calcext:value-type="string">
            <text:p>‬پا‬</text:p>
          </table:table-cell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پابزار</text:p>
          </table:table-cell>
          <table:table-cell table:style-name="ce4" office:value-type="string" calcext:value-type="string">
            <text:p>‬کفش‬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پاپلوس</text:p>
          </table:table-cell>
          <table:table-cell table:style-name="ce4" office:value-type="string" calcext:value-type="string">
            <text:p>‬سیگار‬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پاتنک</text:p>
          </table:table-cell>
          <table:table-cell table:style-name="ce4" office:value-type="string" calcext:value-type="string">
            <text:p>‬چیزی که برنج را با آن سفید می‬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پَس قَوه</text:p>
          </table:table-cell>
          <table:table-cell table:style-name="ce4" office:value-type="string" calcext:value-type="string">
            <text:p>‬پشت گردن‬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پَس هَکتِن</text:p>
          </table:table-cell>
          <table:table-cell table:style-name="ce4" office:value-type="string" calcext:value-type="string">
            <text:p>‬از حال رفتن‬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پَشتُن</text:p>
          </table:table-cell>
          <table:table-cell table:style-name="ce4" office:value-type="string" calcext:value-type="string">
            <text:p>‬پشه بند‬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پَال پوته</text:p>
          </table:table-cell>
          <table:table-cell table:style-name="ce4" office:value-type="string" calcext:value-type="string">
            <text:p>‬ته دیگ‬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پالدِکون</text:p>
          </table:table-cell>
          <table:table-cell table:style-name="ce4" office:value-type="string" calcext:value-type="string">
            <text:p>‬برنج بریز‬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پاسین</text:p>
          </table:table-cell>
          <table:table-cell table:style-name="ce4" office:value-type="string" calcext:value-type="string">
            <text:p>‬هموار کننده مزرعه‬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پلوته</text:p>
          </table:table-cell>
          <table:table-cell table:style-name="ce4" office:value-type="string" calcext:value-type="string">
            <text:p>‬بزرگ‬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پامادور</text:p>
          </table:table-cell>
          <table:table-cell table:style-name="ce4" office:value-type="string" calcext:value-type="string">
            <text:p>‬گوجه فرنگی‬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پَله</text:p>
          </table:table-cell>
          <table:table-cell table:style-name="ce4" office:value-type="string" calcext:value-type="string">
            <text:p>‬برنج‬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پَت</text:p>
          </table:table-cell>
          <table:table-cell table:style-name="ce4" office:value-type="string" calcext:value-type="string">
            <text:p>‬کِرم خاکی‬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پو</text:p>
          </table:table-cell>
          <table:table-cell table:style-name="ce4" office:value-type="string" calcext:value-type="string">
            <text:p>‬فوت کردن <text:s/>،‬فوت کردن شعله آتش‬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<text:span text:style-name="T1">پَچ  </text:span><text:span text:style-name="T2">/‬</text:span><text:span text:style-name="T3">پَچ قد</text:span></text:p>
          </table:table-cell>
          <table:table-cell table:style-name="ce4" office:value-type="string" calcext:value-type="string">
            <text:p>‬آدم قد کوتاه‬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پوس</text:p>
          </table:table-cell>
          <table:table-cell table:style-name="ce4" office:value-type="string" calcext:value-type="string">
            <text:p>‬پوست‬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پِر</text:p>
          </table:table-cell>
          <table:table-cell table:style-name="ce4" office:value-type="string" calcext:value-type="string">
            <text:p>‬پدر‬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پوش</text:p>
          </table:table-cell>
          <table:table-cell table:style-name="ce4" office:value-type="string" calcext:value-type="string">
            <text:p>‬آشغال <text:s/>،‬اضافات‬</text:p>
          </table:table-cell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پَراتین</text:p>
          </table:table-cell>
          <table:table-cell table:style-name="ce4" office:value-type="string" calcext:value-type="string">
            <text:p>‬پرواز کردن‬</text:p>
          </table:table-cell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پولوکی</text:p>
          </table:table-cell>
          <table:table-cell table:style-name="ce4" office:value-type="string" calcext:value-type="string">
            <text:p>‬بزرگ‬</text:p>
          </table:table-cell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پُرد</text:p>
          </table:table-cell>
          <table:table-cell table:style-name="ce4" office:value-type="string" calcext:value-type="string">
            <text:p>‬پل‬</text:p>
          </table:table-cell>
          <table:table-cell table:number-columns-repeated="102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پیتار</text:p>
          </table:table-cell>
          <table:table-cell table:style-name="ce4" office:value-type="string" calcext:value-type="string">
            <text:p>‬مورچه‬</text:p>
          </table:table-cell>
          <table:table-cell table:number-columns-repeated="102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پَرپَره</text:p>
          </table:table-cell>
          <table:table-cell table:style-name="ce4" office:value-type="string" calcext:value-type="string">
            <text:p>‬کم کم‬</text:p>
          </table:table-cell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پولک</text:p>
          </table:table-cell>
          <table:table-cell table:style-name="ce4" office:value-type="string" calcext:value-type="string">
            <text:p>‬دکمه‬</text:p>
          </table:table-cell>
          <table:table-cell table:number-columns-repeated="102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بُرَستَن</text:p>
          </table:table-cell>
          <table:table-cell table:style-name="ce4" office:value-type="string" calcext:value-type="string">
            <text:p>‬پریدن‬</text:p>
          </table:table-cell>
          <table:table-cell table:number-columns-repeated="102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پیت بازی</text:p>
          </table:table-cell>
          <table:table-cell table:style-name="ce4" office:value-type="string" calcext:value-type="string">
            <text:p>‬الک دولک‬</text:p>
          </table:table-cell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<text:span text:style-name="T1">پَرکه  </text:span><text:span text:style-name="T2">/‬</text:span><text:span text:style-name="T3">پَرکَنِه</text:span></text:p>
          </table:table-cell>
          <table:table-cell table:style-name="ce4" office:value-type="string" calcext:value-type="string">
            <text:p>‬می لرزد‬</text:p>
          </table:table-cell>
          <table:table-cell table:number-columns-repeated="102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پیته</text:p>
          </table:table-cell>
          <table:table-cell table:style-name="ce4" office:value-type="string" calcext:value-type="string">
            <text:p>‬اسکاج‬</text:p>
          </table:table-cell>
          <table:table-cell table:number-columns-repeated="1021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پرنه</text:p>
          </table:table-cell>
          <table:table-cell table:style-name="ce4" office:value-type="string" calcext:value-type="string">
            <text:p>‬گوسفند بزرگ‬</text:p>
          </table:table-cell>
          <table:table-cell table:number-columns-repeated="102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پیچه</text:p>
          </table:table-cell>
          <table:table-cell table:style-name="ce4" office:value-type="string" calcext:value-type="string">
            <text:p>‬گربه‬</text:p>
          </table:table-cell>
          <table:table-cell table:number-columns-repeated="102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پَس</text:p>
          </table:table-cell>
          <table:table-cell table:style-name="ce4" office:value-type="string" calcext:value-type="string">
            <text:p>‬کوتاه <text:s/>،‬پَست‬</text:p>
          </table:table-cell>
          <table:table-cell table:number-columns-repeated="102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پیچه زاک</text:p>
          </table:table-cell>
          <table:table-cell table:style-name="ce4" office:value-type="string" calcext:value-type="string">
            <text:p>‬بچه گربه‬</text:p>
          </table:table-cell>
          <table:table-cell table:number-columns-repeated="102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پَسا</text:p>
          </table:table-cell>
          <table:table-cell table:style-name="ce4" office:value-type="string" calcext:value-type="string">
            <text:p>‬عقب‬</text:p>
          </table:table-cell>
          <table:table-cell table:number-columns-repeated="102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پیچه شال</text:p>
          </table:table-cell>
          <table:table-cell table:style-name="ce4" office:value-type="string" calcext:value-type="string">
            <text:p>‬گربه وحشی‬</text:p>
          </table:table-cell>
          <table:table-cell table:number-columns-repeated="102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پَسا پَس</text:p>
          </table:table-cell>
          <table:table-cell table:style-name="ce4" office:value-type="string" calcext:value-type="string">
            <text:p>‬عقب عقب‬</text:p>
          </table:table-cell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پیچه کوته</text:p>
          </table:table-cell>
          <table:table-cell table:style-name="ce4" office:value-type="string" calcext:value-type="string">
            <text:p>‬بچه گربه‬</text:p>
          </table:table-cell>
          <table:table-cell table:number-columns-repeated="102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پَسا کتِن</text:p>
          </table:table-cell>
          <table:table-cell table:style-name="ce4" office:value-type="string" calcext:value-type="string">
            <text:p>‬عقب افتاده‬</text:p>
          </table:table-cell>
          <table:table-cell table:number-columns-repeated="102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پیش هَکِتِن</text:p>
          </table:table-cell>
          <table:table-cell table:style-name="ce4" office:value-type="string" calcext:value-type="string">
            <text:p>‬جلو افتادن‬</text:p>
          </table:table-cell>
          <table:table-cell table:number-columns-repeated="102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پیتونک</text:p>
          </table:table-cell>
          <table:table-cell table:style-name="ce4" office:value-type="string" calcext:value-type="string">
            <text:p>‬نعناع‬</text:p>
          </table:table-cell>
          <table:table-cell table:number-columns-repeated="102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پیله آقا</text:p>
          </table:table-cell>
          <table:table-cell table:style-name="ce4" office:value-type="string" calcext:value-type="string">
            <text:p>‬پدر بزرگ‬</text:p>
          </table:table-cell>
          <table:table-cell table:number-columns-repeated="102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پیله مار</text:p>
          </table:table-cell>
          <table:table-cell table:style-name="ce4" office:value-type="string" calcext:value-type="string">
            <text:p>‬مادر بزرگ‬</text:p>
          </table:table-cell>
          <table:table-cell table:number-columns-repeated="102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پیله پِر</text:p>
          </table:table-cell>
          <table:table-cell table:style-name="ce4" office:value-type="string" calcext:value-type="string">
            <text:p>‬پدر بزرگ‬</text:p>
          </table:table-cell>
          <table:table-cell table:number-columns-repeated="102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پیالم</text:p>
          </table:table-cell>
          <table:table-cell table:style-name="ce4" office:value-type="string" calcext:value-type="string">
            <text:p>‬پَلهَم <text:s/>،‬آختی‬</text:p>
          </table:table-cell>
          <table:table-cell table:number-columns-repeated="102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پینیک</text:p>
          </table:table-cell>
          <table:table-cell table:style-name="ce4" office:value-type="string" calcext:value-type="string">
            <text:p>‬وصله لباس‬</text:p>
          </table:table-cell>
          <table:table-cell table:number-columns-repeated="102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تاچه</text:p>
          </table:table-cell>
          <table:table-cell table:style-name="ce4" office:value-type="string" calcext:value-type="string">
            <text:p>‬گونی برنج‬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تاس</text:p>
          </table:table-cell>
          <table:table-cell table:style-name="ce4" office:value-type="string" calcext:value-type="string">
            <text:p>‬پیاله‬</text:p>
          </table:table-cell>
          <table:table-cell table:number-columns-repeated="102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تاقچه پشت</text:p>
          </table:table-cell>
          <table:table-cell table:style-name="ce4" office:value-type="string" calcext:value-type="string">
            <text:p>‬پرده‬</text:p>
          </table:table-cell>
          <table:table-cell table:number-columns-repeated="102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تت</text:p>
          </table:table-cell>
          <table:table-cell table:style-name="ce4" office:value-type="string" calcext:value-type="string">
            <text:p>‬آدم ساده‬</text:p>
          </table:table-cell>
          <table:table-cell table:number-columns-repeated="102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تُر</text:p>
          </table:table-cell>
          <table:table-cell table:style-name="ce4" office:value-type="string" calcext:value-type="string">
            <text:p>‬تبر‬</text:p>
          </table:table-cell>
          <table:table-cell table:number-columns-repeated="102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ترئه</text:p>
          </table:table-cell>
          <table:table-cell table:style-name="ce4" office:value-type="string" calcext:value-type="string">
            <text:p>‬نوعی ظرف گلی که بر روی آن نان‬</text:p>
          </table:table-cell>
          <table:table-cell table:number-columns-repeated="102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4" office:value-type="string" calcext:value-type="string">
            <text:p>تِلِنبار</text:p>
          </table:table-cell>
          <table:table-cell table:style-name="ce4" office:value-type="string" calcext:value-type="string">
            <text:p>‬جایگاه پرورش کرم ابریشم‬</text:p>
          </table:table-cell>
          <table:table-cell table:number-columns-repeated="102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تَنبه</text:p>
          </table:table-cell>
          <table:table-cell table:style-name="ce4" office:value-type="string" calcext:value-type="string">
            <text:p>‬دیگ کوچک‬</text:p>
          </table:table-cell>
          <table:table-cell table:number-columns-repeated="102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تَنَکی</text:p>
          </table:table-cell>
          <table:table-cell table:style-name="ce4" office:value-type="string" calcext:value-type="string">
            <text:p>‬تنها‬</text:p>
          </table:table-cell>
          <table:table-cell table:number-columns-repeated="102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تَنگوله</text:p>
          </table:table-cell>
          <table:table-cell table:style-name="ce4" office:value-type="string" calcext:value-type="string">
            <text:p>‬تلنگر‬</text:p>
          </table:table-cell>
          <table:table-cell table:number-columns-repeated="102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4" office:value-type="string" calcext:value-type="string">
            <text:p>تَوادان</text:p>
          </table:table-cell>
          <table:table-cell table:style-name="ce4" office:value-type="string" calcext:value-type="string">
            <text:p>‬انداختن‬</text:p>
          </table:table-cell>
          <table:table-cell table:number-columns-repeated="102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توت کَله</text:p>
          </table:table-cell>
          <table:table-cell table:style-name="ce4" office:value-type="string" calcext:value-type="string">
            <text:p>‬باغ توت‬</text:p>
          </table:table-cell>
          <table:table-cell table:number-columns-repeated="102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تور</text:p>
          </table:table-cell>
          <table:table-cell table:style-name="ce4" office:value-type="string" calcext:value-type="string">
            <text:p>‬دیوانه‬</text:p>
          </table:table-cell>
          <table:table-cell table:number-columns-repeated="102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4" office:value-type="string" calcext:value-type="string">
            <text:p>تَرسَم</text:p>
          </table:table-cell>
          <table:table-cell table:style-name="ce4" office:value-type="string" calcext:value-type="string">
            <text:p>‬می تَرسَم‬</text:p>
          </table:table-cell>
          <table:table-cell table:number-columns-repeated="102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تورابو</text:p>
          </table:table-cell>
          <table:table-cell table:style-name="ce4" office:value-type="string" calcext:value-type="string">
            <text:p>‬دیوانه شد‬</text:p>
          </table:table-cell>
          <table:table-cell table:number-columns-repeated="102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4" office:value-type="string" calcext:value-type="string">
            <text:p>تَرسَنه</text:p>
          </table:table-cell>
          <table:table-cell table:style-name="ce4" office:value-type="string" calcext:value-type="string">
            <text:p>‬می ترسد‬</text:p>
          </table:table-cell>
          <table:table-cell table:number-columns-repeated="102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توربا</text:p>
          </table:table-cell>
          <table:table-cell table:style-name="ce4" office:value-type="string" calcext:value-type="string">
            <text:p>‬توبره <text:s/>،‬جای غذای اسب‬</text:p>
          </table:table-cell>
          <table:table-cell table:number-columns-repeated="102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تُرف</text:p>
          </table:table-cell>
          <table:table-cell table:style-name="ce4" office:value-type="string" calcext:value-type="string">
            <text:p>‬تُرُب‬</text:p>
          </table:table-cell>
          <table:table-cell table:number-columns-repeated="102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تُوک</text:p>
          </table:table-cell>
          <table:table-cell table:style-name="ce4" office:value-type="string" calcext:value-type="string">
            <text:p>‬نوک‬</text:p>
          </table:table-cell>
          <table:table-cell table:number-columns-repeated="1021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تِسک</text:p>
          </table:table-cell>
          <table:table-cell table:style-name="ce4" office:value-type="string" calcext:value-type="string">
            <text:p>‬تنگ‬</text:p>
          </table:table-cell>
          <table:table-cell table:number-columns-repeated="1021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توم بیجار</text:p>
          </table:table-cell>
          <table:table-cell table:style-name="ce4" office:value-type="string" calcext:value-type="string">
            <text:p>‬بذر برنج که در خزانه به عمل‬</text:p>
          </table:table-cell>
          <table:table-cell table:number-columns-repeated="1021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تَسک دل</text:p>
          </table:table-cell>
          <table:table-cell table:style-name="ce4" office:value-type="string" calcext:value-type="string">
            <text:p>‬نازک دل‬</text:p>
          </table:table-cell>
          <table:table-cell table:number-columns-repeated="1021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تشت</text:p>
          </table:table-cell>
          <table:table-cell table:style-name="ce4" office:value-type="string" calcext:value-type="string">
            <text:p>‬لگن‬</text:p>
          </table:table-cell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<text:span text:style-name="T1">تُشک  </text:span><text:span text:style-name="T2">/‬</text:span><text:span text:style-name="T3">تُشکه</text:span></text:p>
          </table:table-cell>
          <table:table-cell table:style-name="ce4" office:value-type="string" calcext:value-type="string">
            <text:p>‬گره‬</text:p>
          </table:table-cell>
          <table:table-cell table:number-columns-repeated="1021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" office:value-type="string" calcext:value-type="string">
            <text:p>تَل</text:p>
          </table:table-cell>
          <table:table-cell table:style-name="ce4" office:value-type="string" calcext:value-type="string">
            <text:p>‬تلخ‬</text:p>
          </table:table-cell>
          <table:table-cell table:number-columns-repeated="1021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تَال</text:p>
          </table:table-cell>
          <table:table-cell table:style-name="ce4" office:value-type="string" calcext:value-type="string">
            <text:p>‬خروس‬</text:p>
          </table:table-cell>
          <table:table-cell table:number-columns-repeated="1021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تِالر</text:p>
          </table:table-cell>
          <table:table-cell table:style-name="ce4" office:value-type="string" calcext:value-type="string">
            <text:p>‬ایوان خانه‬</text:p>
          </table:table-cell>
          <table:table-cell table:number-columns-repeated="1021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تالکوته</text:p>
          </table:table-cell>
          <table:table-cell table:style-name="ce4" office:value-type="string" calcext:value-type="string">
            <text:p>‬خروس کوچک <text:s/>،‬جوجه خروس‬</text:p>
          </table:table-cell>
          <table:table-cell table:number-columns-repeated="1021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4" office:value-type="string" calcext:value-type="string">
            <text:p>تومون</text:p>
          </table:table-cell>
          <table:table-cell table:style-name="ce4" office:value-type="string" calcext:value-type="string">
            <text:p>‬شلوار‬</text:p>
          </table:table-cell>
          <table:table-cell table:number-columns-repeated="1021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تومونابو</text:p>
          </table:table-cell>
          <table:table-cell table:style-name="ce4" office:value-type="string" calcext:value-type="string">
            <text:p>‬تمام شد‬</text:p>
          </table:table-cell>
          <table:table-cell table:number-columns-repeated="1021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تومون لگه</text:p>
          </table:table-cell>
          <table:table-cell table:style-name="ce4" office:value-type="string" calcext:value-type="string">
            <text:p>‬پاچه شلوار‬</text:p>
          </table:table-cell>
          <table:table-cell table:number-columns-repeated="1021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تُولُوم</text:p>
          </table:table-cell>
          <table:table-cell table:style-name="ce4" office:value-type="string" calcext:value-type="string">
            <text:p>‬گوساله ماده‬</text:p>
          </table:table-cell>
          <table:table-cell table:number-columns-repeated="1021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4" office:value-type="string" calcext:value-type="string">
            <text:p>تول</text:p>
          </table:table-cell>
          <table:table-cell table:style-name="ce4" office:value-type="string" calcext:value-type="string">
            <text:p>‬گل آلود‬</text:p>
          </table:table-cell>
          <table:table-cell table:number-columns-repeated="1021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تونِکِه</text:p>
          </table:table-cell>
          <table:table-cell table:style-name="ce4" office:value-type="string" calcext:value-type="string">
            <text:p>‬لباس زیر <text:s/>،‬شورت‬</text:p>
          </table:table-cell>
          <table:table-cell table:number-columns-repeated="1021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تونَم</text:p>
          </table:table-cell>
          <table:table-cell table:style-name="ce4" office:value-type="string" calcext:value-type="string">
            <text:p>‬می توانم‬</text:p>
          </table:table-cell>
          <table:table-cell table:number-columns-repeated="1021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تی</text:p>
          </table:table-cell>
          <table:table-cell table:style-name="ce4" office:value-type="string" calcext:value-type="string">
            <text:p>‬تو <text:s/>،‬برای تو‬</text:p>
          </table:table-cell>
          <table:table-cell table:number-columns-repeated="1021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تی شی نی</text:p>
          </table:table-cell>
          <table:table-cell table:style-name="ce4" office:value-type="string" calcext:value-type="string">
            <text:p>‬مال تو‬</text:p>
          </table:table-cell>
          <table:table-cell table:number-columns-repeated="1021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تی اَمرَم</text:p>
          </table:table-cell>
          <table:table-cell table:style-name="ce4" office:value-type="string" calcext:value-type="string">
            <text:p>‬با تو هستم‬</text:p>
          </table:table-cell>
          <table:table-cell table:number-columns-repeated="1021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تی کوچ</text:p>
          </table:table-cell>
          <table:table-cell table:style-name="ce4" office:value-type="string" calcext:value-type="string">
            <text:p>‬صدای تو‬</text:p>
          </table:table-cell>
          <table:table-cell table:number-columns-repeated="1021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تی اِن</text:p>
          </table:table-cell>
          <table:table-cell table:style-name="ce4" office:value-type="string" calcext:value-type="string">
            <text:p>‬قابلمه بزرگ‬</text:p>
          </table:table-cell>
          <table:table-cell table:number-columns-repeated="1021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تیله اُو</text:p>
          </table:table-cell>
          <table:table-cell table:style-name="ce4" office:value-type="string" calcext:value-type="string">
            <text:p>‬آب گل آلود‬</text:p>
          </table:table-cell>
          <table:table-cell table:number-columns-repeated="102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تی تی</text:p>
          </table:table-cell>
          <table:table-cell table:style-name="ce4" office:value-type="string" calcext:value-type="string">
            <text:p>‬شکوفه‬</text:p>
          </table:table-cell>
          <table:table-cell table:number-columns-repeated="1021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تیف</text:p>
          </table:table-cell>
          <table:table-cell table:style-name="ce4" office:value-type="string" calcext:value-type="string">
            <text:p>‬تیغ‬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<text:span text:style-name="T1">تیته بول  </text:span><text:span text:style-name="T2">/‬</text:span><text:span text:style-name="T3">تیتیل</text:span></text:p>
          </table:table-cell>
          <table:table-cell table:style-name="ce4" office:value-type="string" calcext:value-type="string">
            <text:p>‬سنجاقک‬</text:p>
          </table:table-cell>
          <table:table-cell table:number-columns-repeated="102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تی واسین</text:p>
          </table:table-cell>
          <table:table-cell table:style-name="ce4" office:value-type="string" calcext:value-type="string">
            <text:p>‬بخاطر تو‬</text:p>
          </table:table-cell>
          <table:table-cell table:number-columns-repeated="102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جادَکِتَه</text:p>
          </table:table-cell>
          <table:table-cell table:style-name="ce4" office:value-type="string" calcext:value-type="string">
            <text:p>‬جا افتاده‬</text:p>
          </table:table-cell>
          <table:table-cell table:number-columns-repeated="1021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جار</text:p>
          </table:table-cell>
          <table:table-cell table:style-name="ce4" office:value-type="string" calcext:value-type="string">
            <text:p>‬باال‬</text:p>
          </table:table-cell>
          <table:table-cell table:number-columns-repeated="1021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جایی</text:p>
          </table:table-cell>
          <table:table-cell table:style-name="ce4" office:value-type="string" calcext:value-type="string">
            <text:p>‬توالت <text:s/>،‬مستراح‬</text:p>
          </table:table-cell>
          <table:table-cell table:number-columns-repeated="1021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جَرَم</text:p>
          </table:table-cell>
          <table:table-cell table:style-name="ce4" office:value-type="string" calcext:value-type="string">
            <text:p>‬یخ زدن‬</text:p>
          </table:table-cell>
          <table:table-cell table:number-columns-repeated="1021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جعفری قورمه</text:p>
          </table:table-cell>
          <table:table-cell table:style-name="ce4" office:value-type="string" calcext:value-type="string">
            <text:p>‬قورمه سبزی‬</text:p>
          </table:table-cell>
          <table:table-cell table:number-columns-repeated="1021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جِقِله</text:p>
          </table:table-cell>
          <table:table-cell table:style-name="ce4" office:value-type="string" calcext:value-type="string">
            <text:p>‬بچه <text:s/>،‬نوزاد‬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جلف</text:p>
          </table:table-cell>
          <table:table-cell table:style-name="ce4" office:value-type="string" calcext:value-type="string">
            <text:p>‬عمیق‬</text:p>
          </table:table-cell>
          <table:table-cell table:number-columns-repeated="1021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جَمَتی</text:p>
          </table:table-cell>
          <table:table-cell table:style-name="ce4" office:value-type="string" calcext:value-type="string">
            <text:p>‬دسته جمعی‬</text:p>
          </table:table-cell>
          <table:table-cell table:number-columns-repeated="1021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جوال</text:p>
          </table:table-cell>
          <table:table-cell table:style-name="ce4" office:value-type="string" calcext:value-type="string">
            <text:p>‬یک نوع پاشنه‬</text:p>
          </table:table-cell>
          <table:table-cell table:number-columns-repeated="1021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جورُف</text:p>
          </table:table-cell>
          <table:table-cell table:style-name="ce4" office:value-type="string" calcext:value-type="string">
            <text:p>‬جوراب‬</text:p>
          </table:table-cell>
          <table:table-cell table:number-columns-repeated="1021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جول</text:p>
          </table:table-cell>
          <table:table-cell table:style-name="ce4" office:value-type="string" calcext:value-type="string">
            <text:p>‬لُپ <text:s/>،‬گونه‬</text:p>
          </table:table-cell>
          <table:table-cell table:number-columns-repeated="1021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جون شیر</text:p>
          </table:table-cell>
          <table:table-cell table:style-name="ce4" office:value-type="string" calcext:value-type="string">
            <text:p>‬شنا <text:s/>،‬شنا در رودخانه‬</text:p>
          </table:table-cell>
          <table:table-cell table:number-columns-repeated="1021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جَو هیسن</text:p>
          </table:table-cell>
          <table:table-cell table:style-name="ce4" office:value-type="string" calcext:value-type="string">
            <text:p>‬جویدن‬</text:p>
          </table:table-cell>
          <table:table-cell table:number-columns-repeated="1021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جیر</text:p>
          </table:table-cell>
          <table:table-cell table:style-name="ce4" office:value-type="string" calcext:value-type="string">
            <text:p>‬پایین‬</text:p>
          </table:table-cell>
          <table:table-cell table:number-columns-repeated="1021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چاق</text:p>
          </table:table-cell>
          <table:table-cell table:style-name="ce4" office:value-type="string" calcext:value-type="string">
            <text:p>‬چاه آب‬</text:p>
          </table:table-cell>
          <table:table-cell table:number-columns-repeated="1021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چارق</text:p>
          </table:table-cell>
          <table:table-cell table:style-name="ce4" office:value-type="string" calcext:value-type="string">
            <text:p>‬کفش‬</text:p>
          </table:table-cell>
          <table:table-cell table:number-columns-repeated="1021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چاشو</text:p>
          </table:table-cell>
          <table:table-cell table:style-name="ce4" office:value-type="string" calcext:value-type="string">
            <text:p>‬چادر شب‬</text:p>
          </table:table-cell>
          <table:table-cell table:number-columns-repeated="1021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چایی پیشی خاله</text:p>
          </table:table-cell>
          <table:table-cell table:style-name="ce4" office:value-type="string" calcext:value-type="string">
            <text:p>‬تفاله چایی‬</text:p>
          </table:table-cell>
          <table:table-cell table:number-columns-repeated="1021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چَپَر</text:p>
          </table:table-cell>
          <table:table-cell table:style-name="ce4" office:value-type="string" calcext:value-type="string">
            <text:p>‬حصار <text:s/>،‬دیوار حیاط در قدیم‬</text:p>
          </table:table-cell>
          <table:table-cell table:number-columns-repeated="1021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چپی</text:p>
          </table:table-cell>
          <table:table-cell table:style-name="ce4" office:value-type="string" calcext:value-type="string">
            <text:p>‬سبد‬</text:p>
          </table:table-cell>
          <table:table-cell table:number-columns-repeated="1021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چپیم</text:p>
          </table:table-cell>
          <table:table-cell table:style-name="ce4" office:value-type="string" calcext:value-type="string">
            <text:p>‬دنده‬</text:p>
          </table:table-cell>
          <table:table-cell table:number-columns-repeated="1021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چرافوت</text:p>
          </table:table-cell>
          <table:table-cell table:style-name="ce4" office:value-type="string" calcext:value-type="string">
            <text:p>‬کشتی‬</text:p>
          </table:table-cell>
          <table:table-cell table:number-columns-repeated="1021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چرخ</text:p>
          </table:table-cell>
          <table:table-cell table:style-name="ce4" office:value-type="string" calcext:value-type="string">
            <text:p>‬دوچرخه‬</text:p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چرخه</text:p>
          </table:table-cell>
          <table:table-cell table:style-name="ce4" office:value-type="string" calcext:value-type="string">
            <text:p>‬قرقره‬</text:p>
          </table:table-cell>
          <table:table-cell table:number-columns-repeated="1021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چَکَن</text:p>
          </table:table-cell>
          <table:table-cell table:style-name="ce4" office:value-type="string" calcext:value-type="string">
            <text:p>‬فک <text:s/>،‬چونه‬</text:p>
          </table:table-cell>
          <table:table-cell table:number-columns-repeated="1021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چَکون</text:p>
          </table:table-cell>
          <table:table-cell table:style-name="ce4" office:value-type="string" calcext:value-type="string">
            <text:p>‬درست کن‬</text:p>
          </table:table-cell>
          <table:table-cell table:number-columns-repeated="1021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چَلک</text:p>
          </table:table-cell>
          <table:table-cell table:style-name="ce4" office:value-type="string" calcext:value-type="string">
            <text:p>‬سبد <text:s/>،‬صافی‬</text:p>
          </table:table-cell>
          <table:table-cell table:number-columns-repeated="1021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چمیش</text:p>
          </table:table-cell>
          <table:table-cell table:style-name="ce4" office:value-type="string" calcext:value-type="string">
            <text:p>‬کفشی با پوست حیوانات ساخته‬</text:p>
          </table:table-cell>
          <table:table-cell table:number-columns-repeated="1021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چَندی</text:p>
          </table:table-cell>
          <table:table-cell table:style-name="ce4" office:value-type="string" calcext:value-type="string">
            <text:p>‬چقدر‬</text:p>
          </table:table-cell>
          <table:table-cell table:number-columns-repeated="1021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چَنَم</text:p>
          </table:table-cell>
          <table:table-cell table:style-name="ce4" office:value-type="string" calcext:value-type="string">
            <text:p>‬چانه‬</text:p>
          </table:table-cell>
          <table:table-cell table:number-columns-repeated="1021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چو</text:p>
          </table:table-cell>
          <table:table-cell table:style-name="ce4" office:value-type="string" calcext:value-type="string">
            <text:p>‬چوب‬</text:p>
          </table:table-cell>
          <table:table-cell table:number-columns-repeated="1021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چو پاره</text:p>
          </table:table-cell>
          <table:table-cell table:style-name="ce4" office:value-type="string" calcext:value-type="string">
            <text:p>‬سینی بزرگ چوبی‬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چوچار</text:p>
          </table:table-cell>
          <table:table-cell table:style-name="ce4" office:value-type="string" calcext:value-type="string">
            <text:p><text:span text:style-name="T1">‬مارمولک  </text:span><text:span text:style-name="T2">/‬</text:span><text:span text:style-name="T3">چوچاق سبزی معطر‬</text:span></text:p>
          </table:table-cell>
          <table:table-cell table:number-columns-repeated="1021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چوچاکی</text:p>
          </table:table-cell>
          <table:table-cell table:style-name="ce4" office:value-type="string" calcext:value-type="string">
            <text:p>‬پستانک‬</text:p>
          </table:table-cell>
          <table:table-cell table:number-columns-repeated="1021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چودَرَم</text:p>
          </table:table-cell>
          <table:table-cell table:style-name="ce4" office:value-type="string" calcext:value-type="string">
            <text:p>‬درست می کنم‬</text:p>
          </table:table-cell>
          <table:table-cell table:number-columns-repeated="1021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چودَکِه</text:p>
          </table:table-cell>
          <table:table-cell table:style-name="ce4" office:value-type="string" calcext:value-type="string">
            <text:p>‬آماده است‬</text:p>
          </table:table-cell>
          <table:table-cell table:number-columns-repeated="1021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چورنه</text:p>
          </table:table-cell>
          <table:table-cell table:style-name="ce4" office:value-type="string" calcext:value-type="string">
            <text:p>‬چکه کردن‬</text:p>
          </table:table-cell>
          <table:table-cell table:number-columns-repeated="1021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چوکو</text:p>
          </table:table-cell>
          <table:table-cell table:style-name="ce4" office:value-type="string" calcext:value-type="string">
            <text:p>‬خربزه‬</text:p>
          </table:table-cell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<text:span text:style-name="T1">چُوم  </text:span><text:span text:style-name="T2">/‬</text:span><text:span text:style-name="T3">چُشُم</text:span></text:p>
          </table:table-cell>
          <table:table-cell table:style-name="ce4" office:value-type="string" calcext:value-type="string">
            <text:p>‬چشم‬</text:p>
          </table:table-cell>
          <table:table-cell table:number-columns-repeated="1021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چُریکِه</text:p>
          </table:table-cell>
          <table:table-cell table:style-name="ce4" office:value-type="string" calcext:value-type="string">
            <text:p>‬جوجه‬</text:p>
          </table:table-cell>
          <table:table-cell table:number-columns-repeated="1021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چَیری</text:p>
          </table:table-cell>
          <table:table-cell table:style-name="ce4" office:value-type="string" calcext:value-type="string">
            <text:p>‬آفتابه بزرگ‬</text:p>
          </table:table-cell>
          <table:table-cell table:number-columns-repeated="1021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چیس خال</text:p>
          </table:table-cell>
          <table:table-cell table:style-name="ce4" office:value-type="string" calcext:value-type="string">
            <text:p>‬زیر ایوان یا پله‬</text:p>
          </table:table-cell>
          <table:table-cell table:number-columns-repeated="1021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چی سه</text:p>
          </table:table-cell>
          <table:table-cell table:style-name="ce4" office:value-type="string" calcext:value-type="string">
            <text:p>‬چی شده ؟ چیست ؟‬</text:p>
          </table:table-cell>
          <table:table-cell table:number-columns-repeated="1021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چیکال</text:p>
          </table:table-cell>
          <table:table-cell table:style-name="ce4" office:value-type="string" calcext:value-type="string">
            <text:p>‬درست کردن‬</text:p>
          </table:table-cell>
          <table:table-cell table:number-columns-repeated="1021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چیک سَری</text:p>
          </table:table-cell>
          <table:table-cell table:style-name="ce4" office:value-type="string" calcext:value-type="string">
            <text:p>‬نیم خیز‬</text:p>
          </table:table-cell>
          <table:table-cell table:number-columns-repeated="1021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چیگونی</text:p>
          </table:table-cell>
          <table:table-cell table:style-name="ce4" office:value-type="string" calcext:value-type="string">
            <text:p>‬چی می گی‬</text:p>
          </table:table-cell>
          <table:table-cell table:number-columns-repeated="1021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خا</text:p>
          </table:table-cell>
          <table:table-cell table:style-name="ce4" office:value-type="string" calcext:value-type="string">
            <text:p>‬باشه‬</text:p>
          </table:table-cell>
          <table:table-cell table:number-columns-repeated="1021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خَنی</text:p>
          </table:table-cell>
          <table:table-cell table:style-name="ce4" office:value-type="string" calcext:value-type="string">
            <text:p>‬می خواهی‬</text:p>
          </table:table-cell>
          <table:table-cell table:number-columns-repeated="1021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خاخور</text:p>
          </table:table-cell>
          <table:table-cell table:style-name="ce4" office:value-type="string" calcext:value-type="string">
            <text:p>‬خواهر‬</text:p>
          </table:table-cell>
          <table:table-cell table:number-columns-repeated="1021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خوتِک</text:p>
          </table:table-cell>
          <table:table-cell table:style-name="ce4" office:value-type="string" calcext:value-type="string">
            <text:p>‬اردک شکاری‬</text:p>
          </table:table-cell>
          <table:table-cell table:number-columns-repeated="1021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خاخورزا</text:p>
          </table:table-cell>
          <table:table-cell table:style-name="ce4" office:value-type="string" calcext:value-type="string">
            <text:p>‬خواهر زاده‬</text:p>
          </table:table-cell>
          <table:table-cell table:number-columns-repeated="1021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خوته</text:p>
          </table:table-cell>
          <table:table-cell table:style-name="ce4" office:value-type="string" calcext:value-type="string">
            <text:p>‬خوابیده‬</text:p>
          </table:table-cell>
          <table:table-cell table:number-columns-repeated="1021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خاس</text:p>
          </table:table-cell>
          <table:table-cell table:style-name="ce4" office:value-type="string" calcext:value-type="string">
            <text:p>‬جایی که کرم ابریشم را پرورش می‬</text:p>
          </table:table-cell>
          <table:table-cell table:number-columns-repeated="1021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خود تراش</text:p>
          </table:table-cell>
          <table:table-cell table:style-name="ce4" office:value-type="string" calcext:value-type="string">
            <text:p>‬مداد تراش‬</text:p>
          </table:table-cell>
          <table:table-cell table:number-columns-repeated="1021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خوج</text:p>
          </table:table-cell>
          <table:table-cell table:style-name="ce4" office:value-type="string" calcext:value-type="string">
            <text:p>‬گالبی جنگلی‬</text:p>
          </table:table-cell>
          <table:table-cell table:number-columns-repeated="1021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خاش</text:p>
          </table:table-cell>
          <table:table-cell table:style-name="ce4" office:value-type="string" calcext:value-type="string">
            <text:p>‬استخوان‬</text:p>
          </table:table-cell>
          <table:table-cell table:number-columns-repeated="10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خوجیر</text:p>
          </table:table-cell>
          <table:table-cell table:style-name="ce4" office:value-type="string" calcext:value-type="string">
            <text:p>‬خوب‬</text:p>
          </table:table-cell>
          <table:table-cell table:number-columns-repeated="1021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خارک لَگه</text:p>
          </table:table-cell>
          <table:table-cell table:style-name="ce4" office:value-type="string" calcext:value-type="string">
            <text:p>‬جایی که برنج را آویزان می‬</text:p>
          </table:table-cell>
          <table:table-cell table:number-columns-repeated="1021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خوسن</text:p>
          </table:table-cell>
          <table:table-cell table:style-name="ce4" office:value-type="string" calcext:value-type="string">
            <text:p>‬سرفه‬</text:p>
          </table:table-cell>
          <table:table-cell table:number-columns-repeated="1021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خال</text:p>
          </table:table-cell>
          <table:table-cell table:style-name="ce4" office:value-type="string" calcext:value-type="string">
            <text:p>‬شاخه درخت‬</text:p>
          </table:table-cell>
          <table:table-cell table:number-columns-repeated="1021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خاله</text:p>
          </table:table-cell>
          <table:table-cell table:style-name="ce4" office:value-type="string" calcext:value-type="string">
            <text:p>‬گیس <text:s/>،‬مو‬</text:p>
          </table:table-cell>
          <table:table-cell table:number-columns-repeated="1021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خالجین</text:p>
          </table:table-cell>
          <table:table-cell table:style-name="ce4" office:value-type="string" calcext:value-type="string">
            <text:p>‬خاله جون‬</text:p>
          </table:table-cell>
          <table:table-cell table:number-columns-repeated="1021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خشکبار</text:p>
          </table:table-cell>
          <table:table-cell table:style-name="ce4" office:value-type="string" calcext:value-type="string">
            <text:p>‬کشمش‬</text:p>
          </table:table-cell>
          <table:table-cell table:number-columns-repeated="1021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خفه بودی مَه</text:p>
          </table:table-cell>
          <table:table-cell table:style-name="ce4" office:value-type="string" calcext:value-type="string">
            <text:p>‬اعصابم را خورد کردی‬</text:p>
          </table:table-cell>
          <table:table-cell table:number-columns-repeated="1021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خُلفه</text:p>
          </table:table-cell>
          <table:table-cell table:style-name="ce4" office:value-type="string" calcext:value-type="string">
            <text:p>‬شنبلیله‬</text:p>
          </table:table-cell>
          <table:table-cell table:number-columns-repeated="1021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خندق</text:p>
          </table:table-cell>
          <table:table-cell table:style-name="ce4" office:value-type="string" calcext:value-type="string">
            <text:p>‬جوب آب‬</text:p>
          </table:table-cell>
          <table:table-cell table:number-columns-repeated="1021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خَنِه</text:p>
          </table:table-cell>
          <table:table-cell table:style-name="ce4" office:value-type="string" calcext:value-type="string">
            <text:p>‬می خواهد‬</text:p>
          </table:table-cell>
          <table:table-cell table:number-columns-repeated="1021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خولی</text:p>
          </table:table-cell>
          <table:table-cell table:style-name="ce4" office:value-type="string" calcext:value-type="string">
            <text:p>‬گوجه سبز‬</text:p>
          </table:table-cell>
          <table:table-cell table:number-columns-repeated="1021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خوندش</text:p>
          </table:table-cell>
          <table:table-cell table:style-name="ce4" office:value-type="string" calcext:value-type="string">
            <text:p>‬پژواک <text:s/>،‬لرزش‬</text:p>
          </table:table-cell>
          <table:table-cell table:number-columns-repeated="1021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خونی</text:p>
          </table:table-cell>
          <table:table-cell table:style-name="ce4" office:value-type="string" calcext:value-type="string">
            <text:p>‬میخوری ؟‬</text:p>
          </table:table-cell>
          <table:table-cell table:number-columns-repeated="1021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خوو</text:p>
          </table:table-cell>
          <table:table-cell table:style-name="ce4" office:value-type="string" calcext:value-type="string">
            <text:p>‬عطسه‬</text:p>
          </table:table-cell>
          <table:table-cell table:number-columns-repeated="1021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خوویر</text:p>
          </table:table-cell>
          <table:table-cell table:style-name="ce4" office:value-type="string" calcext:value-type="string">
            <text:p>‬گیج گاه‬</text:p>
          </table:table-cell>
          <table:table-cell table:number-columns-repeated="1021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خیک</text:p>
          </table:table-cell>
          <table:table-cell table:style-name="ce4" office:value-type="string" calcext:value-type="string">
            <text:p>‬نگهدارنده پنیر‬</text:p>
          </table:table-cell>
          <table:table-cell table:number-columns-repeated="1021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خیکین</text:p>
          </table:table-cell>
          <table:table-cell table:style-name="ce4" office:value-type="string" calcext:value-type="string">
            <text:p>‬چاق‬</text:p>
          </table:table-cell>
          <table:table-cell table:number-columns-repeated="1021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دُغال چو</text:p>
          </table:table-cell>
          <table:table-cell table:style-name="ce4" office:value-type="string" calcext:value-type="string">
            <text:p>‬سوزن لحاف دوزی‬</text:p>
          </table:table-cell>
          <table:table-cell table:number-columns-repeated="1021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دار</text:p>
          </table:table-cell>
          <table:table-cell table:style-name="ce4" office:value-type="string" calcext:value-type="string">
            <text:p>‬درخت‬</text:p>
          </table:table-cell>
          <table:table-cell table:number-columns-repeated="1021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دَکَتِه</text:p>
          </table:table-cell>
          <table:table-cell table:style-name="ce4" office:value-type="string" calcext:value-type="string">
            <text:p>‬شد‬</text:p>
          </table:table-cell>
          <table:table-cell table:number-columns-repeated="1021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<text:span text:style-name="T1">دارِ </text:span><text:span text:style-name="T2">/‬</text:span><text:span text:style-name="T3">داز</text:span></text:p>
          </table:table-cell>
          <table:table-cell table:style-name="ce4" office:value-type="string" calcext:value-type="string">
            <text:p>‬داس‬</text:p>
          </table:table-cell>
          <table:table-cell table:number-columns-repeated="1021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دَکُون</text:p>
          </table:table-cell>
          <table:table-cell table:style-name="ce4" office:value-type="string" calcext:value-type="string">
            <text:p>‬بریز‬</text:p>
          </table:table-cell>
          <table:table-cell table:number-columns-repeated="1021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دارگِم</text:p>
          </table:table-cell>
          <table:table-cell table:style-name="ce4" office:value-type="string" calcext:value-type="string">
            <text:p>‬فلفل‬</text:p>
          </table:table-cell>
          <table:table-cell table:number-columns-repeated="1021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دالکن</text:p>
          </table:table-cell>
          <table:table-cell table:style-name="ce4" office:value-type="string" calcext:value-type="string">
            <text:p>‬گهواره‬</text:p>
          </table:table-cell>
          <table:table-cell table:number-columns-repeated="1021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داشکه</text:p>
          </table:table-cell>
          <table:table-cell table:style-name="ce4" office:value-type="string" calcext:value-type="string">
            <text:p>‬فرغون‬</text:p>
          </table:table-cell>
          <table:table-cell table:number-columns-repeated="1021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4" office:value-type="string" calcext:value-type="string">
            <text:p>دمبار</text:p>
          </table:table-cell>
          <table:table-cell table:style-name="ce4" office:value-type="string" calcext:value-type="string">
            <text:p>‬دوباره‬</text:p>
          </table:table-cell>
          <table:table-cell table:number-columns-repeated="1021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دال</text:p>
          </table:table-cell>
          <table:table-cell table:style-name="ce4" office:value-type="string" calcext:value-type="string">
            <text:p>‬نرم <text:s/>،‬الغر‬</text:p>
          </table:table-cell>
          <table:table-cell table:number-columns-repeated="1021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دِموج</text:p>
          </table:table-cell>
          <table:table-cell table:style-name="ce4" office:value-type="string" calcext:value-type="string">
            <text:p>‬لگد زدن‬</text:p>
          </table:table-cell>
          <table:table-cell table:number-columns-repeated="1021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دامُن</text:p>
          </table:table-cell>
          <table:table-cell table:style-name="ce4" office:value-type="string" calcext:value-type="string">
            <text:p>‬کوه‬</text:p>
          </table:table-cell>
          <table:table-cell table:number-columns-repeated="1021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دمورده</text:p>
          </table:table-cell>
          <table:table-cell table:style-name="ce4" office:value-type="string" calcext:value-type="string">
            <text:p>‬غرق شد‬</text:p>
          </table:table-cell>
          <table:table-cell table:number-columns-repeated="1021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دَبَد</text:p>
          </table:table-cell>
          <table:table-cell table:style-name="ce4" office:value-type="string" calcext:value-type="string">
            <text:p>‬ببند‬</text:p>
          </table:table-cell>
          <table:table-cell table:number-columns-repeated="1021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دو</text:p>
          </table:table-cell>
          <table:table-cell table:style-name="ce4" office:value-type="string" calcext:value-type="string">
            <text:p>‬دوغ‬</text:p>
          </table:table-cell>
          <table:table-cell table:number-columns-repeated="1021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دَبیشتن</text:p>
          </table:table-cell>
          <table:table-cell table:style-name="ce4" office:value-type="string" calcext:value-type="string">
            <text:p>‬سرخ کردن‬</text:p>
          </table:table-cell>
          <table:table-cell table:number-columns-repeated="1021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دوچین کردن</text:p>
          </table:table-cell>
          <table:table-cell table:style-name="ce4" office:value-type="string" calcext:value-type="string">
            <text:p>‬دست چین کردن‬</text:p>
          </table:table-cell>
          <table:table-cell table:number-columns-repeated="1021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دَتَر</text:p>
          </table:table-cell>
          <table:table-cell table:style-name="ce4" office:value-type="string" calcext:value-type="string">
            <text:p>‬دختر‬</text:p>
          </table:table-cell>
          <table:table-cell table:number-columns-repeated="1021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دوخالنگ</text:p>
          </table:table-cell>
          <table:table-cell table:style-name="ce4" office:value-type="string" calcext:value-type="string">
            <text:p>‬چوب آب چاه‬</text:p>
          </table:table-cell>
          <table:table-cell table:number-columns-repeated="1021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دَچِکه</text:p>
          </table:table-cell>
          <table:table-cell table:style-name="ce4" office:value-type="string" calcext:value-type="string">
            <text:p>‬گیر کرد‬</text:p>
          </table:table-cell>
          <table:table-cell table:number-columns-repeated="1021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دو خُندِنَم</text:p>
          </table:table-cell>
          <table:table-cell table:style-name="ce4" office:value-type="string" calcext:value-type="string">
            <text:p>‬صدا کردن‬</text:p>
          </table:table-cell>
          <table:table-cell table:number-columns-repeated="1021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دَخسِه</text:p>
          </table:table-cell>
          <table:table-cell table:style-name="ce4" office:value-type="string" calcext:value-type="string">
            <text:p>‬خیس کرد‬</text:p>
          </table:table-cell>
          <table:table-cell table:number-columns-repeated="1021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دَخس ِ</text:p>
          </table:table-cell>
          <table:table-cell table:style-name="ce4" office:value-type="string" calcext:value-type="string">
            <text:p>‬خیس خورده‬</text:p>
          </table:table-cell>
          <table:table-cell table:number-columns-repeated="1021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دخوس بازی</text:p>
          </table:table-cell>
          <table:table-cell table:style-name="ce4" office:value-type="string" calcext:value-type="string">
            <text:p>‬بازی قائم باشک‬</text:p>
          </table:table-cell>
          <table:table-cell table:number-columns-repeated="1021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دُشَک</text:p>
          </table:table-cell>
          <table:table-cell table:style-name="ce4" office:value-type="string" calcext:value-type="string">
            <text:p>‬تُشک‬</text:p>
          </table:table-cell>
          <table:table-cell table:number-columns-repeated="1021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دخنسه</text:p>
          </table:table-cell>
          <table:table-cell table:style-name="ce4" office:value-type="string" calcext:value-type="string">
            <text:p>‬صدا کرد‬</text:p>
          </table:table-cell>
          <table:table-cell table:number-columns-repeated="1021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دُوشوُ</text:p>
          </table:table-cell>
          <table:table-cell table:style-name="ce4" office:value-type="string" calcext:value-type="string">
            <text:p>‬شیره انگوره‬</text:p>
          </table:table-cell>
          <table:table-cell table:number-columns-repeated="1021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دارسون</text:p>
          </table:table-cell>
          <table:table-cell table:style-name="ce4" office:value-type="string" calcext:value-type="string">
            <text:p>‬چهار چوب در‬</text:p>
          </table:table-cell>
          <table:table-cell table:number-columns-repeated="1021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دوکوُن</text:p>
          </table:table-cell>
          <table:table-cell table:style-name="ce4" office:value-type="string" calcext:value-type="string">
            <text:p>‬بپوش‬</text:p>
          </table:table-cell>
          <table:table-cell table:number-columns-repeated="1021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دَرزِن</text:p>
          </table:table-cell>
          <table:table-cell table:style-name="ce4" office:value-type="string" calcext:value-type="string">
            <text:p>‬سوزن خیاطی‬</text:p>
          </table:table-cell>
          <table:table-cell table:number-columns-repeated="1021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دوماسه</text:p>
          </table:table-cell>
          <table:table-cell table:style-name="ce4" office:value-type="string" calcext:value-type="string">
            <text:p>‬دیر کرد‬</text:p>
          </table:table-cell>
          <table:table-cell table:number-columns-repeated="1021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دُز</text:p>
          </table:table-cell>
          <table:table-cell table:style-name="ce4" office:value-type="string" calcext:value-type="string">
            <text:p>‬دزد‬</text:p>
          </table:table-cell>
          <table:table-cell table:number-columns-repeated="1021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دوم تینه</text:p>
          </table:table-cell>
          <table:table-cell table:style-name="ce4" office:value-type="string" calcext:value-type="string">
            <text:p>‬عنکبوت‬</text:p>
          </table:table-cell>
          <table:table-cell table:number-columns-repeated="1021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دست پارچه</text:p>
          </table:table-cell>
          <table:table-cell table:style-name="ce4" office:value-type="string" calcext:value-type="string">
            <text:p>‬دستمال آشپزخانه‬</text:p>
          </table:table-cell>
          <table:table-cell table:number-columns-repeated="1021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دونبُلسکِن</text:p>
          </table:table-cell>
          <table:table-cell table:style-name="ce4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دسمال</text:p>
          </table:table-cell>
          <table:table-cell table:style-name="ce4" office:value-type="string" calcext:value-type="string">
            <text:p>‬روسری‬</text:p>
          </table:table-cell>
          <table:table-cell table:number-columns-repeated="1021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دووله</text:p>
          </table:table-cell>
          <table:table-cell table:style-name="ce4" office:value-type="string" calcext:value-type="string">
            <text:p>‬مترسک‬</text:p>
          </table:table-cell>
          <table:table-cell table:number-columns-repeated="1021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دیکُون</text:p>
          </table:table-cell>
          <table:table-cell table:style-name="ce4" office:value-type="string" calcext:value-type="string">
            <text:p>‬مغازه‬</text:p>
          </table:table-cell>
          <table:table-cell table:number-columns-repeated="1021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دیل دَوِستِه</text:p>
          </table:table-cell>
          <table:table-cell table:style-name="ce4" office:value-type="string" calcext:value-type="string">
            <text:p>‬عاشق شده‬</text:p>
          </table:table-cell>
          <table:table-cell table:number-columns-repeated="1021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دیم</text:p>
          </table:table-cell>
          <table:table-cell table:style-name="ce4" office:value-type="string" calcext:value-type="string">
            <text:p>‬صورت‬</text:p>
          </table:table-cell>
          <table:table-cell table:number-columns-repeated="1021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دیماجور</text:p>
          </table:table-cell>
          <table:table-cell table:style-name="ce4" office:value-type="string" calcext:value-type="string">
            <text:p>‬روبه باال‬</text:p>
          </table:table-cell>
          <table:table-cell table:number-columns-repeated="1021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راب</text:p>
          </table:table-cell>
          <table:table-cell table:style-name="ce4" office:value-type="string" calcext:value-type="string">
            <text:p>‬حلزون بدون الک‬</text:p>
          </table:table-cell>
          <table:table-cell table:number-columns-repeated="1021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رَکَنِه</text:p>
          </table:table-cell>
          <table:table-cell table:style-name="ce4" office:value-type="string" calcext:value-type="string">
            <text:p>‬حشرات ریز مانند پشه‬</text:p>
          </table:table-cell>
          <table:table-cell table:number-columns-repeated="1021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رابشِکن</text:p>
          </table:table-cell>
          <table:table-cell table:style-name="ce4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روپوش</text:p>
          </table:table-cell>
          <table:table-cell table:style-name="ce4" office:value-type="string" calcext:value-type="string">
            <text:p>‬مانتو‬</text:p>
          </table:table-cell>
          <table:table-cell table:number-columns-repeated="1021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رَب</text:p>
          </table:table-cell>
          <table:table-cell table:style-name="ce4" office:value-type="string" calcext:value-type="string">
            <text:p>‬تاقچه‬</text:p>
          </table:table-cell>
          <table:table-cell table:number-columns-repeated="1021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ریگ</text:p>
          </table:table-cell>
          <table:table-cell table:style-name="ce4" office:value-type="string" calcext:value-type="string">
            <text:p>‬ماسه‬</text:p>
          </table:table-cell>
          <table:table-cell table:number-columns-repeated="1021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رَخشِ</text:p>
          </table:table-cell>
          <table:table-cell table:style-name="ce4" office:value-type="string" calcext:value-type="string">
            <text:p>‬جاده‬</text:p>
          </table:table-cell>
          <table:table-cell table:number-columns-repeated="1021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ریکه</text:p>
          </table:table-cell>
          <table:table-cell table:style-name="ce4" office:value-type="string" calcext:value-type="string">
            <text:p>‬پسر‬</text:p>
          </table:table-cell>
          <table:table-cell table:number-columns-repeated="1021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رُخونه</text:p>
          </table:table-cell>
          <table:table-cell table:style-name="ce4" office:value-type="string" calcext:value-type="string">
            <text:p>‬رودخانه‬</text:p>
          </table:table-cell>
          <table:table-cell table:number-columns-repeated="1021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زاک</text:p>
          </table:table-cell>
          <table:table-cell table:style-name="ce4" office:value-type="string" calcext:value-type="string">
            <text:p>‬بچه <text:s/>،‬فرزند‬</text:p>
          </table:table-cell>
          <table:table-cell table:number-columns-repeated="1021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زاکون</text:p>
          </table:table-cell>
          <table:table-cell table:style-name="ce4" office:value-type="string" calcext:value-type="string">
            <text:p>‬بچه ها‬</text:p>
          </table:table-cell>
          <table:table-cell table:number-columns-repeated="1021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زگال</text:p>
          </table:table-cell>
          <table:table-cell table:style-name="ce4" office:value-type="string" calcext:value-type="string">
            <text:p>‬چوب خورده شده‬</text:p>
          </table:table-cell>
          <table:table-cell table:number-columns-repeated="1021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زال بونیکی</text:p>
          </table:table-cell>
          <table:table-cell table:style-name="ce4" office:value-type="string" calcext:value-type="string">
            <text:p>‬راسو‬</text:p>
          </table:table-cell>
          <table:table-cell table:number-columns-repeated="1021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زلزله</text:p>
          </table:table-cell>
          <table:table-cell table:style-name="ce4" office:value-type="string" calcext:value-type="string">
            <text:p>‬جیرجیرک‬</text:p>
          </table:table-cell>
          <table:table-cell table:number-columns-repeated="1021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زال کردن</text:p>
          </table:table-cell>
          <table:table-cell table:style-name="ce4" office:value-type="string" calcext:value-type="string">
            <text:p>‬ترسیدن‬</text:p>
          </table:table-cell>
          <table:table-cell table:number-columns-repeated="1021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زمه</text:p>
          </table:table-cell>
          <table:table-cell table:style-name="ce4" office:value-type="string" calcext:value-type="string">
            <text:p>‬برای حمل گِل‬</text:p>
          </table:table-cell>
          <table:table-cell table:number-columns-repeated="1021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زِبیل</text:p>
          </table:table-cell>
          <table:table-cell table:style-name="ce4" office:value-type="string" calcext:value-type="string">
            <text:p>‬زنبیل‬</text:p>
          </table:table-cell>
          <table:table-cell table:number-columns-repeated="1021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زن غازی</text:p>
          </table:table-cell>
          <table:table-cell table:style-name="ce4" office:value-type="string" calcext:value-type="string">
            <text:p>‬خواستگاری‬</text:p>
          </table:table-cell>
          <table:table-cell table:number-columns-repeated="1021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زرجو</text:p>
          </table:table-cell>
          <table:table-cell table:style-name="ce4" office:value-type="string" calcext:value-type="string">
            <text:p>‬زرد چوبه‬</text:p>
          </table:table-cell>
          <table:table-cell table:number-columns-repeated="1021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زنک</text:p>
          </table:table-cell>
          <table:table-cell table:style-name="ce4" office:value-type="string" calcext:value-type="string">
            <text:p>‬خانم‬</text:p>
          </table:table-cell>
          <table:table-cell table:number-columns-repeated="1021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زرخ</text:p>
          </table:table-cell>
          <table:table-cell table:style-name="ce4" office:value-type="string" calcext:value-type="string">
            <text:p>‬تلخ‬</text:p>
          </table:table-cell>
          <table:table-cell table:number-columns-repeated="1021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زَواک</text:p>
          </table:table-cell>
          <table:table-cell table:style-name="ce4" office:value-type="string" calcext:value-type="string">
            <text:p>‬زرنگ‬</text:p>
          </table:table-cell>
          <table:table-cell table:number-columns-repeated="1021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زردک</text:p>
          </table:table-cell>
          <table:table-cell table:style-name="ce4" office:value-type="string" calcext:value-type="string">
            <text:p>‬هویج‬</text:p>
          </table:table-cell>
          <table:table-cell table:number-columns-repeated="1021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زیر جوم</text:p>
          </table:table-cell>
          <table:table-cell table:style-name="ce4" office:value-type="string" calcext:value-type="string">
            <text:p>‬نعلبکی‬</text:p>
          </table:table-cell>
          <table:table-cell table:number-columns-repeated="1021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زِیی</text:p>
          </table:table-cell>
          <table:table-cell table:style-name="ce4" office:value-type="string" calcext:value-type="string">
            <text:p>‬آغوز <text:s/>،‬اولین شیرگاو بعد از‬</text:p>
          </table:table-cell>
          <table:table-cell table:number-columns-repeated="1021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ژُگُله</text:p>
          </table:table-cell>
          <table:table-cell table:style-name="ce4" office:value-type="string" calcext:value-type="string">
            <text:p>‬فریاد کشیدن‬</text:p>
          </table:table-cell>
          <table:table-cell table:number-columns-repeated="1021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ژندرِ</text:p>
          </table:table-cell>
          <table:table-cell table:style-name="ce4" office:value-type="string" calcext:value-type="string">
            <text:p>‬پاره‬</text:p>
          </table:table-cell>
          <table:table-cell table:number-columns-repeated="1021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ژیویر</text:p>
          </table:table-cell>
          <table:table-cell table:style-name="ce4" office:value-type="string" calcext:value-type="string">
            <text:p>‬فریاد‬</text:p>
          </table:table-cell>
          <table:table-cell table:number-columns-repeated="1021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سام گودُن</text:p>
          </table:table-cell>
          <table:table-cell table:style-name="ce4" office:value-type="string" calcext:value-type="string">
            <text:p>‬تقسیم کردن‬</text:p>
          </table:table-cell>
          <table:table-cell table:number-columns-repeated="1021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ساینه</text:p>
          </table:table-cell>
          <table:table-cell table:style-name="ce4" office:value-type="string" calcext:value-type="string">
            <text:p>‬جایی که سایه باشد‬</text:p>
          </table:table-cell>
          <table:table-cell table:number-columns-repeated="1021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سبوته</text:p>
          </table:table-cell>
          <table:table-cell table:style-name="ce4" office:value-type="string" calcext:value-type="string">
            <text:p>‬سوخت‬</text:p>
          </table:table-cell>
          <table:table-cell table:number-columns-repeated="1021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سپیلی مات</text:p>
          </table:table-cell>
          <table:table-cell table:style-name="ce4" office:value-type="string" calcext:value-type="string">
            <text:p>‬مواد قوام پلو‬</text:p>
          </table:table-cell>
          <table:table-cell table:number-columns-repeated="1021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سربون</text:p>
          </table:table-cell>
          <table:table-cell table:style-name="ce4" office:value-type="string" calcext:value-type="string">
            <text:p>‬زیر و رو‬</text:p>
          </table:table-cell>
          <table:table-cell table:number-columns-repeated="1021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سر جوچ کِه</text:p>
          </table:table-cell>
          <table:table-cell table:style-name="ce4" office:value-type="string" calcext:value-type="string">
            <text:p>‬تخمه آفتابگردان‬</text:p>
          </table:table-cell>
          <table:table-cell table:number-columns-repeated="1021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سُرخ جُول</text:p>
          </table:table-cell>
          <table:table-cell table:style-name="ce4" office:value-type="string" calcext:value-type="string">
            <text:p>‬لپ گُلی‬</text:p>
          </table:table-cell>
          <table:table-cell table:number-columns-repeated="1021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سَردی</text:p>
          </table:table-cell>
          <table:table-cell table:style-name="ce4" office:value-type="string" calcext:value-type="string">
            <text:p>‬نردبان‬</text:p>
          </table:table-cell>
          <table:table-cell table:number-columns-repeated="1021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سَس</text:p>
          </table:table-cell>
          <table:table-cell table:style-name="ce4" office:value-type="string" calcext:value-type="string">
            <text:p>‬بی نمک‬</text:p>
          </table:table-cell>
          <table:table-cell table:number-columns-repeated="1021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سگ کوته زاک</text:p>
          </table:table-cell>
          <table:table-cell table:style-name="ce4" office:value-type="string" calcext:value-type="string">
            <text:p>‬توله سگ‬</text:p>
          </table:table-cell>
          <table:table-cell table:number-columns-repeated="1021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سَل</text:p>
          </table:table-cell>
          <table:table-cell table:style-name="ce4" office:value-type="string" calcext:value-type="string">
            <text:p>‬استخر های کشاورزی‬</text:p>
          </table:table-cell>
          <table:table-cell table:number-columns-repeated="1021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سما پا لون</text:p>
          </table:table-cell>
          <table:table-cell table:style-name="ce4" office:value-type="string" calcext:value-type="string">
            <text:p>‬آبکش‬</text:p>
          </table:table-cell>
          <table:table-cell table:number-columns-repeated="1021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سو</text:p>
          </table:table-cell>
          <table:table-cell table:style-name="ce4" office:value-type="string" calcext:value-type="string">
            <text:p>‬روشنایی‬</text:p>
          </table:table-cell>
          <table:table-cell table:number-columns-repeated="1021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سُوتُن</text:p>
          </table:table-cell>
          <table:table-cell table:style-name="ce4" office:value-type="string" calcext:value-type="string">
            <text:p>‬سوختن‬</text:p>
          </table:table-cell>
          <table:table-cell table:number-columns-repeated="1021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سُبُوشکه</text:p>
          </table:table-cell>
          <table:table-cell table:style-name="ce4" office:value-type="string" calcext:value-type="string">
            <text:p>‬تخمه آفتابگردان‬</text:p>
          </table:table-cell>
          <table:table-cell table:number-columns-repeated="1021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سوروف</text:p>
          </table:table-cell>
          <table:table-cell table:style-name="ce4" office:value-type="string" calcext:value-type="string">
            <text:p>‬علف هرز‬</text:p>
          </table:table-cell>
          <table:table-cell table:number-columns-repeated="1021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سوسکه</text:p>
          </table:table-cell>
          <table:table-cell table:style-name="ce4" office:value-type="string" calcext:value-type="string">
            <text:p>‬سنجاق سر‬</text:p>
          </table:table-cell>
          <table:table-cell table:number-columns-repeated="1021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سیاه پا مِدور</text:p>
          </table:table-cell>
          <table:table-cell table:style-name="ce4" office:value-type="string" calcext:value-type="string">
            <text:p>‬بادمجان‬</text:p>
          </table:table-cell>
          <table:table-cell table:number-columns-repeated="1021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سی ته</text:p>
          </table:table-cell>
          <table:table-cell table:style-name="ce4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سیجیل</text:p>
          </table:table-cell>
          <table:table-cell table:style-name="ce4" office:value-type="string" calcext:value-type="string">
            <text:p>‬شناسنامه‬</text:p>
          </table:table-cell>
          <table:table-cell table:number-columns-repeated="1021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سیروَویج</text:p>
          </table:table-cell>
          <table:table-cell table:style-name="ce4" office:value-type="string" calcext:value-type="string">
            <text:p>‬سیر برشته <text:s/>،‬نوعی غذا‬</text:p>
          </table:table-cell>
          <table:table-cell table:number-columns-repeated="1021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سیسه</text:p>
          </table:table-cell>
          <table:table-cell table:style-name="ce4" office:value-type="string" calcext:value-type="string">
            <text:p>‬لثه‬</text:p>
          </table:table-cell>
          <table:table-cell table:number-columns-repeated="1021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سیفتال</text:p>
          </table:table-cell>
          <table:table-cell table:style-name="ce4" office:value-type="string" calcext:value-type="string">
            <text:p>‬زنبور‬</text:p>
          </table:table-cell>
          <table:table-cell table:number-columns-repeated="1021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سیفتال فک</text:p>
          </table:table-cell>
          <table:table-cell table:style-name="ce4" office:value-type="string" calcext:value-type="string">
            <text:p>‬النه زنبور‬</text:p>
          </table:table-cell>
          <table:table-cell table:number-columns-repeated="1021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سیکه</text:p>
          </table:table-cell>
          <table:table-cell table:style-name="ce4" office:value-type="string" calcext:value-type="string">
            <text:p>‬اردک‬</text:p>
          </table:table-cell>
          <table:table-cell table:number-columns-repeated="1021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سیل بَکن</text:p>
          </table:table-cell>
          <table:table-cell table:style-name="ce4" office:value-type="string" calcext:value-type="string">
            <text:p>‬پولک ماهی در آوردن‬</text:p>
          </table:table-cell>
          <table:table-cell table:number-columns-repeated="1021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سینه آب</text:p>
          </table:table-cell>
          <table:table-cell table:style-name="ce4" office:value-type="string" calcext:value-type="string">
            <text:p>‬شنا کردن‬</text:p>
          </table:table-cell>
          <table:table-cell table:number-columns-repeated="1021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سوبوج</text:p>
          </table:table-cell>
          <table:table-cell table:style-name="ce4" office:value-type="string" calcext:value-type="string">
            <text:p>‬شپش‬</text:p>
          </table:table-cell>
          <table:table-cell table:number-columns-repeated="1021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سوبول</text:p>
          </table:table-cell>
          <table:table-cell table:style-name="ce4" office:value-type="string" calcext:value-type="string">
            <text:p>‬کتک‬</text:p>
          </table:table-cell>
          <table:table-cell table:number-columns-repeated="1021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سوجِ بنَم</text:p>
          </table:table-cell>
          <table:table-cell table:style-name="ce4" office:value-type="string" calcext:value-type="string">
            <text:p>‬می سوزانم‬</text:p>
          </table:table-cell>
          <table:table-cell table:number-columns-repeated="1021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شال</text:p>
          </table:table-cell>
          <table:table-cell table:style-name="ce4" office:value-type="string" calcext:value-type="string">
            <text:p>‬شغال‬</text:p>
          </table:table-cell>
          <table:table-cell table:number-columns-repeated="1021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شال واق</text:p>
          </table:table-cell>
          <table:table-cell table:style-name="ce4" office:value-type="string" calcext:value-type="string">
            <text:p>‬لک لک‬</text:p>
          </table:table-cell>
          <table:table-cell table:number-columns-repeated="1021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شب چره</text:p>
          </table:table-cell>
          <table:table-cell table:style-name="ce4" office:value-type="string" calcext:value-type="string">
            <text:p>‬تنقالت شبانه‬</text:p>
          </table:table-cell>
          <table:table-cell table:number-columns-repeated="1021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شَخ سوبول</text:p>
          </table:table-cell>
          <table:table-cell table:style-name="ce4" office:value-type="string" calcext:value-type="string">
            <text:p>‬سوسک‬</text:p>
          </table:table-cell>
          <table:table-cell table:number-columns-repeated="1021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شَرف</text:p>
          </table:table-cell>
          <table:table-cell table:style-name="ce4" office:value-type="string" calcext:value-type="string">
            <text:p>‬شال گردن‬</text:p>
          </table:table-cell>
          <table:table-cell table:number-columns-repeated="1021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شرفه</text:p>
          </table:table-cell>
          <table:table-cell table:style-name="ce4" office:value-type="string" calcext:value-type="string">
            <text:p>‬پارچ آب‬</text:p>
          </table:table-cell>
          <table:table-cell table:number-columns-repeated="1021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شفت</text:p>
          </table:table-cell>
          <table:table-cell table:style-name="ce4" office:value-type="string" calcext:value-type="string">
            <text:p>‬جلف‬</text:p>
          </table:table-cell>
          <table:table-cell table:number-columns-repeated="1021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شکاف</text:p>
          </table:table-cell>
          <table:table-cell table:style-name="ce4" office:value-type="string" calcext:value-type="string">
            <text:p>‬اردک ماهی‬</text:p>
          </table:table-cell>
          <table:table-cell table:number-columns-repeated="1021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شَکت</text:p>
          </table:table-cell>
          <table:table-cell table:style-name="ce4" office:value-type="string" calcext:value-type="string">
            <text:p>‬چوب های کوچک که معموال در‬</text:p>
          </table:table-cell>
          <table:table-cell table:number-columns-repeated="1021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شو برار زن</text:p>
          </table:table-cell>
          <table:table-cell table:style-name="ce4" office:value-type="string" calcext:value-type="string">
            <text:p>‬جاری‬</text:p>
          </table:table-cell>
          <table:table-cell table:number-columns-repeated="1021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شوبوک</text:p>
          </table:table-cell>
          <table:table-cell table:style-name="ce4" office:value-type="string" calcext:value-type="string">
            <text:p>‬قورباغه‬</text:p>
          </table:table-cell>
          <table:table-cell table:number-columns-repeated="1021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شوپِر</text:p>
          </table:table-cell>
          <table:table-cell table:style-name="ce4" office:value-type="string" calcext:value-type="string">
            <text:p>‬پدر شوهر‬</text:p>
          </table:table-cell>
          <table:table-cell table:number-columns-repeated="1021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شوپَر</text:p>
          </table:table-cell>
          <table:table-cell table:style-name="ce4" office:value-type="string" calcext:value-type="string">
            <text:p>‬خفاش‬</text:p>
          </table:table-cell>
          <table:table-cell table:number-columns-repeated="1021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شوخاخور</text:p>
          </table:table-cell>
          <table:table-cell table:style-name="ce4" office:value-type="string" calcext:value-type="string">
            <text:p>‬خواهر شوهر‬</text:p>
          </table:table-cell>
          <table:table-cell table:number-columns-repeated="1021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شودَرَم</text:p>
          </table:table-cell>
          <table:table-cell table:style-name="ce4" office:value-type="string" calcext:value-type="string">
            <text:p>‬دارم می رَم‬</text:p>
          </table:table-cell>
          <table:table-cell table:number-columns-repeated="1021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شودِری</text:p>
          </table:table-cell>
          <table:table-cell table:style-name="ce4" office:value-type="string" calcext:value-type="string">
            <text:p>‬داری میری ؟‬</text:p>
          </table:table-cell>
          <table:table-cell table:number-columns-repeated="1021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4" office:value-type="string" calcext:value-type="string">
            <text:p>شوروم</text:p>
          </table:table-cell>
          <table:table-cell table:style-name="ce4" office:value-type="string" calcext:value-type="string">
            <text:p>‬مه‬</text:p>
          </table:table-cell>
          <table:table-cell table:number-columns-repeated="1021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شوکُز</text:p>
          </table:table-cell>
          <table:table-cell table:style-name="ce4" office:value-type="string" calcext:value-type="string">
            <text:p>‬پشه‬</text:p>
          </table:table-cell>
          <table:table-cell table:number-columns-repeated="1021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شوکول</text:p>
          </table:table-cell>
          <table:table-cell table:style-name="ce4" office:value-type="string" calcext:value-type="string">
            <text:p>‬سنجاب‬</text:p>
          </table:table-cell>
          <table:table-cell table:number-columns-repeated="1021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شُکور</text:p>
          </table:table-cell>
          <table:table-cell table:style-name="ce4" office:value-type="string" calcext:value-type="string">
            <text:p>‬برنج ریز‬</text:p>
          </table:table-cell>
          <table:table-cell table:number-columns-repeated="1021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شوکوم</text:p>
          </table:table-cell>
          <table:table-cell table:style-name="ce4" office:value-type="string" calcext:value-type="string">
            <text:p>‬شکم‬</text:p>
          </table:table-cell>
          <table:table-cell table:number-columns-repeated="1021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شِنگ</text:p>
          </table:table-cell>
          <table:table-cell table:style-name="ce4" office:value-type="string" calcext:value-type="string">
            <text:p>‬سمور آبی‬</text:p>
          </table:table-cell>
          <table:table-cell table:number-columns-repeated="1021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شوکوم پیس</text:p>
          </table:table-cell>
          <table:table-cell table:style-name="ce4" office:value-type="string" calcext:value-type="string">
            <text:p>‬شکمو‬</text:p>
          </table:table-cell>
          <table:table-cell table:number-columns-repeated="1021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شَالّت</text:p>
          </table:table-cell>
          <table:table-cell table:style-name="ce4" office:value-type="string" calcext:value-type="string">
            <text:p>‬کسی که زیادی داد می زند‬</text:p>
          </table:table-cell>
          <table:table-cell table:number-columns-repeated="1021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شوم بزن</text:p>
          </table:table-cell>
          <table:table-cell table:style-name="ce4" office:value-type="string" calcext:value-type="string">
            <text:p>‬شخم بزن‬</text:p>
          </table:table-cell>
          <table:table-cell table:number-columns-repeated="1021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شو</text:p>
          </table:table-cell>
          <table:table-cell table:style-name="ce4" office:value-type="string" calcext:value-type="string">
            <text:p>‬شب‬</text:p>
          </table:table-cell>
          <table:table-cell table:number-columns-repeated="1021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شون</text:p>
          </table:table-cell>
          <table:table-cell table:style-name="ce4" office:value-type="string" calcext:value-type="string">
            <text:p>‬رفتن‬</text:p>
          </table:table-cell>
          <table:table-cell table:number-columns-repeated="1021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شوبرار</text:p>
          </table:table-cell>
          <table:table-cell table:style-name="ce4" office:value-type="string" calcext:value-type="string">
            <text:p>‬برادر شوهر‬</text:p>
          </table:table-cell>
          <table:table-cell table:number-columns-repeated="1021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شو ننه</text:p>
          </table:table-cell>
          <table:table-cell table:style-name="ce4" office:value-type="string" calcext:value-type="string">
            <text:p>‬مادر بزرگ شوهر‬</text:p>
          </table:table-cell>
          <table:table-cell table:number-columns-repeated="1021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شی می شی</text:p>
          </table:table-cell>
          <table:table-cell table:style-name="ce4" office:value-type="string" calcext:value-type="string">
            <text:p>‬مال شما‬</text:p>
          </table:table-cell>
          <table:table-cell table:number-columns-repeated="1021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عذب الکو</text:p>
          </table:table-cell>
          <table:table-cell table:style-name="ce4" office:value-type="string" calcext:value-type="string">
            <text:p>‬دختر مجرد‬</text:p>
          </table:table-cell>
          <table:table-cell table:number-columns-repeated="1021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4" office:value-type="string" calcext:value-type="string">
            <text:p>عروس تماشا</text:p>
          </table:table-cell>
          <table:table-cell table:style-name="ce4" office:value-type="string" calcext:value-type="string">
            <text:p>‬دیدن عروس‬</text:p>
          </table:table-cell>
          <table:table-cell table:number-columns-repeated="1021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4" office:value-type="string" calcext:value-type="string">
            <text:p>عَلُو</text:p>
          </table:table-cell>
          <table:table-cell table:style-name="ce4" office:value-type="string" calcext:value-type="string">
            <text:p>‬به شدت گرما گفته می شود‬</text:p>
          </table:table-cell>
          <table:table-cell table:number-columns-repeated="1021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عَم زِن</text:p>
          </table:table-cell>
          <table:table-cell table:style-name="ce4" office:value-type="string" calcext:value-type="string">
            <text:p>‬زن عمو‬</text:p>
          </table:table-cell>
          <table:table-cell table:number-columns-repeated="1021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4" office:value-type="string" calcext:value-type="string">
            <text:p>عَین</text:p>
          </table:table-cell>
          <table:table-cell table:style-name="ce4" office:value-type="string" calcext:value-type="string">
            <text:p>‬عینک‬</text:p>
          </table:table-cell>
          <table:table-cell table:number-columns-repeated="1021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فترکسه</text:p>
          </table:table-cell>
          <table:table-cell table:style-name="ce4" office:value-type="string" calcext:value-type="string">
            <text:p>‬حمله کرد‬</text:p>
          </table:table-cell>
          <table:table-cell table:number-columns-repeated="1021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فَدی</text:p>
          </table:table-cell>
          <table:table-cell table:style-name="ce4" office:value-type="string" calcext:value-type="string">
            <text:p>‬بنداز‬</text:p>
          </table:table-cell>
          <table:table-cell table:number-columns-repeated="1021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4" office:value-type="string" calcext:value-type="string">
            <text:p>فالسوت</text:p>
          </table:table-cell>
          <table:table-cell table:style-name="ce4" office:value-type="string" calcext:value-type="string">
            <text:p>‬چوب نیمه سوز <text:s/>،‬شیطون‬</text:p>
          </table:table-cell>
          <table:table-cell table:number-columns-repeated="1021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4" office:value-type="string" calcext:value-type="string">
            <text:p>فِرِه</text:p>
          </table:table-cell>
          <table:table-cell table:style-name="ce4" office:value-type="string" calcext:value-type="string">
            <text:p>‬جوجه تیغی‬</text:p>
          </table:table-cell>
          <table:table-cell table:number-columns-repeated="1021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فلوق</text:p>
          </table:table-cell>
          <table:table-cell table:style-name="ce4" office:value-type="string" calcext:value-type="string">
            <text:p>‬تکه‬</text:p>
          </table:table-cell>
          <table:table-cell table:number-columns-repeated="1021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4" office:value-type="string" calcext:value-type="string">
            <text:p>فَک</text:p>
          </table:table-cell>
          <table:table-cell table:style-name="ce4" office:value-type="string" calcext:value-type="string">
            <text:p>‬النه‬</text:p>
          </table:table-cell>
          <table:table-cell table:number-columns-repeated="1021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4" office:value-type="string" calcext:value-type="string">
            <text:p>فِلیک</text:p>
          </table:table-cell>
          <table:table-cell table:style-name="ce4" office:value-type="string" calcext:value-type="string">
            <text:p>‬بزاق دهان‬</text:p>
          </table:table-cell>
          <table:table-cell table:number-columns-repeated="1021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4" office:value-type="string" calcext:value-type="string">
            <text:p>فَک فیس</text:p>
          </table:table-cell>
          <table:table-cell table:style-name="ce4" office:value-type="string" calcext:value-type="string">
            <text:p>‬قیافه گرفتن‬</text:p>
          </table:table-cell>
          <table:table-cell table:number-columns-repeated="1021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فیچین</text:p>
          </table:table-cell>
          <table:table-cell table:style-name="ce4" office:value-type="string" calcext:value-type="string">
            <text:p>‬جمع کردن‬</text:p>
          </table:table-cell>
          <table:table-cell table:number-columns-repeated="1021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4" office:value-type="string" calcext:value-type="string">
            <text:p>فُکون</text:p>
          </table:table-cell>
          <table:table-cell table:style-name="ce4" office:value-type="string" calcext:value-type="string">
            <text:p>‬ریختن‬</text:p>
          </table:table-cell>
          <table:table-cell table:number-columns-repeated="1021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4" office:value-type="string" calcext:value-type="string">
            <text:p>فیشه</text:p>
          </table:table-cell>
          <table:table-cell table:style-name="ce4" office:value-type="string" calcext:value-type="string">
            <text:p>‬سوت‬</text:p>
          </table:table-cell>
          <table:table-cell table:number-columns-repeated="1021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4" office:value-type="string" calcext:value-type="string">
            <text:p>قابدون</text:p>
          </table:table-cell>
          <table:table-cell table:style-name="ce4" office:value-type="string" calcext:value-type="string">
            <text:p>‬کتری <text:s/>،‬پارچ آب‬</text:p>
          </table:table-cell>
          <table:table-cell table:number-columns-repeated="1021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قابدون کِه</text:p>
          </table:table-cell>
          <table:table-cell table:style-name="ce4" office:value-type="string" calcext:value-type="string">
            <text:p>‬آفتابه مسی‬</text:p>
          </table:table-cell>
          <table:table-cell table:number-columns-repeated="1021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قل نَهَر</text:p>
          </table:table-cell>
          <table:table-cell table:style-name="ce4" office:value-type="string" calcext:value-type="string">
            <text:p>‬صبحانه‬</text:p>
          </table:table-cell>
          <table:table-cell table:number-columns-repeated="1021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قاتوق</text:p>
          </table:table-cell>
          <table:table-cell table:style-name="ce4" office:value-type="string" calcext:value-type="string">
            <text:p>‬خورشت‬</text:p>
          </table:table-cell>
          <table:table-cell table:number-columns-repeated="1021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قند پیت</text:p>
          </table:table-cell>
          <table:table-cell table:style-name="ce4" office:value-type="string" calcext:value-type="string">
            <text:p>‬شکالت‬</text:p>
          </table:table-cell>
          <table:table-cell table:number-columns-repeated="1021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قاردون</text:p>
          </table:table-cell>
          <table:table-cell table:style-name="ce4" office:value-type="string" calcext:value-type="string">
            <text:p>‬مقوا‬</text:p>
          </table:table-cell>
          <table:table-cell table:number-columns-repeated="1021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قُوبِه</text:p>
          </table:table-cell>
          <table:table-cell table:style-name="ce4" office:value-type="string" calcext:value-type="string">
            <text:p>‬کُت‬</text:p>
          </table:table-cell>
          <table:table-cell table:number-columns-repeated="1021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قزقون</text:p>
          </table:table-cell>
          <table:table-cell table:style-name="ce4" office:value-type="string" calcext:value-type="string">
            <text:p>‬دیگ مسی‬</text:p>
          </table:table-cell>
          <table:table-cell table:number-columns-repeated="1021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قوناقه</text:p>
          </table:table-cell>
          <table:table-cell table:style-name="ce4" office:value-type="string" calcext:value-type="string">
            <text:p>‬نوزاد‬</text:p>
          </table:table-cell>
          <table:table-cell table:number-columns-repeated="1021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قیام بگو</text:p>
          </table:table-cell>
          <table:table-cell table:style-name="ce4" office:value-type="string" calcext:value-type="string">
            <text:p>‬بلند حرف بزن‬</text:p>
          </table:table-cell>
          <table:table-cell table:number-columns-repeated="1021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قیش</text:p>
          </table:table-cell>
          <table:table-cell table:style-name="ce4" office:value-type="string" calcext:value-type="string">
            <text:p>‬کمربند‬</text:p>
          </table:table-cell>
          <table:table-cell table:number-columns-repeated="1021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کَشبُون</text:p>
          </table:table-cell>
          <table:table-cell table:style-name="ce4" office:value-type="string" calcext:value-type="string">
            <text:p>‬زیر بغل‬</text:p>
          </table:table-cell>
          <table:table-cell table:number-columns-repeated="1021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کاکِج</text:p>
          </table:table-cell>
          <table:table-cell table:style-name="ce4" office:value-type="string" calcext:value-type="string">
            <text:p>‬سبزی شاهی‬</text:p>
          </table:table-cell>
          <table:table-cell table:number-columns-repeated="1021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کَش پیرَن</text:p>
          </table:table-cell>
          <table:table-cell table:style-name="ce4" office:value-type="string" calcext:value-type="string">
            <text:p>‬ژاکت‬</text:p>
          </table:table-cell>
          <table:table-cell table:number-columns-repeated="1021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کَبار</text:p>
          </table:table-cell>
          <table:table-cell table:style-name="ce4" office:value-type="string" calcext:value-type="string">
            <text:p>‬تره‬</text:p>
          </table:table-cell>
          <table:table-cell table:number-columns-repeated="1021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کَش کُاله</text:p>
          </table:table-cell>
          <table:table-cell table:style-name="ce4" office:value-type="string" calcext:value-type="string">
            <text:p>‬کاله کاموایی‬</text:p>
          </table:table-cell>
          <table:table-cell table:number-columns-repeated="1021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کَتِرِ</text:p>
          </table:table-cell>
          <table:table-cell table:style-name="ce4" office:value-type="string" calcext:value-type="string">
            <text:p>‬کفگیر‬</text:p>
          </table:table-cell>
          <table:table-cell table:number-columns-repeated="1021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کَشکَرَد</text:p>
          </table:table-cell>
          <table:table-cell table:style-name="ce4" office:value-type="string" calcext:value-type="string">
            <text:p>‬زاغ‬</text:p>
          </table:table-cell>
          <table:table-cell table:number-columns-repeated="1021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کتم</text:p>
          </table:table-cell>
          <table:table-cell table:style-name="ce4" office:value-type="string" calcext:value-type="string">
            <text:p>‬کلبه چوبی‬</text:p>
          </table:table-cell>
          <table:table-cell table:number-columns-repeated="1021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کَشه</text:p>
          </table:table-cell>
          <table:table-cell table:style-name="ce4" office:value-type="string" calcext:value-type="string">
            <text:p>‬آغوش‬</text:p>
          </table:table-cell>
          <table:table-cell table:number-columns-repeated="1021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کَتَن</text:p>
          </table:table-cell>
          <table:table-cell table:style-name="ce4" office:value-type="string" calcext:value-type="string">
            <text:p>‬افتادن‬</text:p>
          </table:table-cell>
          <table:table-cell table:number-columns-repeated="1021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4" office:value-type="string" calcext:value-type="string">
            <text:p>کَل</text:p>
          </table:table-cell>
          <table:table-cell table:style-name="ce4" office:value-type="string" calcext:value-type="string">
            <text:p>‬کچل‬</text:p>
          </table:table-cell>
          <table:table-cell table:number-columns-repeated="1021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کَتِل</text:p>
          </table:table-cell>
          <table:table-cell table:style-name="ce4" office:value-type="string" calcext:value-type="string">
            <text:p>‬چهار پایه‬</text:p>
          </table:table-cell>
          <table:table-cell table:number-columns-repeated="1021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4" office:value-type="string" calcext:value-type="string">
            <text:p>کَالج</text:p>
          </table:table-cell>
          <table:table-cell table:style-name="ce4" office:value-type="string" calcext:value-type="string">
            <text:p>‬کالغ‬</text:p>
          </table:table-cell>
          <table:table-cell table:number-columns-repeated="1021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کَتِل کینه</text:p>
          </table:table-cell>
          <table:table-cell table:style-name="ce4" office:value-type="string" calcext:value-type="string">
            <text:p>‬صندلی‬</text:p>
          </table:table-cell>
          <table:table-cell table:number-columns-repeated="1021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4" office:value-type="string" calcext:value-type="string">
            <text:p>کُالکت</text:p>
          </table:table-cell>
          <table:table-cell table:style-name="ce4" office:value-type="string" calcext:value-type="string">
            <text:p>‬چوب <text:s/>،‬چُماق‬</text:p>
          </table:table-cell>
          <table:table-cell table:number-columns-repeated="1021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4" office:value-type="string" calcext:value-type="string">
            <text:p>کَتَله</text:p>
          </table:table-cell>
          <table:table-cell table:style-name="ce4" office:value-type="string" calcext:value-type="string">
            <text:p>‬دمپایی‬</text:p>
          </table:table-cell>
          <table:table-cell table:number-columns-repeated="1021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4" office:value-type="string" calcext:value-type="string">
            <text:p>کَالگِن</text:p>
          </table:table-cell>
          <table:table-cell table:style-name="ce4" office:value-type="string" calcext:value-type="string">
            <text:p>‬قو‬</text:p>
          </table:table-cell>
          <table:table-cell table:number-columns-repeated="1021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4" office:value-type="string" calcext:value-type="string">
            <text:p>کَتِه دَره</text:p>
          </table:table-cell>
          <table:table-cell table:style-name="ce4" office:value-type="string" calcext:value-type="string">
            <text:p>‬داره میفته‬</text:p>
          </table:table-cell>
          <table:table-cell table:number-columns-repeated="1021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کُلکاپیس</text:p>
          </table:table-cell>
          <table:table-cell table:style-name="ce4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4" office:value-type="string" calcext:value-type="string">
            <text:p>کَتیر</text:p>
          </table:table-cell>
          <table:table-cell table:style-name="ce4" office:value-type="string" calcext:value-type="string">
            <text:p>‬لب‬</text:p>
          </table:table-cell>
          <table:table-cell table:number-columns-repeated="1021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کُلوُ شکَن</text:p>
          </table:table-cell>
          <table:table-cell table:style-name="ce4" office:value-type="string" calcext:value-type="string">
            <text:p>‬مرغی مادر که روی تخم می‬</text:p>
          </table:table-cell>
          <table:table-cell table:number-columns-repeated="1021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4" office:value-type="string" calcext:value-type="string">
            <text:p>کرامیج</text:p>
          </table:table-cell>
          <table:table-cell table:style-name="ce4" office:value-type="string" calcext:value-type="string">
            <text:p>‬گاو نر جوان‬</text:p>
          </table:table-cell>
          <table:table-cell table:number-columns-repeated="1021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کربی</text:p>
          </table:table-cell>
          <table:table-cell table:style-name="ce4" office:value-type="string" calcext:value-type="string">
            <text:p>‬جغد‬</text:p>
          </table:table-cell>
          <table:table-cell table:number-columns-repeated="1021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4" office:value-type="string" calcext:value-type="string">
            <text:p>کَلَه</text:p>
          </table:table-cell>
          <table:table-cell table:style-name="ce4" office:value-type="string" calcext:value-type="string">
            <text:p><text:span text:style-name="T4">‬آتش  </text:span><text:span text:style-name="T5">/‬</text:span><text:span text:style-name="T6">اجاق گاز  </text:span><text:span text:style-name="T5">/‬</text:span><text:span text:style-name="T6">محل پخت غذا‬</text:span></text:p>
          </table:table-cell>
          <table:table-cell table:number-columns-repeated="1021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4" office:value-type="string" calcext:value-type="string">
            <text:p>کرک</text:p>
          </table:table-cell>
          <table:table-cell table:style-name="ce4" office:value-type="string" calcext:value-type="string">
            <text:p>‬مرغ‬</text:p>
          </table:table-cell>
          <table:table-cell table:number-columns-repeated="1021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4" office:value-type="string" calcext:value-type="string">
            <text:p>کناره آغوز</text:p>
          </table:table-cell>
          <table:table-cell table:style-name="ce4" office:value-type="string" calcext:value-type="string">
            <text:p>‬کال کباب‬</text:p>
          </table:table-cell>
          <table:table-cell table:number-columns-repeated="1021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کرک زاک</text:p>
          </table:table-cell>
          <table:table-cell table:style-name="ce4" office:value-type="string" calcext:value-type="string">
            <text:p>‬بچه مرغ و خروس‬</text:p>
          </table:table-cell>
          <table:table-cell table:number-columns-repeated="1021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کرک فَک</text:p>
          </table:table-cell>
          <table:table-cell table:style-name="ce4" office:value-type="string" calcext:value-type="string">
            <text:p>‬کسی که موهایش فر است‬</text:p>
          </table:table-cell>
          <table:table-cell table:number-columns-repeated="1021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4" office:value-type="string" calcext:value-type="string">
            <text:p>کُنوُس</text:p>
          </table:table-cell>
          <table:table-cell table:style-name="ce4" office:value-type="string" calcext:value-type="string">
            <text:p>‬اِزگیل‬</text:p>
          </table:table-cell>
          <table:table-cell table:number-columns-repeated="1021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4" office:value-type="string" calcext:value-type="string">
            <text:p>کند</text:p>
          </table:table-cell>
          <table:table-cell table:style-name="ce4" office:value-type="string" calcext:value-type="string">
            <text:p>‬لبه رود خانه‬</text:p>
          </table:table-cell>
          <table:table-cell table:number-columns-repeated="1021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4" office:value-type="string" calcext:value-type="string">
            <text:p>کَندیل</text:p>
          </table:table-cell>
          <table:table-cell table:style-name="ce4" office:value-type="string" calcext:value-type="string">
            <text:p>‬کیسه نخی‬</text:p>
          </table:table-cell>
          <table:table-cell table:number-columns-repeated="1021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4" office:value-type="string" calcext:value-type="string">
            <text:p>کُندُوج</text:p>
          </table:table-cell>
          <table:table-cell table:style-name="ce4" office:value-type="string" calcext:value-type="string">
            <text:p>‬انبار برنج‬</text:p>
          </table:table-cell>
          <table:table-cell table:number-columns-repeated="1021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کورا</text:p>
          </table:table-cell>
          <table:table-cell table:style-name="ce4" office:value-type="string" calcext:value-type="string">
            <text:p>‬کجا‬</text:p>
          </table:table-cell>
          <table:table-cell table:number-columns-repeated="1021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4" office:value-type="string" calcext:value-type="string">
            <text:p>کورا ایسای</text:p>
          </table:table-cell>
          <table:table-cell table:style-name="ce4" office:value-type="string" calcext:value-type="string">
            <text:p>‬کجا هستی ؟‬</text:p>
          </table:table-cell>
          <table:table-cell table:number-columns-repeated="1021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4" office:value-type="string" calcext:value-type="string">
            <text:p>کوربیدم</text:p>
          </table:table-cell>
          <table:table-cell table:style-name="ce4" office:value-type="string" calcext:value-type="string">
            <text:p>‬کجا دیدم ؟‬</text:p>
          </table:table-cell>
          <table:table-cell table:number-columns-repeated="1021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4" office:value-type="string" calcext:value-type="string">
            <text:p>کورُوم</text:p>
          </table:table-cell>
          <table:table-cell table:style-name="ce4" office:value-type="string" calcext:value-type="string">
            <text:p>‬نوعی مار‬</text:p>
          </table:table-cell>
          <table:table-cell table:number-columns-repeated="1021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4" office:value-type="string" calcext:value-type="string">
            <text:p>کوره شوندِری</text:p>
          </table:table-cell>
          <table:table-cell table:style-name="ce4" office:value-type="string" calcext:value-type="string">
            <text:p>‬کجا میری ؟‬</text:p>
          </table:table-cell>
          <table:table-cell table:number-columns-repeated="1021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4" office:value-type="string" calcext:value-type="string">
            <text:p>کول</text:p>
          </table:table-cell>
          <table:table-cell table:style-name="ce4" office:value-type="string" calcext:value-type="string">
            <text:p>‬شانه <text:s/>،‬کِتف‬</text:p>
          </table:table-cell>
          <table:table-cell table:number-columns-repeated="1021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4" office:value-type="string" calcext:value-type="string">
            <text:p>کولَ</text:p>
          </table:table-cell>
          <table:table-cell table:style-name="ce4" office:value-type="string" calcext:value-type="string">
            <text:p>‬تپه های کوچک خاکی میان‬</text:p>
          </table:table-cell>
          <table:table-cell table:number-columns-repeated="1021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4" office:value-type="string" calcext:value-type="string">
            <text:p>کوشتای</text:p>
          </table:table-cell>
          <table:table-cell table:style-name="ce4" office:value-type="string" calcext:value-type="string">
            <text:p>‬کوچک‬</text:p>
          </table:table-cell>
          <table:table-cell table:number-columns-repeated="1021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4" office:value-type="string" calcext:value-type="string">
            <text:p>کوله بیج</text:p>
          </table:table-cell>
          <table:table-cell table:style-name="ce4" office:value-type="string" calcext:value-type="string">
            <text:p>‬ماهیتابه‬</text:p>
          </table:table-cell>
          <table:table-cell table:number-columns-repeated="1021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4" office:value-type="string" calcext:value-type="string">
            <text:p>کوله بیج نون</text:p>
          </table:table-cell>
          <table:table-cell table:style-name="ce4" office:value-type="string" calcext:value-type="string">
            <text:p>‬نون تابه ای‬</text:p>
          </table:table-cell>
          <table:table-cell table:number-columns-repeated="1021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4" office:value-type="string" calcext:value-type="string">
            <text:p>کولو</text:p>
          </table:table-cell>
          <table:table-cell table:style-name="ce4" office:value-type="string" calcext:value-type="string">
            <text:p>‬بچه گاو‬</text:p>
          </table:table-cell>
          <table:table-cell table:number-columns-repeated="1021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4" office:value-type="string" calcext:value-type="string">
            <text:p>کُولُوش</text:p>
          </table:table-cell>
          <table:table-cell table:style-name="ce4" office:value-type="string" calcext:value-type="string">
            <text:p>‬کاه‬</text:p>
          </table:table-cell>
          <table:table-cell table:number-columns-repeated="1021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4" office:value-type="string" calcext:value-type="string">
            <text:p>کووچ</text:p>
          </table:table-cell>
          <table:table-cell table:style-name="ce4" office:value-type="string" calcext:value-type="string">
            <text:p>‬چانه‬</text:p>
          </table:table-cell>
          <table:table-cell table:number-columns-repeated="1021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4" office:value-type="string" calcext:value-type="string">
            <text:p>کویی</text:p>
          </table:table-cell>
          <table:table-cell table:style-name="ce4" office:value-type="string" calcext:value-type="string">
            <text:p>‬کدو‬</text:p>
          </table:table-cell>
          <table:table-cell table:number-columns-repeated="1021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کیجاق</text:p>
          </table:table-cell>
          <table:table-cell table:style-name="ce4" office:value-type="string" calcext:value-type="string">
            <text:p>‬تاقچه‬</text:p>
          </table:table-cell>
          <table:table-cell table:number-columns-repeated="1021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4" office:value-type="string" calcext:value-type="string">
            <text:p>کیشخال</text:p>
          </table:table-cell>
          <table:table-cell table:style-name="ce4" office:value-type="string" calcext:value-type="string">
            <text:p>‬جارویی که با شاخه های درخت‬</text:p>
          </table:table-cell>
          <table:table-cell table:number-columns-repeated="1021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کیله کَش</text:p>
          </table:table-cell>
          <table:table-cell table:style-name="ce4" office:value-type="string" calcext:value-type="string">
            <text:p>‬نوعی چکمه از جنس رزین که‬</text:p>
          </table:table-cell>
          <table:table-cell table:number-columns-repeated="1021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کیمه</text:p>
          </table:table-cell>
          <table:table-cell table:style-name="ce4" office:value-type="string" calcext:value-type="string">
            <text:p>‬کُلبه‬</text:p>
          </table:table-cell>
          <table:table-cell table:number-columns-repeated="1021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کیندَکونی</text:p>
          </table:table-cell>
          <table:table-cell table:style-name="ce4" office:value-type="string" calcext:value-type="string">
            <text:p>‬بادمجان شکم پُر‬</text:p>
          </table:table-cell>
          <table:table-cell table:number-columns-repeated="1021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کین سوکُنِی</text:p>
          </table:table-cell>
          <table:table-cell table:style-name="ce4" office:value-type="string" calcext:value-type="string">
            <text:p>‬کرم شب تاب‬</text:p>
          </table:table-cell>
          <table:table-cell table:number-columns-repeated="1021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گاجمه</text:p>
          </table:table-cell>
          <table:table-cell table:style-name="ce4" office:value-type="string" calcext:value-type="string">
            <text:p>‬گاو آهن‬</text:p>
          </table:table-cell>
          <table:table-cell table:number-columns-repeated="1021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4" office:value-type="string" calcext:value-type="string">
            <text:p>گاچ</text:p>
          </table:table-cell>
          <table:table-cell table:style-name="ce4" office:value-type="string" calcext:value-type="string">
            <text:p>‬بیماری راشیتیسم‬</text:p>
          </table:table-cell>
          <table:table-cell table:number-columns-repeated="1021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4" office:value-type="string" calcext:value-type="string">
            <text:p>گاچه</text:p>
          </table:table-cell>
          <table:table-cell table:style-name="ce4" office:value-type="string" calcext:value-type="string">
            <text:p>‬طویله‬</text:p>
          </table:table-cell>
          <table:table-cell table:number-columns-repeated="1021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گاز</text:p>
          </table:table-cell>
          <table:table-cell table:style-name="ce4" office:value-type="string" calcext:value-type="string">
            <text:p>‬دندان‬</text:p>
          </table:table-cell>
          <table:table-cell table:number-columns-repeated="1021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گاز بَکتِه</text:p>
          </table:table-cell>
          <table:table-cell table:style-name="ce4" office:value-type="string" calcext:value-type="string">
            <text:p>‬کسی که دندانش افتاده‬</text:p>
          </table:table-cell>
          <table:table-cell table:number-columns-repeated="1021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4" office:value-type="string" calcext:value-type="string">
            <text:p>گالوش</text:p>
          </table:table-cell>
          <table:table-cell table:style-name="ce4" office:value-type="string" calcext:value-type="string">
            <text:p>‬کفش پالستیکی‬</text:p>
          </table:table-cell>
          <table:table-cell table:number-columns-repeated="1021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گالی</text:p>
          </table:table-cell>
          <table:table-cell table:style-name="ce4" office:value-type="string" calcext:value-type="string">
            <text:p>‬گیاه حصیر بافی‬</text:p>
          </table:table-cell>
          <table:table-cell table:number-columns-repeated="1021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کَبَرَ</text:p>
          </table:table-cell>
          <table:table-cell table:style-name="ce4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گرباز</text:p>
          </table:table-cell>
          <table:table-cell table:style-name="ce4" office:value-type="string" calcext:value-type="string">
            <text:p>‬بیل‬</text:p>
          </table:table-cell>
          <table:table-cell table:number-columns-repeated="1021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4" office:value-type="string" calcext:value-type="string">
            <text:p>گَرزَنه</text:p>
          </table:table-cell>
          <table:table-cell table:style-name="ce4" office:value-type="string" calcext:value-type="string">
            <text:p>‬گیاه گَزَنِه‬</text:p>
          </table:table-cell>
          <table:table-cell table:number-columns-repeated="1021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گِرزِه</text:p>
          </table:table-cell>
          <table:table-cell table:style-name="ce4" office:value-type="string" calcext:value-type="string">
            <text:p>‬موش‬</text:p>
          </table:table-cell>
          <table:table-cell table:number-columns-repeated="1021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گَرِک</text:p>
          </table:table-cell>
          <table:table-cell table:style-name="ce4" office:value-type="string" calcext:value-type="string">
            <text:p>‬زیر قابلمه ای‬</text:p>
          </table:table-cell>
          <table:table-cell table:number-columns-repeated="1021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4" office:value-type="string" calcext:value-type="string">
            <text:p>گمج</text:p>
          </table:table-cell>
          <table:table-cell table:style-name="ce4" office:value-type="string" calcext:value-type="string">
            <text:p>‬ظرف سفالی‬</text:p>
          </table:table-cell>
          <table:table-cell table:number-columns-repeated="1021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گمیش</text:p>
          </table:table-cell>
          <table:table-cell table:style-name="ce4" office:value-type="string" calcext:value-type="string">
            <text:p>‬گاو میش‬</text:p>
          </table:table-cell>
          <table:table-cell table:number-columns-repeated="1021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گو</text:p>
          </table:table-cell>
          <table:table-cell table:style-name="ce4" office:value-type="string" calcext:value-type="string">
            <text:p>‬گاو‬</text:p>
          </table:table-cell>
          <table:table-cell table:number-columns-repeated="1021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گودوج</text:p>
          </table:table-cell>
          <table:table-cell table:style-name="ce4" office:value-type="string" calcext:value-type="string">
            <text:p>‬زنبیل بافی‬</text:p>
          </table:table-cell>
          <table:table-cell table:number-columns-repeated="1021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گورُش</text:p>
          </table:table-cell>
          <table:table-cell table:style-name="ce4" office:value-type="string" calcext:value-type="string">
            <text:p>‬آروغ زدن‬</text:p>
          </table:table-cell>
          <table:table-cell table:number-columns-repeated="1021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4" office:value-type="string" calcext:value-type="string">
            <text:p>گورشابو</text:p>
          </table:table-cell>
          <table:table-cell table:style-name="ce4" office:value-type="string" calcext:value-type="string">
            <text:p>‬سوخته شده‬</text:p>
          </table:table-cell>
          <table:table-cell table:number-columns-repeated="1021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گوکَلِه</text:p>
          </table:table-cell>
          <table:table-cell table:style-name="ce4" office:value-type="string" calcext:value-type="string">
            <text:p>‬کله خراب‬</text:p>
          </table:table-cell>
          <table:table-cell table:number-columns-repeated="1021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4" office:value-type="string" calcext:value-type="string">
            <text:p>گوله</text:p>
          </table:table-cell>
          <table:table-cell table:style-name="ce4" office:value-type="string" calcext:value-type="string">
            <text:p>‬کوزه‬</text:p>
          </table:table-cell>
          <table:table-cell table:number-columns-repeated="1021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گوما بو</text:p>
          </table:table-cell>
          <table:table-cell table:style-name="ce4" office:value-type="string" calcext:value-type="string">
            <text:p>‬گم شده‬</text:p>
          </table:table-cell>
          <table:table-cell table:number-columns-repeated="1021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4" office:value-type="string" calcext:value-type="string">
            <text:p>گو مَگَس</text:p>
          </table:table-cell>
          <table:table-cell table:style-name="ce4" office:value-type="string" calcext:value-type="string">
            <text:p>‬مگس بزرگ‬</text:p>
          </table:table-cell>
          <table:table-cell table:number-columns-repeated="1021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گونَه</text:p>
          </table:table-cell>
          <table:table-cell table:style-name="ce4" office:value-type="string" calcext:value-type="string">
            <text:p>‬حرف می زند‬</text:p>
          </table:table-cell>
          <table:table-cell table:number-columns-repeated="1021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گونیم</text:p>
          </table:table-cell>
          <table:table-cell table:style-name="ce4" office:value-type="string" calcext:value-type="string">
            <text:p>‬می گوییم‬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البدون</text:p>
          </table:table-cell>
          <table:table-cell table:style-name="ce4" office:value-type="string" calcext:value-type="string">
            <text:p>‬تار عنکبوت‬</text:p>
          </table:table-cell>
          <table:table-cell table:number-columns-repeated="1021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الجو</text:p>
          </table:table-cell>
          <table:table-cell table:style-name="ce4" office:value-type="string" calcext:value-type="string">
            <text:p>‬نهر کوچک‬</text:p>
          </table:table-cell>
          <table:table-cell table:number-columns-repeated="1021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السو</text:p>
          </table:table-cell>
          <table:table-cell table:style-name="ce4" office:value-type="string" calcext:value-type="string">
            <text:p>‬خمیر‬</text:p>
          </table:table-cell>
          <table:table-cell table:number-columns-repeated="1021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الفند</text:p>
          </table:table-cell>
          <table:table-cell table:style-name="ce4" office:value-type="string" calcext:value-type="string">
            <text:p>‬طناب‬</text:p>
          </table:table-cell>
          <table:table-cell table:number-columns-repeated="1021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الکو</text:p>
          </table:table-cell>
          <table:table-cell table:style-name="ce4" office:value-type="string" calcext:value-type="string">
            <text:p>‬دختر‬</text:p>
          </table:table-cell>
          <table:table-cell table:number-columns-repeated="1021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الالبو</text:p>
          </table:table-cell>
          <table:table-cell table:style-name="ce4" office:value-type="string" calcext:value-type="string">
            <text:p>‬ساکت شو‬</text:p>
          </table:table-cell>
          <table:table-cell table:number-columns-repeated="1021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لَچک</text:p>
          </table:table-cell>
          <table:table-cell table:style-name="ce4" office:value-type="string" calcext:value-type="string">
            <text:p>‬روسری‬</text:p>
          </table:table-cell>
          <table:table-cell table:number-columns-repeated="1021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لَس</text:p>
          </table:table-cell>
          <table:table-cell table:style-name="ce4" office:value-type="string" calcext:value-type="string">
            <text:p>‬کسی که دیر آماده می شود‬</text:p>
          </table:table-cell>
          <table:table-cell table:number-columns-repeated="1021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لَگ</text:p>
          </table:table-cell>
          <table:table-cell table:style-name="ce4" office:value-type="string" calcext:value-type="string">
            <text:p>‬پا‬</text:p>
          </table:table-cell>
          <table:table-cell table:number-columns-repeated="1021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لَل</text:p>
          </table:table-cell>
          <table:table-cell table:style-name="ce4" office:value-type="string" calcext:value-type="string">
            <text:p>‬پشه‬</text:p>
          </table:table-cell>
          <table:table-cell table:number-columns-repeated="1021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لَلِ</text:p>
          </table:table-cell>
          <table:table-cell table:style-name="ce4" office:value-type="string" calcext:value-type="string">
            <text:p>‬شیشه چراغ‬</text:p>
          </table:table-cell>
          <table:table-cell table:number-columns-repeated="1021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4" office:value-type="string" calcext:value-type="string">
            <text:p>لنگوله</text:p>
          </table:table-cell>
          <table:table-cell table:style-name="ce4" office:value-type="string" calcext:value-type="string">
            <text:p>‬آفتابه‬</text:p>
          </table:table-cell>
          <table:table-cell table:number-columns-repeated="1021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لو</text:p>
          </table:table-cell>
          <table:table-cell table:style-name="ce4" office:value-type="string" calcext:value-type="string">
            <text:p>‬نخی که به گیاه وصل کرده و به صورت‬</text:p>
          </table:table-cell>
          <table:table-cell table:number-columns-repeated="1021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4" office:value-type="string" calcext:value-type="string">
            <text:p>لوجُمبَر</text:p>
          </table:table-cell>
          <table:table-cell table:style-name="ce4" office:value-type="string" calcext:value-type="string">
            <text:p>‬سوراخ روی طویله‬</text:p>
          </table:table-cell>
          <table:table-cell table:number-columns-repeated="1021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4" office:value-type="string" calcext:value-type="string">
            <text:p>لوچی</text:p>
          </table:table-cell>
          <table:table-cell table:style-name="ce4" office:value-type="string" calcext:value-type="string">
            <text:p><text:span text:style-name="T1">‬جشم غره  </text:span><text:span text:style-name="T2">/‬</text:span><text:span text:style-name="T3">پشت چشم نازک کردن‬</text:span></text:p>
          </table:table-cell>
          <table:table-cell table:number-columns-repeated="1021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4" office:value-type="string" calcext:value-type="string">
            <text:p>لُوکُنه</text:p>
          </table:table-cell>
          <table:table-cell table:style-name="ce4" office:value-type="string" calcext:value-type="string">
            <text:p>‬پارس می کند‬</text:p>
          </table:table-cell>
          <table:table-cell table:number-columns-repeated="1021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4" office:value-type="string" calcext:value-type="string">
            <text:p>لُولِئین گوله</text:p>
          </table:table-cell>
          <table:table-cell table:style-name="ce4" office:value-type="string" calcext:value-type="string">
            <text:p>‬آفتابه‬</text:p>
          </table:table-cell>
          <table:table-cell table:number-columns-repeated="1021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4" office:value-type="string" calcext:value-type="string">
            <text:p>لیش</text:p>
          </table:table-cell>
          <table:table-cell table:style-name="ce4" office:value-type="string" calcext:value-type="string">
            <text:p>‬درب چوبی‬</text:p>
          </table:table-cell>
          <table:table-cell table:number-columns-repeated="1021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4" office:value-type="string" calcext:value-type="string">
            <text:p>مار</text:p>
          </table:table-cell>
          <table:table-cell table:style-name="ce4" office:value-type="string" calcext:value-type="string">
            <text:p>‬مادر‬</text:p>
          </table:table-cell>
          <table:table-cell table:number-columns-repeated="1021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مار میلوُم دُبِی</text:p>
          </table:table-cell>
          <table:table-cell table:style-name="ce4" office:value-type="string" calcext:value-type="string">
            <text:p>‬هزار پا‬</text:p>
          </table:table-cell>
          <table:table-cell table:number-columns-repeated="1021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4" office:value-type="string" calcext:value-type="string">
            <text:p>ماشه</text:p>
          </table:table-cell>
          <table:table-cell table:style-name="ce4" office:value-type="string" calcext:value-type="string">
            <text:p>‬انبری که برای جابجایی زغال‬</text:p>
          </table:table-cell>
          <table:table-cell table:number-columns-repeated="1021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4" office:value-type="string" calcext:value-type="string">
            <text:p>ماوانه</text:p>
          </table:table-cell>
          <table:table-cell table:style-name="ce4" office:value-type="string" calcext:value-type="string">
            <text:p>‬دلم می خواهد‬</text:p>
          </table:table-cell>
          <table:table-cell table:number-columns-repeated="1021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4" office:value-type="string" calcext:value-type="string">
            <text:p>ماهَدی</text:p>
          </table:table-cell>
          <table:table-cell table:style-name="ce4" office:value-type="string" calcext:value-type="string">
            <text:p>‬به من بده‬</text:p>
          </table:table-cell>
          <table:table-cell table:number-columns-repeated="1021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4" office:value-type="string" calcext:value-type="string">
            <text:p>مَچه</text:p>
          </table:table-cell>
          <table:table-cell table:style-name="ce4" office:value-type="string" calcext:value-type="string">
            <text:p>‬لب و دهان‬</text:p>
          </table:table-cell>
          <table:table-cell table:number-columns-repeated="1021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4" office:value-type="string" calcext:value-type="string">
            <text:p>مرداک</text:p>
          </table:table-cell>
          <table:table-cell table:style-name="ce4" office:value-type="string" calcext:value-type="string">
            <text:p>‬مَرد <text:s/>،‬شوهر‬</text:p>
          </table:table-cell>
          <table:table-cell table:number-columns-repeated="1021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مرغونه</text:p>
          </table:table-cell>
          <table:table-cell table:style-name="ce4" office:value-type="string" calcext:value-type="string">
            <text:p>‬تخم مرغ‬</text:p>
          </table:table-cell>
          <table:table-cell table:number-columns-repeated="1021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4" office:value-type="string" calcext:value-type="string">
            <text:p>مرغونه دَشکن</text:p>
          </table:table-cell>
          <table:table-cell table:style-name="ce4" office:value-type="string" calcext:value-type="string">
            <text:p>‬تخم مرغ درست کردن‬</text:p>
          </table:table-cell>
          <table:table-cell table:number-columns-repeated="1021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مُشتَک</text:p>
          </table:table-cell>
          <table:table-cell table:style-name="ce4" office:value-type="string" calcext:value-type="string">
            <text:p>‬چوب سیگار مقراض</text:p>
          </table:table-cell>
          <table:table-cell table:number-columns-repeated="1021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مکابیج</text:p>
          </table:table-cell>
          <table:table-cell table:style-name="ce4" office:value-type="string" calcext:value-type="string">
            <text:p>‬بالل‬</text:p>
          </table:table-cell>
          <table:table-cell table:number-columns-repeated="1021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4" office:value-type="string" calcext:value-type="string">
            <text:p>مُالخانه</text:p>
          </table:table-cell>
          <table:table-cell table:style-name="ce4" office:value-type="string" calcext:value-type="string">
            <text:p>‬مکتب خانه‬</text:p>
          </table:table-cell>
          <table:table-cell table:number-columns-repeated="1021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4" office:value-type="string" calcext:value-type="string">
            <text:p>مَلجه</text:p>
          </table:table-cell>
          <table:table-cell table:style-name="ce4" office:value-type="string" calcext:value-type="string">
            <text:p>‬گنجشک‬</text:p>
          </table:table-cell>
          <table:table-cell table:number-columns-repeated="1021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4" office:value-type="string" calcext:value-type="string">
            <text:p>موچی</text:p>
          </table:table-cell>
          <table:table-cell table:style-name="ce4" office:value-type="string" calcext:value-type="string">
            <text:p><text:span text:style-name="T1">‬بوس  </text:span><text:span text:style-name="T2">/‬</text:span><text:span text:style-name="T3">روبوسی‬</text:span></text:p>
          </table:table-cell>
          <table:table-cell table:number-columns-repeated="1021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4" office:value-type="string" calcext:value-type="string">
            <text:p>موتون</text:p>
          </table:table-cell>
          <table:table-cell table:style-name="ce4" office:value-type="string" calcext:value-type="string">
            <text:p>‬گشتن‬</text:p>
          </table:table-cell>
          <table:table-cell table:number-columns-repeated="1021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4" office:value-type="string" calcext:value-type="string">
            <text:p>موجومَع</text:p>
          </table:table-cell>
          <table:table-cell table:style-name="ce4" office:value-type="string" calcext:value-type="string">
            <text:p>‬سینی بزرگ‬</text:p>
          </table:table-cell>
          <table:table-cell table:number-columns-repeated="1021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4" office:value-type="string" calcext:value-type="string">
            <text:p>موشورفه</text:p>
          </table:table-cell>
          <table:table-cell table:style-name="ce4" office:value-type="string" calcext:value-type="string">
            <text:p>‬کوزه مسی که در قدیم استفاده‬</text:p>
          </table:table-cell>
          <table:table-cell table:number-columns-repeated="1021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موفَک</text:p>
          </table:table-cell>
          <table:table-cell table:style-name="ce4" office:value-type="string" calcext:value-type="string">
            <text:p>‬موهای بهم ریخته‬</text:p>
          </table:table-cell>
          <table:table-cell table:number-columns-repeated="1021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مهمان درون</text:p>
          </table:table-cell>
          <table:table-cell table:style-name="ce4" office:value-type="string" calcext:value-type="string">
            <text:p>‬اتاق مهمان‬</text:p>
          </table:table-cell>
          <table:table-cell table:number-columns-repeated="1021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<text:span text:style-name="T1">میجیک  </text:span><text:span text:style-name="T2">/‬</text:span><text:span text:style-name="T3">میژیک</text:span></text:p>
          </table:table-cell>
          <table:table-cell table:style-name="ce4" office:value-type="string" calcext:value-type="string">
            <text:p><text:span text:style-name="T1">‬مژه  </text:span><text:span text:style-name="T2">/‬</text:span><text:span text:style-name="T3">پلک زدن‬</text:span></text:p>
          </table:table-cell>
          <table:table-cell table:number-columns-repeated="1021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میرس</text:p>
          </table:table-cell>
          <table:table-cell table:style-name="ce4" office:value-type="string" calcext:value-type="string">
            <text:p>‬مِس‬</text:p>
          </table:table-cell>
          <table:table-cell table:number-columns-repeated="1021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میکال</text:p>
          </table:table-cell>
          <table:table-cell table:style-name="ce4" office:value-type="string" calcext:value-type="string">
            <text:p>‬قالب ماهیگیری‬</text:p>
          </table:table-cell>
          <table:table-cell table:number-columns-repeated="1021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4" office:value-type="string" calcext:value-type="string">
            <text:p>میلوم</text:p>
          </table:table-cell>
          <table:table-cell table:style-name="ce4" office:value-type="string" calcext:value-type="string">
            <text:p>‬مار‬</text:p>
          </table:table-cell>
          <table:table-cell table:number-columns-repeated="1021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می ویسین</text:p>
          </table:table-cell>
          <table:table-cell table:style-name="ce4" office:value-type="string" calcext:value-type="string">
            <text:p>‬برای من‬</text:p>
          </table:table-cell>
          <table:table-cell table:number-columns-repeated="1021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4" office:value-type="string" calcext:value-type="string">
            <text:p>ناسوس</text:p>
          </table:table-cell>
          <table:table-cell table:style-name="ce4" office:value-type="string" calcext:value-type="string">
            <text:p>‬تلمبه‬</text:p>
          </table:table-cell>
          <table:table-cell table:number-columns-repeated="1021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4" office:value-type="string" calcext:value-type="string">
            <text:p>ناله گردو</text:p>
          </table:table-cell>
          <table:table-cell table:style-name="ce4" office:value-type="string" calcext:value-type="string">
            <text:p>‬فسنجان‬</text:p>
          </table:table-cell>
          <table:table-cell table:number-columns-repeated="1021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نان قالچ</text:p>
          </table:table-cell>
          <table:table-cell table:style-name="ce4" office:value-type="string" calcext:value-type="string">
            <text:p>‬نان بربری‬</text:p>
          </table:table-cell>
          <table:table-cell table:number-columns-repeated="1021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نفت جیلد</text:p>
          </table:table-cell>
          <table:table-cell table:style-name="ce4" office:value-type="string" calcext:value-type="string">
            <text:p>‬فردی که سیاه چهره باشد‬</text:p>
          </table:table-cell>
          <table:table-cell table:number-columns-repeated="1021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نفربر</text:p>
          </table:table-cell>
          <table:table-cell table:style-name="ce4" office:value-type="string" calcext:value-type="string">
            <text:p>‬دمپایی‬</text:p>
          </table:table-cell>
          <table:table-cell table:number-columns-repeated="1021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4" office:value-type="string" calcext:value-type="string">
            <text:p>نفین</text:p>
          </table:table-cell>
          <table:table-cell table:style-name="ce4" office:value-type="string" calcext:value-type="string">
            <text:p>‬سر قابلمه‬</text:p>
          </table:table-cell>
          <table:table-cell table:number-columns-repeated="1021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‬قصه‬</text:p>
          </table:table-cell>
          <table:table-cell table:number-columns-repeated="1021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4" office:value-type="string" calcext:value-type="string">
            <text:p>نُم</text:p>
          </table:table-cell>
          <table:table-cell table:style-name="ce4" office:value-type="string" calcext:value-type="string">
            <text:p>‬اسم‬</text:p>
          </table:table-cell>
          <table:table-cell table:number-columns-repeated="1021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نمکار</text:p>
          </table:table-cell>
          <table:table-cell table:style-name="ce4" office:value-type="string" calcext:value-type="string">
            <text:p>‬ظرف گِلی مخصوص ساییدن‬</text:p>
          </table:table-cell>
          <table:table-cell table:number-columns-repeated="1021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4" office:value-type="string" calcext:value-type="string">
            <text:p><text:span text:style-name="T1">نودِمال  </text:span><text:span text:style-name="T2">/‬</text:span><text:span text:style-name="T3">نودُمبار</text:span></text:p>
          </table:table-cell>
          <table:table-cell table:style-name="ce4" office:value-type="string" calcext:value-type="string">
            <text:p>‬قایق‬</text:p>
          </table:table-cell>
          <table:table-cell table:number-columns-repeated="1021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4" office:value-type="string" calcext:value-type="string">
            <text:p>نوغون</text:p>
          </table:table-cell>
          <table:table-cell table:style-name="ce4" office:value-type="string" calcext:value-type="string">
            <text:p>‬کرم ابریشم‬</text:p>
          </table:table-cell>
          <table:table-cell table:number-columns-repeated="1021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4" office:value-type="string" calcext:value-type="string">
            <text:p>نون چو</text:p>
          </table:table-cell>
          <table:table-cell table:style-name="ce4" office:value-type="string" calcext:value-type="string">
            <text:p>‬وَردَنه‬</text:p>
          </table:table-cell>
          <table:table-cell table:number-columns-repeated="1021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4" office:value-type="string" calcext:value-type="string">
            <text:p>نیش دَ بوس</text:p>
          </table:table-cell>
          <table:table-cell table:style-name="ce4" office:value-type="string" calcext:value-type="string">
            <text:p>‬نخند‬</text:p>
          </table:table-cell>
          <table:table-cell table:number-columns-repeated="1021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4" office:value-type="string" calcext:value-type="string">
            <text:p>وا بِدی</text:p>
          </table:table-cell>
          <table:table-cell table:style-name="ce4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 table:number-columns-repeated="1021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وا خوب</text:p>
          </table:table-cell>
          <table:table-cell table:style-name="ce4" office:value-type="string" calcext:value-type="string">
            <text:p>‬آگاه‬</text:p>
          </table:table-cell>
          <table:table-cell table:number-columns-repeated="1021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4" office:value-type="string" calcext:value-type="string">
            <text:p><text:span text:style-name="T1">وارش  </text:span><text:span text:style-name="T2">/‬</text:span><text:span text:style-name="T3">وارون</text:span></text:p>
          </table:table-cell>
          <table:table-cell table:style-name="ce4" office:value-type="string" calcext:value-type="string">
            <text:p>‬باران‬</text:p>
          </table:table-cell>
          <table:table-cell table:number-columns-repeated="1021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4" office:value-type="string" calcext:value-type="string">
            <text:p>واز</text:p>
          </table:table-cell>
          <table:table-cell table:style-name="ce4" office:value-type="string" calcext:value-type="string">
            <text:p>‬پرش <text:s/>،‬پریدن‬</text:p>
          </table:table-cell>
          <table:table-cell table:number-columns-repeated="1021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4" office:value-type="string" calcext:value-type="string">
            <text:p>وازبُکُن</text:p>
          </table:table-cell>
          <table:table-cell table:style-name="ce4" office:value-type="string" calcext:value-type="string">
            <text:p>‬بپر‬</text:p>
          </table:table-cell>
          <table:table-cell table:number-columns-repeated="1021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واش</text:p>
          </table:table-cell>
          <table:table-cell table:style-name="ce4" office:value-type="string" calcext:value-type="string">
            <text:p>‬علف‬</text:p>
          </table:table-cell>
          <table:table-cell table:number-columns-repeated="1021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4" office:value-type="string" calcext:value-type="string">
            <text:p>والور</text:p>
          </table:table-cell>
          <table:table-cell table:style-name="ce4" office:value-type="string" calcext:value-type="string">
            <text:p>‬چراغ خوراک پزی‬</text:p>
          </table:table-cell>
          <table:table-cell table:number-columns-repeated="1021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4" office:value-type="string" calcext:value-type="string">
            <text:p>والیسی</text:p>
          </table:table-cell>
          <table:table-cell table:style-name="ce4" office:value-type="string" calcext:value-type="string">
            <text:p>‬آب نبات چوبی‬</text:p>
          </table:table-cell>
          <table:table-cell table:number-columns-repeated="1021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4" office:value-type="string" calcext:value-type="string">
            <text:p>وامُنسن</text:p>
          </table:table-cell>
          <table:table-cell table:style-name="ce4" office:value-type="string" calcext:value-type="string">
            <text:p>‬درمانده‬</text:p>
          </table:table-cell>
          <table:table-cell table:number-columns-repeated="1021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وانَشَه</text:p>
          </table:table-cell>
          <table:table-cell table:style-name="ce4" office:value-type="string" calcext:value-type="string">
            <text:p>‬نهال‬</text:p>
          </table:table-cell>
          <table:table-cell table:number-columns-repeated="1021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4" office:value-type="string" calcext:value-type="string">
            <text:p>وُته</text:p>
          </table:table-cell>
          <table:table-cell table:style-name="ce4" office:value-type="string" calcext:value-type="string">
            <text:p>‬اشیا مخصوص حصیر بافی‬</text:p>
          </table:table-cell>
          <table:table-cell table:number-columns-repeated="1021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4" office:value-type="string" calcext:value-type="string">
            <text:p>وَگیرسَن</text:p>
          </table:table-cell>
          <table:table-cell table:style-name="ce4" office:value-type="string" calcext:value-type="string">
            <text:p>‬برگشتتن‬</text:p>
          </table:table-cell>
          <table:table-cell table:number-columns-repeated="1021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4" office:value-type="string" calcext:value-type="string">
            <text:p>وِلَکُن</text:p>
          </table:table-cell>
          <table:table-cell table:style-name="ce4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 table:number-columns-repeated="1021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4" office:value-type="string" calcext:value-type="string">
            <text:p>وَلگ</text:p>
          </table:table-cell>
          <table:table-cell table:style-name="ce4" office:value-type="string" calcext:value-type="string">
            <text:p>‬برگ‬</text:p>
          </table:table-cell>
          <table:table-cell table:number-columns-repeated="1021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4" office:value-type="string" calcext:value-type="string">
            <text:p>ویر</text:p>
          </table:table-cell>
          <table:table-cell table:style-name="ce4" office:value-type="string" calcext:value-type="string">
            <text:p>‬پیشانی‬</text:p>
          </table:table-cell>
          <table:table-cell table:number-columns-repeated="1021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4" office:value-type="string" calcext:value-type="string">
            <text:p>ویریس</text:p>
          </table:table-cell>
          <table:table-cell table:style-name="ce4" office:value-type="string" calcext:value-type="string">
            <text:p>‬بلند شو‬</text:p>
          </table:table-cell>
          <table:table-cell table:number-columns-repeated="1021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4" office:value-type="string" calcext:value-type="string">
            <text:p>ویگیر</text:p>
          </table:table-cell>
          <table:table-cell table:style-name="ce4" office:value-type="string" calcext:value-type="string">
            <text:p>‬بردار‬</text:p>
          </table:table-cell>
          <table:table-cell table:number-columns-repeated="1021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4" office:value-type="string" calcext:value-type="string">
            <text:p>وَر</text:p>
          </table:table-cell>
          <table:table-cell table:style-name="ce4" office:value-type="string" calcext:value-type="string">
            <text:p>‬کنار‬</text:p>
          </table:table-cell>
          <table:table-cell table:number-columns-repeated="1021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4" office:value-type="string" calcext:value-type="string">
            <text:p>وَرد کنن</text:p>
          </table:table-cell>
          <table:table-cell table:style-name="ce4" office:value-type="string" calcext:value-type="string">
            <text:p>‬ور افتادن‬</text:p>
          </table:table-cell>
          <table:table-cell table:number-columns-repeated="1021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4" office:value-type="string" calcext:value-type="string">
            <text:p>وَرجه</text:p>
          </table:table-cell>
          <table:table-cell table:style-name="ce4" office:value-type="string" calcext:value-type="string">
            <text:p>‬پیش ما‬</text:p>
          </table:table-cell>
          <table:table-cell table:number-columns-repeated="1021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4" office:value-type="string" calcext:value-type="string">
            <text:p>وَرجه نی</text:p>
          </table:table-cell>
          <table:table-cell table:style-name="ce4" office:value-type="string" calcext:value-type="string">
            <text:p>‬کنار هست‬</text:p>
          </table:table-cell>
          <table:table-cell table:number-columns-repeated="1021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4" office:value-type="string" calcext:value-type="string">
            <text:p>وَرزَه</text:p>
          </table:table-cell>
          <table:table-cell table:style-name="ce4" office:value-type="string" calcext:value-type="string">
            <text:p>‬گوساله نر‬</text:p>
          </table:table-cell>
          <table:table-cell table:number-columns-repeated="1021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وروره</text:p>
          </table:table-cell>
          <table:table-cell table:style-name="ce4" office:value-type="string" calcext:value-type="string">
            <text:p>‬زنبیل بزرگ‬</text:p>
          </table:table-cell>
          <table:table-cell table:number-columns-repeated="1021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4" office:value-type="string" calcext:value-type="string">
            <text:p>وُشُوم</text:p>
          </table:table-cell>
          <table:table-cell table:style-name="ce4" office:value-type="string" calcext:value-type="string">
            <text:p>‬بلدرچین‬</text:p>
          </table:table-cell>
          <table:table-cell table:number-columns-repeated="1021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وَکیتَم</text:p>
          </table:table-cell>
          <table:table-cell table:style-name="ce4" office:value-type="string" calcext:value-type="string">
            <text:p>‬خسته شدم‬</text:p>
          </table:table-cell>
          <table:table-cell table:number-columns-repeated="1021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وگرسه</text:p>
          </table:table-cell>
          <table:table-cell table:style-name="ce4" office:value-type="string" calcext:value-type="string">
            <text:p>‬برگشت‬</text:p>
          </table:table-cell>
          <table:table-cell table:number-columns-repeated="1021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4" office:value-type="string" calcext:value-type="string">
            <text:p>وموج</text:p>
          </table:table-cell>
          <table:table-cell table:style-name="ce4" office:value-type="string" calcext:value-type="string">
            <text:p>‬برگرد‬</text:p>
          </table:table-cell>
          <table:table-cell table:number-columns-repeated="1021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4" office:value-type="string" calcext:value-type="string">
            <text:p>ونگ</text:p>
          </table:table-cell>
          <table:table-cell table:style-name="ce4" office:value-type="string" calcext:value-type="string">
            <text:p>‬گریه‬</text:p>
          </table:table-cell>
          <table:table-cell table:number-columns-repeated="1021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وریس</text:p>
          </table:table-cell>
          <table:table-cell table:style-name="ce4" office:value-type="string" calcext:value-type="string">
            <text:p>‬نوعی طناب که از کاه ساخته شده‬</text:p>
          </table:table-cell>
          <table:table-cell table:number-columns-repeated="1021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4" office:value-type="string" calcext:value-type="string">
            <text:p>ویرشین</text:p>
          </table:table-cell>
          <table:table-cell table:style-name="ce4" office:value-type="string" calcext:value-type="string">
            <text:p>‬به هم زدن‬</text:p>
          </table:table-cell>
          <table:table-cell table:number-columns-repeated="1021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4" office:value-type="string" calcext:value-type="string">
            <text:p>وینجه</text:p>
          </table:table-cell>
          <table:table-cell table:style-name="ce4" office:value-type="string" calcext:value-type="string">
            <text:p><text:span text:style-name="T1">‬سَقِز  </text:span><text:span text:style-name="T2">/‬</text:span><text:span text:style-name="T3">نوعی آدامس‬</text:span></text:p>
          </table:table-cell>
          <table:table-cell table:number-columns-repeated="1021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4" office:value-type="string" calcext:value-type="string">
            <text:p>هاچیکا چیلِکی</text:p>
          </table:table-cell>
          <table:table-cell table:style-name="ce4" office:value-type="string" calcext:value-type="string">
            <text:p>‬پرستو‬</text:p>
          </table:table-cell>
          <table:table-cell table:number-columns-repeated="1021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4" office:value-type="string" calcext:value-type="string">
            <text:p>هالوچین</text:p>
          </table:table-cell>
          <table:table-cell table:style-name="ce4" office:value-type="string" calcext:value-type="string">
            <text:p>‬تاب‬</text:p>
          </table:table-cell>
          <table:table-cell table:number-columns-repeated="1021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4" office:value-type="string" calcext:value-type="string">
            <text:p><text:span text:style-name="T1">هالی  </text:span><text:span text:style-name="T2">/‬</text:span><text:span text:style-name="T3">هلی</text:span></text:p>
          </table:table-cell>
          <table:table-cell table:style-name="ce4" office:value-type="string" calcext:value-type="string">
            <text:p>‬گوجه سبز‬</text:p>
          </table:table-cell>
          <table:table-cell table:number-columns-repeated="1021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4" office:value-type="string" calcext:value-type="string">
            <text:p>هالی رُب</text:p>
          </table:table-cell>
          <table:table-cell table:style-name="ce4" office:value-type="string" calcext:value-type="string">
            <text:p><text:span text:style-name="T1">‬رب گوجه سبز  </text:span><text:span text:style-name="T2">/‬</text:span><text:span text:style-name="T3">رب آلوچه‬</text:span></text:p>
          </table:table-cell>
          <table:table-cell table:number-columns-repeated="1021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4" office:value-type="string" calcext:value-type="string">
            <text:p>هَچی</text:p>
          </table:table-cell>
          <table:table-cell table:style-name="ce4" office:value-type="string" calcext:value-type="string">
            <text:p>‬الکی‬</text:p>
          </table:table-cell>
          <table:table-cell table:number-columns-repeated="1021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4" office:value-type="string" calcext:value-type="string">
            <text:p>هچی هچی</text:p>
          </table:table-cell>
          <table:table-cell table:style-name="ce4" office:value-type="string" calcext:value-type="string">
            <text:p>‬پرستو‬</text:p>
          </table:table-cell>
          <table:table-cell table:number-columns-repeated="1021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4" office:value-type="string" calcext:value-type="string">
            <text:p>هَدی</text:p>
          </table:table-cell>
          <table:table-cell table:style-name="ce4" office:value-type="string" calcext:value-type="string">
            <text:p>‬بده‬</text:p>
          </table:table-cell>
          <table:table-cell table:number-columns-repeated="1021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4" office:value-type="string" calcext:value-type="string">
            <text:p>هره</text:p>
          </table:table-cell>
          <table:table-cell table:style-name="ce4" office:value-type="string" calcext:value-type="string">
            <text:p>‬پله‬</text:p>
          </table:table-cell>
          <table:table-cell table:number-columns-repeated="1021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4" office:value-type="string" calcext:value-type="string">
            <text:p>هَلَنگ زدن</text:p>
          </table:table-cell>
          <table:table-cell table:style-name="ce4" office:value-type="string" calcext:value-type="string">
            <text:p>‬زیر پایی زدن‬</text:p>
          </table:table-cell>
          <table:table-cell table:number-columns-repeated="1021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4" office:value-type="string" calcext:value-type="string">
            <text:p>هَنده</text:p>
          </table:table-cell>
          <table:table-cell table:style-name="ce4" office:value-type="string" calcext:value-type="string">
            <text:p>‬دوباره‬</text:p>
          </table:table-cell>
          <table:table-cell table:number-columns-repeated="1021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4" office:value-type="string" calcext:value-type="string">
            <text:p>هَنِم</text:p>
          </table:table-cell>
          <table:table-cell table:style-name="ce4" office:value-type="string" calcext:value-type="string">
            <text:p>‬می آیم‬</text:p>
          </table:table-cell>
          <table:table-cell table:number-columns-repeated="1021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هَنی</text:p>
          </table:table-cell>
          <table:table-cell table:style-name="ce4" office:value-type="string" calcext:value-type="string">
            <text:p>‬می آیی‬</text:p>
          </table:table-cell>
          <table:table-cell table:number-columns-repeated="1021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4" office:value-type="string" calcext:value-type="string">
            <text:p>هَیتَم</text:p>
          </table:table-cell>
          <table:table-cell table:style-name="ce4" office:value-type="string" calcext:value-type="string">
            <text:p>‬گرفتم‬</text:p>
          </table:table-cell>
          <table:table-cell table:number-columns-repeated="1021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هیسکالیه</text:p>
          </table:table-cell>
          <table:table-cell table:style-name="ce4" office:value-type="string" calcext:value-type="string">
            <text:p>‬یک ذره‬</text:p>
          </table:table-cell>
          <table:table-cell table:number-columns-repeated="1021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هیل</text:p>
          </table:table-cell>
          <table:table-cell table:style-name="ce4" office:value-type="string" calcext:value-type="string">
            <text:p>‬گشنیز‬</text:p>
          </table:table-cell>
          <table:table-cell table:number-columns-repeated="1021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هیمه</text:p>
          </table:table-cell>
          <table:table-cell table:style-name="ce4" office:value-type="string" calcext:value-type="string">
            <text:p>‬هیزم‬</text:p>
          </table:table-cell>
          <table:table-cell table:number-columns-repeated="1021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4" office:value-type="string" calcext:value-type="string">
            <text:p>یال بَند</text:p>
          </table:table-cell>
          <table:table-cell table:style-name="ce4" office:value-type="string" calcext:value-type="string">
            <text:p>‬رنگین کمان‬</text:p>
          </table:table-cell>
          <table:table-cell table:number-columns-repeated="1021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پِتِه</text:p>
          </table:table-cell>
          <table:table-cell table:style-name="ce4" office:value-type="string" calcext:value-type="string">
            <text:p>‬یک دانه‬</text:p>
          </table:table-cell>
          <table:table-cell table:number-columns-repeated="1021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4" office:value-type="string" calcext:value-type="string">
            <text:p>یِسکاله</text:p>
          </table:table-cell>
          <table:table-cell table:style-name="ce4" office:value-type="string" calcext:value-type="string">
            <text:p>‬یک ذره‬</text:p>
          </table:table-cell>
          <table:table-cell table:number-columns-repeated="1021"/>
        </table:table-row>
        <table:table-row table:style-name="ro2" table:number-rows-repeated="10479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تلفظ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11"/>
        <table:table-column table:style-name="co3" table:default-cell-style-name="ce12"/>
        <table:table-column table:style-name="co6" table:default-cell-style-name="ce11"/>
        <table:table-column table:style-name="co7" table:default-cell-style-name="ce2"/>
        <table:table-column table:style-name="co8" table:default-cell-style-name="ce2"/>
        <table:table-column table:style-name="co9" table:number-columns-repeated="1017" table:default-cell-style-name="Default"/>
        <table:table-row table:style-name="ro1">
          <table:table-cell table:style-name="ce8"/>
          <table:table-cell table:style-name="ce1" office:value-type="string" calcext:value-type="string">
            <text:p>حذف</text:p>
          </table:table-cell>
          <table:table-cell table:style-name="ce3" office:value-type="string" calcext:value-type="string">
            <text:p>لنگرودی</text:p>
          </table:table-cell>
          <table:table-cell table:style-name="ce3" office:value-type="string" calcext:value-type="string">
            <text:p>تلفظ</text:p>
          </table:table-cell>
          <table:table-cell table:style-name="ce3" office:value-type="string" calcext:value-type="string">
            <text:p>فارسی</text:p>
          </table:table-cell>
          <table:table-cell table:style-name="ce16" office:value-type="string" calcext:value-type="string">
            <text:p>۶۰ سال</text:p>
          </table:table-cell>
          <table:table-cell table:style-name="ce1" office:value-type="string" calcext:value-type="string">
            <text:p>حالا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pan text:style-name="T1">آب تخت  </text:span><text:span text:style-name="T2">/‬</text:span><text:span text:style-name="T3">اُتخت</text:span></text:p>
          </table:table-cell>
          <table:table-cell office:value-type="string" calcext:value-type="string">
            <text:p>ow takht</text:p>
          </table:table-cell>
          <table:table-cell table:style-name="ce9" office:value-type="string" calcext:value-type="string">
            <text:p>‬جایی که ظرف شست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9" office:value-type="string" calcext:value-type="string">
            <text:p>‬طنابی که برای خشک کردن لبا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9"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<text:span text:style-name="T1">آبخوری  </text:span><text:span text:style-name="T2">/‬</text:span><text:span text:style-name="T3">اُخوری</text:span></text:p>
          </table:table-cell>
          <table:table-cell office:value-type="string" calcext:value-type="string">
            <text:p>ow khori</text:p>
          </table:table-cell>
          <table:table-cell table:style-name="ce9" office:value-type="string" calcext:value-type="string">
            <text:p>‬لی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table:style-name="ce9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9" office:value-type="string" calcext:value-type="string">
            <text:p>‬لاک پ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9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table:style-name="ce9" office:value-type="string" calcext:value-type="string">
            <text:p>‬رعد و بر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9" office:value-type="string" calcext:value-type="string">
            <text:p>‬کلی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<text:span text:style-name="T1">آسوره  </text:span><text:span text:style-name="T2">/‬</text:span><text:span text:style-name="T3">ارسو</text:span></text:p>
          </table:table-cell>
          <table:table-cell table:style-name="ce13"/>
          <table:table-cell table:style-name="ce9" office:value-type="string" calcext:value-type="string">
            <text:p>‬اشک‬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<text:span text:style-name="T1">اوچاق </text:span><text:span text:style-name="T2">/‬</text:span><text:span text:style-name="T3">اوچاه</text:span></text:p>
          </table:table-cell>
          <table:table-cell office:value-type="string" calcext:value-type="string">
            <text:p>ow chah</text:p>
          </table:table-cell>
          <table:table-cell table:style-name="ce9" office:value-type="string" calcext:value-type="string">
            <text:p>‬چاه آ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9" office:value-type="string" calcext:value-type="string">
            <text:p>‬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9"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table:style-name="ce9" office:value-type="string" calcext:value-type="string">
            <text:p>‬بر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9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9" office:value-type="string" calcext:value-type="string">
            <text:p>‬درخت 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9"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9" office:value-type="string" calcext:value-type="string">
            <text:p>‬خورشت فسنج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9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9" office:value-type="string" calcext:value-type="string">
            <text:p>‬م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9" office:value-type="string" calcext:value-type="string">
            <text:p>‬گال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9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9"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9" office:value-type="string" calcext:value-type="string">
            <text:p>‬نام پر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9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9" office:value-type="string" calcext:value-type="string">
            <text:p>‬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9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9" office:value-type="string" calcext:value-type="string">
            <text:p>‬بیا 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style-name="ce9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9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style-name="ce9" office:value-type="string" calcext:value-type="string">
            <text:p><text:span text:style-name="T1">آو  </text:span><text:span text:style-name="T2">/‬</text:span><text:span text:style-name="T3">اُو</text:span></text:p>
          </table:table-cell>
          <table:table-cell office:value-type="string" calcext:value-type="string">
            <text:p>ow</text:p>
          </table:table-cell>
          <table:table-cell table:style-name="ce9" office:value-type="string" calcext:value-type="string">
            <text:p>‬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9"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style-name="ce9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9" office:value-type="string" calcext:value-type="string">
            <text:p>‬آبج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آوشکا</text:p>
          </table:table-cell>
          <table:table-cell table:style-name="ce13"/>
          <table:table-cell table:style-name="ce9" office:value-type="string" calcext:value-type="string">
            <text:p>‬پنجره‬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style-name="ce9"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table:style-name="ce9" office:value-type="string" calcext:value-type="string">
            <text:p>‬ساقه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style-name="ce9"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table:style-name="ce9" office:value-type="string" calcext:value-type="string">
            <text:p>‬دارم 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style-name="ce9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9" office:value-type="string" calcext:value-type="string">
            <text:p>‬دارد می آ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table:style-name="ce9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table:style-name="ce9" office:value-type="string" calcext:value-type="string">
            <text:p>‬آم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style-name="ce9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9" office:value-type="string" calcext:value-type="string">
            <text:p>‬اینجا 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9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9" office:value-type="string" calcext:value-type="string">
            <text:p>‬مال م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style-name="ce9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9" office:value-type="string" calcext:value-type="string">
            <text:p>‬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style-name="ce9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9" office:value-type="string" calcext:value-type="string">
            <text:p>‬ای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style-name="ce9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9" office:value-type="string" calcext:value-type="string">
            <text:p>‬ک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style-name="ce9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9" office:value-type="string" calcext:value-type="string">
            <text:p>‬جفت جف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style-name="ce9"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table:style-name="ce9" office:value-type="string" calcext:value-type="string">
            <text:p>‬نوش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9"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style-name="ce9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9" office:value-type="string" calcext:value-type="string">
            <text:p>‬مال 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9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9" office:value-type="string" calcext:value-type="string">
            <text:p>‬مال آنه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9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9"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9"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table:style-name="ce9" office:value-type="string" calcext:value-type="string">
            <text:p>‬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9"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table:style-name="ce9" office:value-type="string" calcext:value-type="string">
            <text:p>‬این طوری <text:s/>،‬اینجو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9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9" office:value-type="string" calcext:value-type="string">
            <text:p>‬ه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اینکاروز</text:p>
          </table:table-cell>
          <table:table-cell table:style-name="ce13"/>
          <table:table-cell table:style-name="ce9" office:value-type="string" calcext:value-type="string">
            <text:p>‬روز بعد‬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ce9"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table:style-name="ce9" office:value-type="string" calcext:value-type="string">
            <text:p>‬د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ce9"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table:style-name="ce9" office:value-type="string" calcext:value-type="string">
            <text:p>‬آو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بالیسکُن</text:p>
          </table:table-cell>
          <table:table-cell table:style-name="ce13"/>
          <table:table-cell table:style-name="ce9" office:value-type="string" calcext:value-type="string">
            <text:p>‬آرنج‬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style-name="ce9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9" office:value-type="string" calcext:value-type="string">
            <text:p>‬بیرون <text:s/>،‬بیرون از منزل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style-name="ce9"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table:style-name="ce9" office:value-type="string" calcext:value-type="string">
            <text:p>‬پشت با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ce9" office:value-type="string" calcext:value-type="string">
            <text:p>بِرماسِه</text:p>
          </table:table-cell>
          <table:table-cell office:value-type="string" calcext:value-type="string">
            <text:p>bemase</text:p>
          </table:table-cell>
          <table:table-cell table:style-name="ce9" office:value-type="string" calcext:value-type="string">
            <text:p>‬ورم ک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ce9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9" office:value-type="string" calcext:value-type="string">
            <text:p>‬سرخ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9" office:value-type="string" calcext:value-type="string">
            <text:p>‬نوز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ce9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9" office:value-type="string" calcext:value-type="string">
            <text:p>‬سرخ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ce9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9" office:value-type="string" calcext:value-type="string">
            <text:p>‬بم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ce9"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office:value-type="string" calcext:value-type="string">
            <text:p>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ce9"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table:style-name="ce9" office:value-type="string" calcext:value-type="string">
            <text:p>‬سو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table:style-name="ce9" office:value-type="string" calcext:value-type="string">
            <text:p>‬پوسید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9"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table:style-name="ce9" office:value-type="string" calcext:value-type="string">
            <text:p>‬بر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9"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table:style-name="ce9" office:value-type="string" calcext:value-type="string">
            <text:p>‬تراشی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style-name="ce9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9" office:value-type="string" calcext:value-type="string">
            <text:p>‬رف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9"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table:style-name="ce9" office:value-type="string" calcext:value-type="string">
            <text:p>‬ترک برداشتن <text:s/>،‬منفجر ش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بَغساد</text:p>
          </table:table-cell>
          <table:table-cell table:style-name="ce13"/>
          <table:table-cell table:style-name="ce9" office:value-type="string" calcext:value-type="string">
            <text:p>‬زشت‬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style-name="ce9"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table:style-name="ce9" office:value-type="string" calcext:value-type="string">
            <text:p>‬گ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ce9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9" office:value-type="string" calcext:value-type="string">
            <text:p>‬افت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style-name="ce9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9" office:value-type="string" calcext:value-type="string">
            <text:p>‬به 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style-name="ce9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9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9"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table:style-name="ce9" office:value-type="string" calcext:value-type="string">
            <text:p>‬بخو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ce9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9" office:value-type="string" calcext:value-type="string">
            <text:p>‬شعله آت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ce9"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table:style-name="ce9" office:value-type="string" calcext:value-type="string">
            <text:p>‬نگهد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ce9"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table:style-name="ce9" office:value-type="string" calcext:value-type="string">
            <text:p>‬درد و بالت بخوره توی سر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ce9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9" office:value-type="string" calcext:value-type="string">
            <text:p>‬سط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ce9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9"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ce9"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table:style-name="ce9" office:value-type="string" calcext:value-type="string">
            <text:p>‬باال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بلو</text:p>
          </table:table-cell>
          <table:table-cell table:style-name="ce13"/>
          <table:table-cell table:style-name="ce9" office:value-type="string" calcext:value-type="string">
            <text:p>‬فوکا‬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ce9"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table:style-name="ce9" office:value-type="string" calcext:value-type="string">
            <text:p>‬بر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ce9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9"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table:style-name="ce9" office:value-type="string" calcext:value-type="string">
            <text:p>‬آم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ce9"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table:style-name="ce9" office:value-type="string" calcext:value-type="string">
            <text:p>‬آم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ce9"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table:style-name="ce9" office:value-type="string" calcext:value-type="string">
            <text:p>‬فوت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ce9"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table:style-name="ce9" office:value-type="string" calcext:value-type="string">
            <text:p>‬از پیژامه آمده <text:s/>،‬شلوار راح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ce9"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table:style-name="ce9" office:value-type="string" calcext:value-type="string">
            <text:p>‬نشس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9" office:value-type="string" calcext:value-type="string">
            <text:p>‬باد س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table:style-name="ce9" office:value-type="string" calcext:value-type="string">
            <text:p>‬گ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ce9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9"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ce9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9" office:value-type="string" calcext:value-type="string">
            <text:p>‬گف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ce9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9" office:value-type="string" calcext:value-type="string">
            <text:p>‬خاکستر آت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ce9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9" office:value-type="string" calcext:value-type="string">
            <text:p>‬بوته خ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ce9"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table:style-name="ce9" office:value-type="string" calcext:value-type="string">
            <text:p>‬بر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ce9" office:value-type="string" calcext:value-type="string">
            <text:p><text:span text:style-name="T1">بوزی </text:span><text:span text:style-name="T2">/‬</text:span><text:span text:style-name="T3">بوزه</text:span></text:p>
          </table:table-cell>
          <table:table-cell office:value-type="string" calcext:value-type="string">
            <text:p>boozy</text:p>
          </table:table-cell>
          <table:table-cell table:style-name="ce9" office:value-type="string" calcext:value-type="string">
            <text:p>‬پاشنه 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9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9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بِوسته</text:p>
          </table:table-cell>
          <table:table-cell table:style-name="ce13"/>
          <table:table-cell table:style-name="ce9" office:value-type="string" calcext:value-type="string">
            <text:p>‬عوض کردن‬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ce9"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table:style-name="ce9" office:value-type="string" calcext:value-type="string">
            <text:p>‬بیا پیش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ce9"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table:style-name="ce9" office:value-type="string" calcext:value-type="string">
            <text:p>‬برو 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ce9"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table:style-name="ce9" office:value-type="string" calcext:value-type="string">
            <text:p>‬بی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ce9"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table:style-name="ce9" office:value-type="string" calcext:value-type="string">
            <text:p>‬برو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9" office:value-type="string" calcext:value-type="string">
            <text:p>‬ق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9" office:value-type="string" calcext:value-type="string">
            <text:p>‬آم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style-name="ce9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9" office:value-type="string" calcext:value-type="string">
            <text:p>‬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بویا خورشت</text:p>
          </table:table-cell>
          <table:table-cell table:style-name="ce13"/>
          <table:table-cell table:style-name="ce9" office:value-type="string" calcext:value-type="string">
            <text:p>‬خورشت سبزیجات به 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style-name="ce9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9"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style-name="ce9"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table:style-name="ce9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ابزار</text:p>
          </table:table-cell>
          <table:table-cell table:style-name="ce13"/>
          <table:table-cell table:style-name="ce9" office:value-type="string" calcext:value-type="string">
            <text:p>‬کفش‬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style-name="ce9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9" office:value-type="string" calcext:value-type="string">
            <text:p>‬سیگ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اتنک</text:p>
          </table:table-cell>
          <table:table-cell table:style-name="ce13"/>
          <table:table-cell table:style-name="ce9" office:value-type="string" calcext:value-type="string">
            <text:p>‬چیزی که برنج را با آن سفید می‬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َس قَوه</text:p>
          </table:table-cell>
          <table:table-cell table:style-name="ce13"/>
          <table:table-cell table:style-name="ce9" office:value-type="string" calcext:value-type="string">
            <text:p>‬پشت گردن‬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style-name="ce9"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table:style-name="ce9" office:value-type="string" calcext:value-type="string">
            <text:p>‬از حال رفت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style-name="ce9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9" office:value-type="string" calcext:value-type="string">
            <text:p>‬پشه ب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table:style-name="ce9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9" office:value-type="string" calcext:value-type="string">
            <text:p>‬ته دی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style-name="ce9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9" office:value-type="string" calcext:value-type="string">
            <text:p>‬برنج 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اسین</text:p>
          </table:table-cell>
          <table:table-cell table:style-name="ce13"/>
          <table:table-cell table:style-name="ce9" office:value-type="string" calcext:value-type="string">
            <text:p>‬هموار کننده مزرعه‬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style-name="ce9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9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style-name="ce9"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table:style-name="ce9" office:value-type="string" calcext:value-type="string">
            <text:p>‬گوجه فرن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style-name="ce9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9" office:value-type="string" calcext:value-type="string">
            <text:p>‬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َت</text:p>
          </table:table-cell>
          <table:table-cell table:style-name="ce13"/>
          <table:table-cell table:style-name="ce9" office:value-type="string" calcext:value-type="string">
            <text:p>‬کِرم خاکی‬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و</text:p>
          </table:table-cell>
          <table:table-cell table:style-name="ce13"/>
          <table:table-cell table:style-name="ce9" office:value-type="string" calcext:value-type="string">
            <text:p>‬فوت کردن <text:s/>،‬فوت کردن شعله آتش‬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style-name="ce9" office:value-type="string" calcext:value-type="string">
            <text:p><text:span text:style-name="T1">پَچ  </text:span><text:span text:style-name="T2">/‬</text:span><text:span text:style-name="T3">پَچ قد</text:span></text:p>
          </table:table-cell>
          <table:table-cell office:value-type="string" calcext:value-type="string">
            <text:p>pach</text:p>
          </table:table-cell>
          <table:table-cell table:style-name="ce9" office:value-type="string" calcext:value-type="string">
            <text:p>‬آدم قد کوت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table:style-name="ce9" office:value-type="string" calcext:value-type="string">
            <text:p>‬پو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style-name="ce9"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table:style-name="ce9" office:value-type="string" calcext:value-type="string">
            <text:p>‬پ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وش</text:p>
          </table:table-cell>
          <table:table-cell table:style-name="ce13"/>
          <table:table-cell table:style-name="ce9" office:value-type="string" calcext:value-type="string">
            <text:p>‬آشغال <text:s/>،‬اضافات‬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table:style-name="ce9"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table:style-name="ce9" office:value-type="string" calcext:value-type="string">
            <text:p>‬پرواز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style-name="ce9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9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table:style-name="ce9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9" office:value-type="string" calcext:value-type="string">
            <text:p>‬پ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style-name="ce9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9" office:value-type="string" calcext:value-type="string">
            <text:p>‬مور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َرپَره</text:p>
          </table:table-cell>
          <table:table-cell table:style-name="ce13"/>
          <table:table-cell table:style-name="ce9" office:value-type="string" calcext:value-type="string">
            <text:p>‬کم کم‬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style-name="ce9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9" office:value-type="string" calcext:value-type="string">
            <text:p>‬دکم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style-name="ce9"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table:style-name="ce9" office:value-type="string" calcext:value-type="string">
            <text:p>‬پر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style-name="ce9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9" office:value-type="string" calcext:value-type="string">
            <text:p>‬الک دول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table:style-name="ce9" office:value-type="string" calcext:value-type="string">
            <text:p><text:span text:style-name="T1">پَرکه  </text:span><text:span text:style-name="T2">/‬</text:span><text:span text:style-name="T3">پَرکَنِه</text:span></text:p>
          </table:table-cell>
          <table:table-cell office:value-type="string" calcext:value-type="string">
            <text:p>parkane</text:p>
          </table:table-cell>
          <table:table-cell table:style-name="ce9" office:value-type="string" calcext:value-type="string">
            <text:p>‬می لر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style-name="ce9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9" office:value-type="string" calcext:value-type="string">
            <text:p>پارچه ی کهن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رنه</text:p>
          </table:table-cell>
          <table:table-cell table:style-name="ce13"/>
          <table:table-cell table:style-name="ce9" office:value-type="string" calcext:value-type="string">
            <text:p>‬گوسفند بزرگ‬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style-name="ce9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9" office:value-type="string" calcext:value-type="string">
            <text:p>‬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style-name="ce9"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table:style-name="ce9" office:value-type="string" calcext:value-type="string">
            <text:p>‬کوتاه <text:s/>،‬پَ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table:style-name="ce9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9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style-name="ce9"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table:style-name="ce9" office:value-type="string" calcext:value-type="string">
            <text:p>‬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style-name="ce9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9" office:value-type="string" calcext:value-type="string">
            <text:p>‬گربه وحش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style-name="ce9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9" office:value-type="string" calcext:value-type="string">
            <text:p>‬عقب 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9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style-name="ce9"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table:style-name="ce9" office:value-type="string" calcext:value-type="string">
            <text:p>‬عقب افتا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style-name="ce9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9" office:value-type="string" calcext:value-type="string">
            <text:p>‬جلو افتا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یتونک</text:p>
          </table:table-cell>
          <table:table-cell table:style-name="ce13"/>
          <table:table-cell table:style-name="ce9" office:value-type="string" calcext:value-type="string">
            <text:p>‬نعناع‬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table:style-name="ce9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9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style-name="ce9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9" office:value-type="string" calcext:value-type="string">
            <text:p>‬م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style-name="ce9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9" office:value-type="string" calcext:value-type="string">
            <text:p>‬پ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پیالم</text:p>
          </table:table-cell>
          <table:table-cell table:style-name="ce13"/>
          <table:table-cell table:style-name="ce9" office:value-type="string" calcext:value-type="string">
            <text:p>‬پَلهَم <text:s/>،‬آختی‬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style-name="ce9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9" office:value-type="string" calcext:value-type="string">
            <text:p>‬وصله لب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اچه</text:p>
          </table:table-cell>
          <table:table-cell table:style-name="ce13"/>
          <table:table-cell table:style-name="ce9" office:value-type="string" calcext:value-type="string">
            <text:p>‬گونی برنج‬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9" office:value-type="string" calcext:value-type="string">
            <text:p>‬پیا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style-name="ce9"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table:style-name="ce9" office:value-type="string" calcext:value-type="string">
            <text:p>‬پر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ت</text:p>
          </table:table-cell>
          <table:table-cell table:style-name="ce13"/>
          <table:table-cell table:style-name="ce9" office:value-type="string" calcext:value-type="string">
            <text:p>‬آدم ساده‬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style-name="ce9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9" office:value-type="string" calcext:value-type="string">
            <text:p>‬تب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style-name="ce9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9" office:value-type="string" calcext:value-type="string">
            <text:p>‬نوعی ظرف گلی که بر روی آن ن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style-name="ce9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9"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َنبه</text:p>
          </table:table-cell>
          <table:table-cell table:style-name="ce13"/>
          <table:table-cell table:style-name="ce9" office:value-type="string" calcext:value-type="string">
            <text:p>‬دیگ کوچک‬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style-name="ce9"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table:style-name="ce9" office:value-type="string" calcext:value-type="string">
            <text:p>‬تن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style-name="ce9"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table:style-name="ce9" office:value-type="string" calcext:value-type="string">
            <text:p>‬تلنگ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style-name="ce9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9" office:value-type="string" calcext:value-type="string">
            <text:p>‬اندا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9" office:value-type="string" calcext:value-type="string">
            <text:p>‬باغ تو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table:style-name="ce9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9" office:value-type="string" calcext:value-type="string">
            <text:p>‬دیو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table:style-name="ce9"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table:style-name="ce9" office:value-type="string" calcext:value-type="string">
            <text:p>‬می تَرس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table:style-name="ce9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9" office:value-type="string" calcext:value-type="string">
            <text:p>‬دیوانه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style-name="ce9"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table:style-name="ce9" office:value-type="string" calcext:value-type="string">
            <text:p>‬می ترس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style-name="ce9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9" office:value-type="string" calcext:value-type="string">
            <text:p>‬توبره <text:s/>،‬جای غذای اس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table:style-name="ce9"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table:style-name="ce9" office:value-type="string" calcext:value-type="string">
            <text:p>‬تُرُ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style-name="ce9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9" office:value-type="string" calcext:value-type="string">
            <text:p>‬نو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style-name="ce9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9" office:value-type="string" calcext:value-type="string">
            <text:p>‬تن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style-name="ce9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9"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style-name="ce9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9" office:value-type="string" calcext:value-type="string">
            <text:p>‬نازک د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style-name="ce9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9" office:value-type="string" calcext:value-type="string">
            <text:p>‬ل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style-name="ce9" office:value-type="string" calcext:value-type="string">
            <text:p><text:span text:style-name="T1">تشک  </text:span><text:span text:style-name="T2">/‬</text:span><text:span text:style-name="T3">تشکه</text:span></text:p>
          </table:table-cell>
          <table:table-cell office:value-type="string" calcext:value-type="string">
            <text:p>tashke</text:p>
          </table:table-cell>
          <table:table-cell table:style-name="ce9" office:value-type="string" calcext:value-type="string">
            <text:p>‬گ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style-name="ce9"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table:style-name="ce9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َال</text:p>
          </table:table-cell>
          <table:table-cell table:style-name="ce13"/>
          <table:table-cell table:style-name="ce9" office:value-type="string" calcext:value-type="string">
            <text:p>‬خروس‬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ِالر</text:p>
          </table:table-cell>
          <table:table-cell table:style-name="ce13"/>
          <table:table-cell table:style-name="ce9" office:value-type="string" calcext:value-type="string">
            <text:p>‬ایوان خانه‬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الکوته</text:p>
          </table:table-cell>
          <table:table-cell table:style-name="ce13"/>
          <table:table-cell table:style-name="ce9" office:value-type="string" calcext:value-type="string">
            <text:p>‬خروس کوچک <text:s/>،‬جوجه خروس‬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style-name="ce9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9" office:value-type="string" calcext:value-type="string">
            <text:p>‬شلو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style-name="ce9"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table:style-name="ce9" office:value-type="string" calcext:value-type="string">
            <text:p>‬تمام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style-name="ce9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9" office:value-type="string" calcext:value-type="string">
            <text:p>‬پاچه شلو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ُولُوم</text:p>
          </table:table-cell>
          <table:table-cell table:style-name="ce13"/>
          <table:table-cell table:style-name="ce9" office:value-type="string" calcext:value-type="string">
            <text:p>‬گوساله ماده‬</text:p>
          </table:table-cell>
          <table:table-cell table:number-columns-repeated="1019"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style-name="ce9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9" office:value-type="string" calcext:value-type="string">
            <text:p>‬گل آل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style-name="ce9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9"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style-name="ce9"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table:style-name="ce9" office:value-type="string" calcext:value-type="string">
            <text:p>‬می توا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style-name="ce9"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table:style-name="ce9" office:value-type="string" calcext:value-type="string">
            <text:p>‬تو <text:s/>،‬برای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style-name="ce9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9" office:value-type="string" calcext:value-type="string">
            <text:p>‬مال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style-name="ce9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9" office:value-type="string" calcext:value-type="string">
            <text:p>‬با تو هس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تی کوچ</text:p>
          </table:table-cell>
          <table:table-cell table:style-name="ce13"/>
          <table:table-cell table:style-name="ce9" office:value-type="string" calcext:value-type="string">
            <text:p>‬صدای تو‬</text:p>
          </table:table-cell>
          <table:table-cell table:number-columns-repeated="1019"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style-name="ce9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9" office:value-type="string" calcext:value-type="string">
            <text:p>‬قابلمه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style-name="ce9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9" office:value-type="string" calcext:value-type="string">
            <text:p>‬آب گل آلو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table:style-name="ce9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9" office:value-type="string" calcext:value-type="string">
            <text:p>‬شکوف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style-name="ce9"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table:style-name="ce9" office:value-type="string" calcext:value-type="string">
            <text:p>‬تی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style-name="ce9" office:value-type="string" calcext:value-type="string">
            <text:p><text:span text:style-name="T1">تیته بول  </text:span><text:span text:style-name="T2">/‬</text:span><text:span text:style-name="T3">تیتیل</text:span></text:p>
          </table:table-cell>
          <table:table-cell office:value-type="string" calcext:value-type="string">
            <text:p>tite bol</text:p>
          </table:table-cell>
          <table:table-cell table:style-name="ce9" office:value-type="string" calcext:value-type="string">
            <text:p>‬سنجاق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style-name="ce9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9" office:value-type="string" calcext:value-type="string">
            <text:p>‬بخاطر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style-name="ce9"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table:style-name="ce9" office:value-type="string" calcext:value-type="string">
            <text:p>‬جا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جار</text:p>
          </table:table-cell>
          <table:table-cell table:style-name="ce13"/>
          <table:table-cell table:style-name="ce9" office:value-type="string" calcext:value-type="string">
            <text:p>‬باال‬</text:p>
          </table:table-cell>
          <table:table-cell table:number-columns-repeated="1019"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style-name="ce9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9" office:value-type="string" calcext:value-type="string">
            <text:p>‬توالت <text:s/>،‬مستراح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جَرَم</text:p>
          </table:table-cell>
          <table:table-cell table:style-name="ce13"/>
          <table:table-cell table:style-name="ce9" office:value-type="string" calcext:value-type="string">
            <text:p>‬یخ زدن‬</text:p>
          </table:table-cell>
          <table:table-cell table:number-columns-repeated="1019"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style-name="ce9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9" office:value-type="string" calcext:value-type="string">
            <text:p>‬قورمه سب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style-name="ce9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9" office:value-type="string" calcext:value-type="string">
            <text:p>‬بچه <text:s/>،‬نوز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9" office:value-type="string" calcext:value-type="string">
            <text:p>‬عمی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style-name="ce9"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table:style-name="ce9" office:value-type="string" calcext:value-type="string">
            <text:p>‬دسته جمع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جوال</text:p>
          </table:table-cell>
          <table:table-cell table:style-name="ce13"/>
          <table:table-cell table:style-name="ce9" office:value-type="string" calcext:value-type="string">
            <text:p>‬یک نوع پاشنه‬</text:p>
          </table:table-cell>
          <table:table-cell table:number-columns-repeated="1019"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style-name="ce9"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table:style-name="ce9" office:value-type="string" calcext:value-type="string">
            <text:p>‬جورا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table:style-name="ce9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9"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جون شیر</text:p>
          </table:table-cell>
          <table:table-cell table:style-name="ce13"/>
          <table:table-cell table:style-name="ce9" office:value-type="string" calcext:value-type="string">
            <text:p>‬شنا <text:s/>،‬شنا در رودخانه‬</text:p>
          </table:table-cell>
          <table:table-cell table:number-columns-repeated="1019"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table:style-name="ce9"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table:style-name="ce9" office:value-type="string" calcext:value-type="string">
            <text:p>‬جو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table:style-name="ce9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9" office:value-type="string" calcext:value-type="string">
            <text:p>‬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table:style-name="ce9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9" office:value-type="string" calcext:value-type="string">
            <text:p>‬چاه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table:style-name="ce9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9" office:value-type="string" calcext:value-type="string">
            <text:p>‬کف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table:style-name="ce9"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table:style-name="ce9" office:value-type="string" calcext:value-type="string">
            <text:p>‬چادر ش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table:style-name="ce9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9" office:value-type="string" calcext:value-type="string">
            <text:p>‬تفاله چا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table:style-name="ce9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9" office:value-type="string" calcext:value-type="string">
            <text:p>‬حصار <text:s/>،‬دیوار حیاط در قدی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پی</text:p>
          </table:table-cell>
          <table:table-cell table:style-name="ce13"/>
          <table:table-cell table:style-name="ce9" office:value-type="string" calcext:value-type="string">
            <text:p>‬سبد‬</text:p>
          </table:table-cell>
          <table:table-cell table:number-columns-repeated="101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چپیم</text:p>
          </table:table-cell>
          <table:table-cell table:style-name="ce13"/>
          <table:table-cell table:style-name="ce9" office:value-type="string" calcext:value-type="string">
            <text:p>‬دنده‬</text:p>
          </table:table-cell>
          <table:table-cell table:number-columns-repeated="101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رافوت</text:p>
          </table:table-cell>
          <table:table-cell table:style-name="ce13"/>
          <table:table-cell table:style-name="ce9" office:value-type="string" calcext:value-type="string">
            <text:p>‬کشتی‬</text:p>
          </table:table-cell>
          <table:table-cell table:number-columns-repeated="1019"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table:style-name="ce9"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table:style-name="ce9" office:value-type="string" calcext:value-type="string">
            <text:p>‬دوچرخ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table:style-name="ce9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9" office:value-type="string" calcext:value-type="string">
            <text:p>‬قرق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table:style-name="ce9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9"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table:style-name="ce9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9" office:value-type="string" calcext:value-type="string">
            <text:p>‬درست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َلک</text:p>
          </table:table-cell>
          <table:table-cell table:style-name="ce13"/>
          <table:table-cell table:style-name="ce9" office:value-type="string" calcext:value-type="string">
            <text:p>‬سبد <text:s/>،‬صافی‬</text:p>
          </table:table-cell>
          <table:table-cell table:number-columns-repeated="101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میش</text:p>
          </table:table-cell>
          <table:table-cell table:style-name="ce13"/>
          <table:table-cell table:style-name="ce9" office:value-type="string" calcext:value-type="string">
            <text:p>‬کفشی با پوست حیوانات ساخته‬</text:p>
          </table:table-cell>
          <table:table-cell table:number-columns-repeated="1019"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table:style-name="ce9"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table:style-name="ce9" office:value-type="string" calcext:value-type="string">
            <text:p>‬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table:style-name="ce9"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table:style-name="ce9" office:value-type="string" calcext:value-type="string">
            <text:p>‬چ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table:style-name="ce9"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table:style-name="ce9" office:value-type="string" calcext:value-type="string">
            <text:p>‬چو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table:style-name="ce9"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table:style-name="ce9" office:value-type="string" calcext:value-type="string">
            <text:p>‬سینی بزرگ چوب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table:style-name="ce9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9" office:value-type="string" calcext:value-type="string">
            <text:p><text:span text:style-name="T1">‬مارمولک  </text:span><text:span text:style-name="T2">/‬</text:span><text:span text:style-name="T3">چوچاق سبزی معطر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table:style-name="ce9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9" office:value-type="string" calcext:value-type="string">
            <text:p>‬پستان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table:style-name="ce9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9" office:value-type="string" calcext:value-type="string">
            <text:p>‬درست می ک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table:style-name="ce9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9" office:value-type="string" calcext:value-type="string">
            <text:p>‬آماده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ورنه</text:p>
          </table:table-cell>
          <table:table-cell table:style-name="ce13"/>
          <table:table-cell table:style-name="ce9" office:value-type="string" calcext:value-type="string">
            <text:p>‬چکه کردن‬</text:p>
          </table:table-cell>
          <table:table-cell table:number-columns-repeated="101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وکو</text:p>
          </table:table-cell>
          <table:table-cell table:style-name="ce13"/>
          <table:table-cell table:style-name="ce9" office:value-type="string" calcext:value-type="string">
            <text:p>‬خربزه‬</text:p>
          </table:table-cell>
          <table:table-cell table:number-columns-repeated="1019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<text:span text:style-name="T1">چُوم  </text:span><text:span text:style-name="T2">/‬</text:span><text:span text:style-name="T3">چُشُم</text:span></text:p>
          </table:table-cell>
          <table:table-cell office:value-type="string" calcext:value-type="string">
            <text:p>chom</text:p>
          </table:table-cell>
          <table:table-cell table:style-name="ce9" office:value-type="string" calcext:value-type="string">
            <text:p>‬چش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ُریکِه</text:p>
          </table:table-cell>
          <table:table-cell table:style-name="ce13"/>
          <table:table-cell table:style-name="ce9" office:value-type="string" calcext:value-type="string">
            <text:p>‬جوجه‬</text:p>
          </table:table-cell>
          <table:table-cell table:number-columns-repeated="101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چَیری</text:p>
          </table:table-cell>
          <table:table-cell table:style-name="ce13"/>
          <table:table-cell table:style-name="ce9" office:value-type="string" calcext:value-type="string">
            <text:p>‬آفتابه بزرگ‬</text:p>
          </table:table-cell>
          <table:table-cell table:number-columns-repeated="1019"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table:style-name="ce9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9" office:value-type="string" calcext:value-type="string">
            <text:p>‬زیر ایوان یا پل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table:style-name="ce9"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table:style-name="ce9" office:value-type="string" calcext:value-type="string">
            <text:p>‬چی شده ؟ چیست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table:style-name="ce9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9" office:value-type="string" calcext:value-type="string">
            <text:p>مقدار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table:style-name="ce9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9" office:value-type="string" calcext:value-type="string">
            <text:p>‬نیم خی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table:style-name="ce9"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table:style-name="ce9" office:value-type="string" calcext:value-type="string">
            <text:p>‬چی می 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9" office:value-type="string" calcext:value-type="string">
            <text:p>‬باش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table:style-name="ce9"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table:style-name="ce9" office:value-type="string" calcext:value-type="string">
            <text:p>‬می خو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table:style-name="ce9"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table:style-name="ce9" office:value-type="string" calcext:value-type="string">
            <text:p>‬خوا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table:style-name="ce9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9" office:value-type="string" calcext:value-type="string">
            <text:p>‬اردک شک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table:style-name="ce9"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table:style-name="ce9" office:value-type="string" calcext:value-type="string">
            <text:p>‬خواهر ز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table:style-name="ce9"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table:style-name="ce9" office:value-type="string" calcext:value-type="string">
            <text:p>‬خوابی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خاس</text:p>
          </table:table-cell>
          <table:table-cell table:style-name="ce13"/>
          <table:table-cell table:style-name="ce9" office:value-type="string" calcext:value-type="string">
            <text:p>‬جایی که کرم ابریشم را پرورش می‬</text:p>
          </table:table-cell>
          <table:table-cell table:number-columns-repeated="1019"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table:style-name="ce9"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table:style-name="ce9" office:value-type="string" calcext:value-type="string">
            <text:p>‬مداد تر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table:style-name="ce9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9" office:value-type="string" calcext:value-type="string">
            <text:p>‬گالبی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table:style-name="ce9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9" office:value-type="string" calcext:value-type="string">
            <text:p>‬استخ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table:style-name="ce9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9" office:value-type="string" calcext:value-type="string">
            <text:p>‬خو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خارک لَگه</text:p>
          </table:table-cell>
          <table:table-cell table:style-name="ce13"/>
          <table:table-cell table:style-name="ce9" office:value-type="string" calcext:value-type="string">
            <text:p>‬جایی که برنج را آویزان می‬</text:p>
          </table:table-cell>
          <table:table-cell table:number-columns-repeated="101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خوسن</text:p>
          </table:table-cell>
          <table:table-cell table:style-name="ce13"/>
          <table:table-cell table:style-name="ce9" office:value-type="string" calcext:value-type="string">
            <text:p>‬سرفه‬</text:p>
          </table:table-cell>
          <table:table-cell table:number-columns-repeated="1019"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table:style-name="ce9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9" office:value-type="string" calcext:value-type="string">
            <text:p>‬شاخه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خاله</text:p>
          </table:table-cell>
          <table:table-cell table:style-name="ce13"/>
          <table:table-cell table:style-name="ce9" office:value-type="string" calcext:value-type="string">
            <text:p>‬گیس <text:s/>،‬مو‬</text:p>
          </table:table-cell>
          <table:table-cell table:number-columns-repeated="1019"/>
        </table:table-row>
        <table:table-row table:style-name="ro2">
          <table:table-cell office:value-type="float" office:value="255" calcext:value-type="float">
            <text:p>255</text:p>
          </table:table-cell>
          <table:table-cell/>
          <table:table-cell table:style-name="ce9"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table:style-name="ce9" office:value-type="string" calcext:value-type="string">
            <text:p>‬خاله ج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خشکبار</text:p>
          </table:table-cell>
          <table:table-cell table:style-name="ce13"/>
          <table:table-cell table:style-name="ce9" office:value-type="string" calcext:value-type="string">
            <text:p>‬کشمش‬</text:p>
          </table:table-cell>
          <table:table-cell table:number-columns-repeated="1019"/>
        </table:table-row>
        <table:table-row table:style-name="ro2">
          <table:table-cell office:value-type="float" office:value="257" calcext:value-type="float">
            <text:p>257</text:p>
          </table:table-cell>
          <table:table-cell/>
          <table:table-cell table:style-name="ce9"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table:style-name="ce9" office:value-type="string" calcext:value-type="string">
            <text:p>‬اعصابم را خورد کر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خُلفه</text:p>
          </table:table-cell>
          <table:table-cell table:style-name="ce13"/>
          <table:table-cell table:style-name="ce9" office:value-type="string" calcext:value-type="string">
            <text:p>‬شنبلیله‬</text:p>
          </table:table-cell>
          <table:table-cell table:number-columns-repeated="1019"/>
        </table:table-row>
        <table:table-row table:style-name="ro2">
          <table:table-cell office:value-type="float" office:value="259" calcext:value-type="float">
            <text:p>259</text:p>
          </table:table-cell>
          <table:table-cell/>
          <table:table-cell table:style-name="ce9"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table:style-name="ce9" office:value-type="string" calcext:value-type="string">
            <text:p>‬جوب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table:style-name="ce9" office:value-type="string" calcext:value-type="string">
            <text:p>‬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1" calcext:value-type="float">
            <text:p>261</text:p>
          </table:table-cell>
          <table:table-cell/>
          <table:table-cell table:style-name="ce9" office:value-type="string" calcext:value-type="string">
            <text:p>الوچه</text:p>
          </table:table-cell>
          <table:table-cell table:style-name="ce14" office:value-type="string" calcext:value-type="string">
            <text:p>aluche</text:p>
          </table:table-cell>
          <table:table-cell table:style-name="ce9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2" calcext:value-type="float">
            <text:p>262</text:p>
          </table:table-cell>
          <table:table-cell/>
          <table:table-cell table:style-name="ce9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9"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table:style-name="ce9" office:value-type="string" calcext:value-type="string">
            <text:p>خونی</text:p>
          </table:table-cell>
          <table:table-cell table:style-name="ce14" office:value-type="string" calcext:value-type="string">
            <text:p>khu ni</text:p>
          </table:table-cell>
          <table:table-cell table:style-name="ce9" office:value-type="string" calcext:value-type="string">
            <text:p>‬میخو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/>
          <table:table-cell table:style-name="ce9"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table:style-name="ce9" office:value-type="string" calcext:value-type="string">
            <text:p>‬عط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5" calcext:value-type="float">
            <text:p>265</text:p>
          </table:table-cell>
          <table:table-cell/>
          <table:table-cell table:style-name="ce9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9" office:value-type="string" calcext:value-type="string">
            <text:p>‬گیج گ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6" calcext:value-type="float">
            <text:p>266</text:p>
          </table:table-cell>
          <table:table-cell/>
          <table:table-cell table:style-name="ce9"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table:style-name="ce9" office:value-type="string" calcext:value-type="string">
            <text:p>‬نگهدارنده پن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7" calcext:value-type="float">
            <text:p>267</text:p>
          </table:table-cell>
          <table:table-cell/>
          <table:table-cell table:style-name="ce9"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table:style-name="ce9" office:value-type="string" calcext:value-type="string">
            <text:p>‬چ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8" calcext:value-type="float">
            <text:p>268</text:p>
          </table:table-cell>
          <table:table-cell/>
          <table:table-cell table:style-name="ce9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9"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9" calcext:value-type="float">
            <text:p>269</text:p>
          </table:table-cell>
          <table:table-cell/>
          <table:table-cell table:style-name="ce9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9" office:value-type="string" calcext:value-type="string">
            <text:p>‬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0" calcext:value-type="float">
            <text:p>270</text:p>
          </table:table-cell>
          <table:table-cell/>
          <table:table-cell table:style-name="ce9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9" office:value-type="string" calcext:value-type="string">
            <text:p>‬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9" office:value-type="string" calcext:value-type="string">
            <text:p><text:span text:style-name="T1">دارِ </text:span><text:span text:style-name="T2">/‬</text:span><text:span text:style-name="T3">داز</text:span></text:p>
          </table:table-cell>
          <table:table-cell office:value-type="string" calcext:value-type="string">
            <text:p>daz</text:p>
          </table:table-cell>
          <table:table-cell table:style-name="ce9" office:value-type="string" calcext:value-type="string">
            <text:p>‬د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2" calcext:value-type="float">
            <text:p>272</text:p>
          </table:table-cell>
          <table:table-cell/>
          <table:table-cell table:style-name="ce9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9" office:value-type="string" calcext:value-type="string">
            <text:p>‬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ارگِم</text:p>
          </table:table-cell>
          <table:table-cell table:style-name="ce13"/>
          <table:table-cell table:style-name="ce9" office:value-type="string" calcext:value-type="string">
            <text:p>‬فلفل‬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الکن</text:p>
          </table:table-cell>
          <table:table-cell table:style-name="ce13"/>
          <table:table-cell table:style-name="ce9" office:value-type="string" calcext:value-type="string">
            <text:p>‬گهواره‬</text:p>
          </table:table-cell>
          <table:table-cell table:number-columns-repeated="1019"/>
        </table:table-row>
        <table:table-row table:style-name="ro2">
          <table:table-cell office:value-type="float" office:value="275" calcext:value-type="float">
            <text:p>275</text:p>
          </table:table-cell>
          <table:table-cell/>
          <table:table-cell table:style-name="ce9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9" office:value-type="string" calcext:value-type="string">
            <text:p>‬فرغ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مبار</text:p>
          </table:table-cell>
          <table:table-cell table:style-name="ce13"/>
          <table:table-cell table:style-name="ce9" office:value-type="string" calcext:value-type="string">
            <text:p>‬دوباره‬</text:p>
          </table:table-cell>
          <table:table-cell table:number-columns-repeated="101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ال</text:p>
          </table:table-cell>
          <table:table-cell table:style-name="ce13"/>
          <table:table-cell table:style-name="ce9" office:value-type="string" calcext:value-type="string">
            <text:p>‬نرم <text:s/>،‬الغر‬</text:p>
          </table:table-cell>
          <table:table-cell table:number-columns-repeated="1019"/>
        </table:table-row>
        <table:table-row table:style-name="ro2">
          <table:table-cell office:value-type="float" office:value="278" calcext:value-type="float">
            <text:p>278</text:p>
          </table:table-cell>
          <table:table-cell/>
          <table:table-cell table:style-name="ce9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9" office:value-type="string" calcext:value-type="string">
            <text:p>‬لگد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امُن</text:p>
          </table:table-cell>
          <table:table-cell table:style-name="ce13"/>
          <table:table-cell table:style-name="ce9" office:value-type="string" calcext:value-type="string">
            <text:p>‬کوه‬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9" office:value-type="string" calcext:value-type="string">
            <text:p>‬غرق ش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1" calcext:value-type="float">
            <text:p>281</text:p>
          </table:table-cell>
          <table:table-cell/>
          <table:table-cell table:style-name="ce9"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table:style-name="ce9" office:value-type="string" calcext:value-type="string">
            <text:p>‬بب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و</text:p>
          </table:table-cell>
          <table:table-cell table:style-name="ce13"/>
          <table:table-cell table:style-name="ce9" office:value-type="string" calcext:value-type="string">
            <text:p>‬دوغ‬</text:p>
          </table:table-cell>
          <table:table-cell table:number-columns-repeated="1019"/>
        </table:table-row>
        <table:table-row table:style-name="ro2">
          <table:table-cell office:value-type="float" office:value="283" calcext:value-type="float">
            <text:p>283</text:p>
          </table:table-cell>
          <table:table-cell/>
          <table:table-cell table:style-name="ce9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9" office:value-type="string" calcext:value-type="string">
            <text:p>‬سرخ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وچین کردن</text:p>
          </table:table-cell>
          <table:table-cell table:style-name="ce13"/>
          <table:table-cell table:style-name="ce9" office:value-type="string" calcext:value-type="string">
            <text:p>‬دست چین کردن‬</text:p>
          </table:table-cell>
          <table:table-cell table:number-columns-repeated="1019"/>
        </table:table-row>
        <table:table-row table:style-name="ro2">
          <table:table-cell office:value-type="float" office:value="285" calcext:value-type="float">
            <text:p>285</text:p>
          </table:table-cell>
          <table:table-cell/>
          <table:table-cell table:style-name="ce9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9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6" calcext:value-type="float">
            <text:p>286</text:p>
          </table:table-cell>
          <table:table-cell/>
          <table:table-cell table:style-name="ce9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9" office:value-type="string" calcext:value-type="string">
            <text:p>‬چوب آب چ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7" calcext:value-type="float">
            <text:p>287</text:p>
          </table:table-cell>
          <table:table-cell/>
          <table:table-cell table:style-name="ce9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9" office:value-type="string" calcext:value-type="string">
            <text:p>‬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8" calcext:value-type="float">
            <text:p>288</text:p>
          </table:table-cell>
          <table:table-cell/>
          <table:table-cell table:style-name="ce9"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table:style-name="ce9" office:value-type="string" calcext:value-type="string">
            <text:p>‬صدا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9" calcext:value-type="float">
            <text:p>289</text:p>
          </table:table-cell>
          <table:table-cell/>
          <table:table-cell table:style-name="ce9"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table:style-name="ce9" office:value-type="string" calcext:value-type="string">
            <text:p>‬خیس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َخس ِ</text:p>
          </table:table-cell>
          <table:table-cell table:style-name="ce13"/>
          <table:table-cell table:style-name="ce9" office:value-type="string" calcext:value-type="string">
            <text:p>‬خیس خورده‬</text:p>
          </table:table-cell>
          <table:table-cell table:number-columns-repeated="1019"/>
        </table:table-row>
        <table:table-row table:style-name="ro2">
          <table:table-cell office:value-type="float" office:value="291" calcext:value-type="float">
            <text:p>291</text:p>
          </table:table-cell>
          <table:table-cell/>
          <table:table-cell table:style-name="ce9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9" office:value-type="string" calcext:value-type="string">
            <text:p>‬بازی قائم باش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2" calcext:value-type="float">
            <text:p>292</text:p>
          </table:table-cell>
          <table:table-cell/>
          <table:table-cell table:style-name="ce9"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table:style-name="ce9" office:value-type="string" calcext:value-type="string">
            <text:p>‬تُ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3" calcext:value-type="float">
            <text:p>293</text:p>
          </table:table-cell>
          <table:table-cell/>
          <table:table-cell table:style-name="ce9"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table:style-name="ce9" office:value-type="string" calcext:value-type="string">
            <text:p>‬صدا کرد‬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4" calcext:value-type="float">
            <text:p>294</text:p>
          </table:table-cell>
          <table:table-cell/>
          <table:table-cell table:style-name="ce9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9" office:value-type="string" calcext:value-type="string">
            <text:p>‬شیره انگور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ارسون</text:p>
          </table:table-cell>
          <table:table-cell table:style-name="ce13"/>
          <table:table-cell table:style-name="ce9" office:value-type="string" calcext:value-type="string">
            <text:p>‬چهار چوب در‬</text:p>
          </table:table-cell>
          <table:table-cell table:number-columns-repeated="1019"/>
        </table:table-row>
        <table:table-row table:style-name="ro2">
          <table:table-cell office:value-type="float" office:value="296" calcext:value-type="float">
            <text:p>296</text:p>
          </table:table-cell>
          <table:table-cell/>
          <table:table-cell table:style-name="ce9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9" office:value-type="string" calcext:value-type="string">
            <text:p>‬بپو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َرزِن</text:p>
          </table:table-cell>
          <table:table-cell table:style-name="ce13"/>
          <table:table-cell table:style-name="ce9" office:value-type="string" calcext:value-type="string">
            <text:p>‬سوزن خیاطی‬</text:p>
          </table:table-cell>
          <table:table-cell table:number-columns-repeated="1019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table:style-name="ce9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9" office:value-type="string" calcext:value-type="string">
            <text:p>‬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9" calcext:value-type="float">
            <text:p>299</text:p>
          </table:table-cell>
          <table:table-cell/>
          <table:table-cell table:style-name="ce9"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table:style-name="ce9" office:value-type="string" calcext:value-type="string">
            <text:p>‬د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9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ست پارچه</text:p>
          </table:table-cell>
          <table:table-cell table:style-name="ce13"/>
          <table:table-cell table:style-name="ce9" office:value-type="string" calcext:value-type="string">
            <text:p>‬دستمال آشپزخانه‬</text:p>
          </table:table-cell>
          <table:table-cell table:number-columns-repeated="101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ونبُلسکِن</text:p>
          </table:table-cell>
          <table:table-cell table:style-name="ce13"/>
          <table:table-cell table:style-name="ce9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2">
          <table:table-cell office:value-type="float" office:value="303" calcext:value-type="float">
            <text:p>303</text:p>
          </table:table-cell>
          <table:table-cell/>
          <table:table-cell table:style-name="ce9"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table:style-name="ce9" office:value-type="string" calcext:value-type="string">
            <text:p>‬روس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ووله</text:p>
          </table:table-cell>
          <table:table-cell table:style-name="ce13"/>
          <table:table-cell table:style-name="ce9" office:value-type="string" calcext:value-type="string">
            <text:p>‬مترسک‬</text:p>
          </table:table-cell>
          <table:table-cell table:number-columns-repeated="1019"/>
        </table:table-row>
        <table:table-row table:style-name="ro2">
          <table:table-cell office:value-type="float" office:value="305" calcext:value-type="float">
            <text:p>305</text:p>
          </table:table-cell>
          <table:table-cell/>
          <table:table-cell table:style-name="ce9"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table:style-name="ce9" office:value-type="string" calcext:value-type="string">
            <text:p>‬مغا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/>
          <table:table-cell table:style-name="ce9"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table:style-name="ce9" office:value-type="string" calcext:value-type="string">
            <text:p>‬عاشق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7" calcext:value-type="float">
            <text:p>307</text:p>
          </table:table-cell>
          <table:table-cell/>
          <table:table-cell table:style-name="ce9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9" office:value-type="string" calcext:value-type="string">
            <text:p>‬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دیماجور</text:p>
          </table:table-cell>
          <table:table-cell table:style-name="ce13"/>
          <table:table-cell table:style-name="ce9" office:value-type="string" calcext:value-type="string">
            <text:p>‬روبه باال‬</text:p>
          </table:table-cell>
          <table:table-cell table:number-columns-repeated="1019"/>
        </table:table-row>
        <table:table-row table:style-name="ro2">
          <table:table-cell office:value-type="float" office:value="309" calcext:value-type="float">
            <text:p>309</text:p>
          </table:table-cell>
          <table:table-cell/>
          <table:table-cell table:style-name="ce9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9"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رَکَنِه</text:p>
          </table:table-cell>
          <table:table-cell table:style-name="ce13"/>
          <table:table-cell table:style-name="ce9" office:value-type="string" calcext:value-type="string">
            <text:p>‬حشرات ریز مانند پشه‬</text:p>
          </table:table-cell>
          <table:table-cell table:number-columns-repeated="101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رابشِکن</text:p>
          </table:table-cell>
          <table:table-cell table:style-name="ce13"/>
          <table:table-cell table:style-name="ce9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2">
          <table:table-cell office:value-type="float" office:value="312" calcext:value-type="float">
            <text:p>312</text:p>
          </table:table-cell>
          <table:table-cell/>
          <table:table-cell table:style-name="ce9"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table:style-name="ce9" office:value-type="string" calcext:value-type="string">
            <text:p>‬مان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3" calcext:value-type="float">
            <text:p>313</text:p>
          </table:table-cell>
          <table:table-cell/>
          <table:table-cell table:style-name="ce9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9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4" calcext:value-type="float">
            <text:p>314</text:p>
          </table:table-cell>
          <table:table-cell/>
          <table:table-cell table:style-name="ce9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9" office:value-type="string" calcext:value-type="string">
            <text:p>‬ما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رَخشِ</text:p>
          </table:table-cell>
          <table:table-cell table:style-name="ce13"/>
          <table:table-cell table:style-name="ce9" office:value-type="string" calcext:value-type="string">
            <text:p>‬جاده‬</text:p>
          </table:table-cell>
          <table:table-cell table:number-columns-repeated="1019"/>
        </table:table-row>
        <table:table-row table:style-name="ro2">
          <table:table-cell office:value-type="float" office:value="316" calcext:value-type="float">
            <text:p>316</text:p>
          </table:table-cell>
          <table:table-cell/>
          <table:table-cell table:style-name="ce9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9" office:value-type="string" calcext:value-type="string">
            <text:p>‬پ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7" calcext:value-type="float">
            <text:p>317</text:p>
          </table:table-cell>
          <table:table-cell/>
          <table:table-cell table:style-name="ce9"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table:style-name="ce9" office:value-type="string" calcext:value-type="string">
            <text:p>‬رود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8" calcext:value-type="float">
            <text:p>318</text:p>
          </table:table-cell>
          <table:table-cell/>
          <table:table-cell table:style-name="ce9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9"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9" calcext:value-type="float">
            <text:p>319</text:p>
          </table:table-cell>
          <table:table-cell/>
          <table:table-cell table:style-name="ce9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9" office:value-type="string" calcext:value-type="string">
            <text:p>‬بچه 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زگال</text:p>
          </table:table-cell>
          <table:table-cell table:style-name="ce13"/>
          <table:table-cell table:style-name="ce9" office:value-type="string" calcext:value-type="string">
            <text:p>‬چوب خورده شده‬</text:p>
          </table:table-cell>
          <table:table-cell table:number-columns-repeated="1019"/>
        </table:table-row>
        <table:table-row table:style-name="ro2">
          <table:table-cell office:value-type="float" office:value="321" calcext:value-type="float">
            <text:p>321</text:p>
          </table:table-cell>
          <table:table-cell/>
          <table:table-cell table:style-name="ce9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9" office:value-type="string" calcext:value-type="string">
            <text:p>‬راسو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2" calcext:value-type="float">
            <text:p>322</text:p>
          </table:table-cell>
          <table:table-cell/>
          <table:table-cell table:style-name="ce9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9" office:value-type="string" calcext:value-type="string">
            <text:p>‬جیرجیر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3" calcext:value-type="float">
            <text:p>323</text:p>
          </table:table-cell>
          <table:table-cell/>
          <table:table-cell table:style-name="ce9" office:value-type="string" calcext:value-type="string">
            <text:p>زال کردن</text:p>
          </table:table-cell>
          <table:table-cell office:value-type="string" calcext:value-type="string">
            <text:p>zal khardan</text:p>
          </table:table-cell>
          <table:table-cell table:style-name="ce9" office:value-type="string" calcext:value-type="string">
            <text:p>‬ترس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زمه</text:p>
          </table:table-cell>
          <table:table-cell table:style-name="ce13"/>
          <table:table-cell table:style-name="ce9" office:value-type="string" calcext:value-type="string">
            <text:p>‬برای حمل گِل‬</text:p>
          </table:table-cell>
          <table:table-cell table:number-columns-repeated="1019"/>
        </table:table-row>
        <table:table-row table:style-name="ro2">
          <table:table-cell office:value-type="float" office:value="325" calcext:value-type="float">
            <text:p>325</text:p>
          </table:table-cell>
          <table:table-cell/>
          <table:table-cell table:style-name="ce9"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table:style-name="ce9" office:value-type="string" calcext:value-type="string">
            <text:p>‬زن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6" calcext:value-type="float">
            <text:p>326</text:p>
          </table:table-cell>
          <table:table-cell/>
          <table:table-cell table:style-name="ce9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9" office:value-type="string" calcext:value-type="string">
            <text:p>‬خواستگار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زرجو</text:p>
          </table:table-cell>
          <table:table-cell table:style-name="ce13"/>
          <table:table-cell table:style-name="ce9" office:value-type="string" calcext:value-type="string">
            <text:p>‬زرد چوبه‬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/>
          <table:table-cell table:style-name="ce9"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table:style-name="ce9" office:value-type="string" calcext:value-type="string">
            <text:p>‬خانم‬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9" calcext:value-type="float">
            <text:p>329</text:p>
          </table:table-cell>
          <table:table-cell/>
          <table:table-cell table:style-name="ce9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9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زَواک</text:p>
          </table:table-cell>
          <table:table-cell table:style-name="ce13"/>
          <table:table-cell table:style-name="ce9" office:value-type="string" calcext:value-type="string">
            <text:p>‬زرنگ‬</text:p>
          </table:table-cell>
          <table:table-cell table:number-columns-repeated="1019"/>
        </table:table-row>
        <table:table-row table:style-name="ro2">
          <table:table-cell office:value-type="float" office:value="331" calcext:value-type="float">
            <text:p>331</text:p>
          </table:table-cell>
          <table:table-cell/>
          <table:table-cell table:style-name="ce9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9" office:value-type="string" calcext:value-type="string">
            <text:p>‬هویج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زیر جوم</text:p>
          </table:table-cell>
          <table:table-cell table:style-name="ce13"/>
          <table:table-cell table:style-name="ce9" office:value-type="string" calcext:value-type="string">
            <text:p>‬نعلبکی‬</text:p>
          </table:table-cell>
          <table:table-cell table:number-columns-repeated="101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زِیی</text:p>
          </table:table-cell>
          <table:table-cell table:style-name="ce13"/>
          <table:table-cell table:style-name="ce9" office:value-type="string" calcext:value-type="string">
            <text:p>‬آغوز <text:s/>،‬اولین شیرگاو بعد از‬</text:p>
          </table:table-cell>
          <table:table-cell table:number-columns-repeated="1019"/>
        </table:table-row>
        <table:table-row table:style-name="ro2">
          <table:table-cell office:value-type="float" office:value="334" calcext:value-type="float">
            <text:p>334</text:p>
          </table:table-cell>
          <table:table-cell/>
          <table:table-cell table:style-name="ce9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9" office:value-type="string" calcext:value-type="string">
            <text:p>‬فریاد کش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5" calcext:value-type="float">
            <text:p>335</text:p>
          </table:table-cell>
          <table:table-cell/>
          <table:table-cell table:style-name="ce9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9" office:value-type="string" calcext:value-type="string">
            <text:p>‬پار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6" calcext:value-type="float">
            <text:p>336</text:p>
          </table:table-cell>
          <table:table-cell/>
          <table:table-cell table:style-name="ce9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9" office:value-type="string" calcext:value-type="string">
            <text:p>‬فری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7" calcext:value-type="float">
            <text:p>337</text:p>
          </table:table-cell>
          <table:table-cell/>
          <table:table-cell table:style-name="ce9"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table:style-name="ce9" office:value-type="string" calcext:value-type="string">
            <text:p>‬تقسیم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38" calcext:value-type="float">
            <text:p>338</text:p>
          </table:table-cell>
          <table:table-cell/>
          <table:table-cell table:style-name="ce9"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table:style-name="ce9" office:value-type="string" calcext:value-type="string">
            <text:p>سایه ا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بوته</text:p>
          </table:table-cell>
          <table:table-cell table:style-name="ce13"/>
          <table:table-cell table:style-name="ce9" office:value-type="string" calcext:value-type="string">
            <text:p>‬سوخت‬</text:p>
          </table:table-cell>
          <table:table-cell table:number-columns-repeated="101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پیلی مات</text:p>
          </table:table-cell>
          <table:table-cell table:style-name="ce13"/>
          <table:table-cell table:style-name="ce9" office:value-type="string" calcext:value-type="string">
            <text:p>‬مواد قوام پلو‬</text:p>
          </table:table-cell>
          <table:table-cell table:number-columns-repeated="101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ربون</text:p>
          </table:table-cell>
          <table:table-cell table:style-name="ce13"/>
          <table:table-cell table:style-name="ce9" office:value-type="string" calcext:value-type="string">
            <text:p>‬زیر و رو‬</text:p>
          </table:table-cell>
          <table:table-cell table:number-columns-repeated="1019"/>
        </table:table-row>
        <table:table-row table:style-name="ro2">
          <table:table-cell office:value-type="float" office:value="342" calcext:value-type="float">
            <text:p>342</text:p>
          </table:table-cell>
          <table:table-cell/>
          <table:table-cell table:style-name="ce9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9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3" calcext:value-type="float">
            <text:p>343</text:p>
          </table:table-cell>
          <table:table-cell/>
          <table:table-cell table:style-name="ce9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9" office:value-type="string" calcext:value-type="string">
            <text:p>‬لپ گُ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4" calcext:value-type="float">
            <text:p>344</text:p>
          </table:table-cell>
          <table:table-cell/>
          <table:table-cell table:style-name="ce9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9" office:value-type="string" calcext:value-type="string">
            <text:p>‬نردب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5" calcext:value-type="float">
            <text:p>345</text:p>
          </table:table-cell>
          <table:table-cell/>
          <table:table-cell table:style-name="ce9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9" office:value-type="string" calcext:value-type="string">
            <text:p>‬بی نم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6" calcext:value-type="float">
            <text:p>346</text:p>
          </table:table-cell>
          <table:table-cell/>
          <table:table-cell table:style-name="ce9"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table:style-name="ce9" office:value-type="string" calcext:value-type="string">
            <text:p>‬توله س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7" calcext:value-type="float">
            <text:p>347</text:p>
          </table:table-cell>
          <table:table-cell/>
          <table:table-cell table:style-name="ce9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9" office:value-type="string" calcext:value-type="string">
            <text:p>‬استخر های کشاور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8" calcext:value-type="float">
            <text:p>348</text:p>
          </table:table-cell>
          <table:table-cell/>
          <table:table-cell table:style-name="ce9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9" office:value-type="string" calcext:value-type="string">
            <text:p>‬آبک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9" calcext:value-type="float">
            <text:p>349</text:p>
          </table:table-cell>
          <table:table-cell/>
          <table:table-cell table:style-name="ce9" office:value-type="string" calcext:value-type="string">
            <text:p>سو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‬روشنای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table:style-name="ce9"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table:style-name="ce9" office:value-type="string" calcext:value-type="string">
            <text:p>‬سو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51" calcext:value-type="float">
            <text:p>351</text:p>
          </table:table-cell>
          <table:table-cell/>
          <table:table-cell table:style-name="ce9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9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52" calcext:value-type="float">
            <text:p>352</text:p>
          </table:table-cell>
          <table:table-cell/>
          <table:table-cell table:style-name="ce9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9" office:value-type="string" calcext:value-type="string">
            <text:p>‬علف هر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3" calcext:value-type="float">
            <text:p>353</text:p>
          </table:table-cell>
          <table:table-cell/>
          <table:table-cell table:style-name="ce9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9" office:value-type="string" calcext:value-type="string">
            <text:p>‬سنجاق 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یاه پا مِدور</text:p>
          </table:table-cell>
          <table:table-cell table:style-name="ce13" office:value-type="string" calcext:value-type="string">
            <text:p>siapabemor</text:p>
          </table:table-cell>
          <table:table-cell table:style-name="ce9" office:value-type="string" calcext:value-type="string">
            <text:p>‬بادمجان‬</text:p>
          </table:table-cell>
          <table:table-cell table:number-columns-repeated="101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ی ته</text:p>
          </table:table-cell>
          <table:table-cell table:style-name="ce13"/>
          <table:table-cell table:style-name="ce9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2">
          <table:table-cell office:value-type="float" office:value="356" calcext:value-type="float">
            <text:p>356</text:p>
          </table:table-cell>
          <table:table-cell/>
          <table:table-cell table:style-name="ce9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9" office:value-type="string" calcext:value-type="string">
            <text:p>‬شناسنام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7" calcext:value-type="float">
            <text:p>357</text:p>
          </table:table-cell>
          <table:table-cell/>
          <table:table-cell table:style-name="ce9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9"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58" calcext:value-type="float">
            <text:p>358</text:p>
          </table:table-cell>
          <table:table-cell/>
          <table:table-cell table:style-name="ce9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9" office:value-type="string" calcext:value-type="string">
            <text:p>‬لث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9" calcext:value-type="float">
            <text:p>359</text:p>
          </table:table-cell>
          <table:table-cell/>
          <table:table-cell table:style-name="ce9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9" office:value-type="string" calcext:value-type="string">
            <text:p>‬زنبو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9" office:value-type="string" calcext:value-type="string">
            <text:p>‬لالنه زنبو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1" calcext:value-type="float">
            <text:p>361</text:p>
          </table:table-cell>
          <table:table-cell/>
          <table:table-cell table:style-name="ce9" office:value-type="string" calcext:value-type="string">
            <text:p>بیلی</text:p>
          </table:table-cell>
          <table:table-cell table:style-name="ce14" office:value-type="string" calcext:value-type="string">
            <text:p>bily</text:p>
          </table:table-cell>
          <table:table-cell table:style-name="ce9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2" calcext:value-type="float">
            <text:p>362</text:p>
          </table:table-cell>
          <table:table-cell/>
          <table:table-cell table:style-name="ce9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9"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3" calcext:value-type="float">
            <text:p>363</text:p>
          </table:table-cell>
          <table:table-cell/>
          <table:table-cell table:style-name="ce9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9" office:value-type="string" calcext:value-type="string">
            <text:p>‬شنا کر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4" calcext:value-type="float">
            <text:p>364</text:p>
          </table:table-cell>
          <table:table-cell/>
          <table:table-cell table:style-name="ce9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9" office:value-type="string" calcext:value-type="string">
            <text:p>‬شپ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وبول</text:p>
          </table:table-cell>
          <table:table-cell table:style-name="ce13"/>
          <table:table-cell table:style-name="ce9" office:value-type="string" calcext:value-type="string">
            <text:p>‬کتک‬</text:p>
          </table:table-cell>
          <table:table-cell table:number-columns-repeated="101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سوجِ بنَم</text:p>
          </table:table-cell>
          <table:table-cell table:style-name="ce13"/>
          <table:table-cell table:style-name="ce9" office:value-type="string" calcext:value-type="string">
            <text:p>‬می سوزانم‬</text:p>
          </table:table-cell>
          <table:table-cell table:number-columns-repeated="1019"/>
        </table:table-row>
        <table:table-row table:style-name="ro2">
          <table:table-cell office:value-type="float" office:value="367" calcext:value-type="float">
            <text:p>367</text:p>
          </table:table-cell>
          <table:table-cell/>
          <table:table-cell table:style-name="ce9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9" office:value-type="string" calcext:value-type="string">
            <text:p>‬ش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ال واق</text:p>
          </table:table-cell>
          <table:table-cell table:style-name="ce13"/>
          <table:table-cell table:style-name="ce9" office:value-type="string" calcext:value-type="string">
            <text:p>‬لک لک‬</text:p>
          </table:table-cell>
          <table:table-cell table:number-columns-repeated="1019"/>
        </table:table-row>
        <table:table-row table:style-name="ro2">
          <table:table-cell office:value-type="float" office:value="369" calcext:value-type="float">
            <text:p>369</text:p>
          </table:table-cell>
          <table:table-cell/>
          <table:table-cell table:style-name="ce9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9" office:value-type="string" calcext:value-type="string">
            <text:p>‬تنقالت شب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َخ سوبول</text:p>
          </table:table-cell>
          <table:table-cell table:style-name="ce13"/>
          <table:table-cell table:style-name="ce9" office:value-type="string" calcext:value-type="string">
            <text:p>‬سوسک‬</text:p>
          </table:table-cell>
          <table:table-cell table:number-columns-repeated="1019"/>
        </table:table-row>
        <table:table-row table:style-name="ro2">
          <table:table-cell office:value-type="float" office:value="371" calcext:value-type="float">
            <text:p>371</text:p>
          </table:table-cell>
          <table:table-cell/>
          <table:table-cell table:style-name="ce9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9" office:value-type="string" calcext:value-type="string">
            <text:p>‬شال گ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2" calcext:value-type="float">
            <text:p>372</text:p>
          </table:table-cell>
          <table:table-cell/>
          <table:table-cell table:style-name="ce9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9" office:value-type="string" calcext:value-type="string">
            <text:p>‬پارچ آ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3" calcext:value-type="float">
            <text:p>373</text:p>
          </table:table-cell>
          <table:table-cell/>
          <table:table-cell table:style-name="ce9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9" office:value-type="string" calcext:value-type="string">
            <text:p>‬ج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4" calcext:value-type="float">
            <text:p>374</text:p>
          </table:table-cell>
          <table:table-cell/>
          <table:table-cell table:style-name="ce9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9" office:value-type="string" calcext:value-type="string">
            <text:p>کمد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َکت</text:p>
          </table:table-cell>
          <table:table-cell table:style-name="ce13"/>
          <table:table-cell table:style-name="ce9" office:value-type="string" calcext:value-type="string">
            <text:p>‬چوب های کوچک که معموال در‬</text:p>
          </table:table-cell>
          <table:table-cell table:number-columns-repeated="1019"/>
        </table:table-row>
        <table:table-row table:style-name="ro2">
          <table:table-cell office:value-type="float" office:value="376" calcext:value-type="float">
            <text:p>376</text:p>
          </table:table-cell>
          <table:table-cell/>
          <table:table-cell table:style-name="ce9"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table:style-name="ce9" office:value-type="string" calcext:value-type="string">
            <text:p>‬ج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وبوک</text:p>
          </table:table-cell>
          <table:table-cell table:style-name="ce13"/>
          <table:table-cell table:style-name="ce9" office:value-type="string" calcext:value-type="string">
            <text:p>‬قورباغه‬</text:p>
          </table:table-cell>
          <table:table-cell table:number-columns-repeated="1019"/>
        </table:table-row>
        <table:table-row table:style-name="ro2">
          <table:table-cell office:value-type="float" office:value="378" calcext:value-type="float">
            <text:p>378</text:p>
          </table:table-cell>
          <table:table-cell/>
          <table:table-cell table:style-name="ce9"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table:style-name="ce9" office:value-type="string" calcext:value-type="string">
            <text:p>‬پد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9" calcext:value-type="float">
            <text:p>379</text:p>
          </table:table-cell>
          <table:table-cell/>
          <table:table-cell table:style-name="ce9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9" office:value-type="string" calcext:value-type="string">
            <text:p>‬خف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table:style-name="ce9" office:value-type="string" calcext:value-type="string">
            <text:p>‬خواه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1" calcext:value-type="float">
            <text:p>381</text:p>
          </table:table-cell>
          <table:table-cell/>
          <table:table-cell table:style-name="ce9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9" office:value-type="string" calcext:value-type="string">
            <text:p>‬دارم می ر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2" calcext:value-type="float">
            <text:p>382</text:p>
          </table:table-cell>
          <table:table-cell/>
          <table:table-cell table:style-name="ce9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9" office:value-type="string" calcext:value-type="string">
            <text:p>‬داری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3" calcext:value-type="float">
            <text:p>383</text:p>
          </table:table-cell>
          <table:table-cell/>
          <table:table-cell table:style-name="ce9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9" office:value-type="string" calcext:value-type="string">
            <text:p>‬م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وکُز</text:p>
          </table:table-cell>
          <table:table-cell table:style-name="ce13"/>
          <table:table-cell table:style-name="ce9" office:value-type="string" calcext:value-type="string">
            <text:p>‬پشه‬</text:p>
          </table:table-cell>
          <table:table-cell table:number-columns-repeated="101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وکول</text:p>
          </table:table-cell>
          <table:table-cell table:style-name="ce13"/>
          <table:table-cell table:style-name="ce9" office:value-type="string" calcext:value-type="string">
            <text:p>‬سنجاب‬</text:p>
          </table:table-cell>
          <table:table-cell table:number-columns-repeated="1019"/>
        </table:table-row>
        <table:table-row table:style-name="ro2">
          <table:table-cell office:value-type="float" office:value="386" calcext:value-type="float">
            <text:p>386</text:p>
          </table:table-cell>
          <table:table-cell/>
          <table:table-cell table:style-name="ce9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9" office:value-type="string" calcext:value-type="string">
            <text:p>‬برنج ری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7" calcext:value-type="float">
            <text:p>387</text:p>
          </table:table-cell>
          <table:table-cell/>
          <table:table-cell table:style-name="ce9"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table:style-name="ce9" office:value-type="string" calcext:value-type="string">
            <text:p>‬شک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ِنگ</text:p>
          </table:table-cell>
          <table:table-cell table:style-name="ce13"/>
          <table:table-cell table:style-name="ce9" office:value-type="string" calcext:value-type="string">
            <text:p>‬سمور آبی‬</text:p>
          </table:table-cell>
          <table:table-cell table:number-columns-repeated="1019"/>
        </table:table-row>
        <table:table-row table:style-name="ro2">
          <table:table-cell office:value-type="float" office:value="389" calcext:value-type="float">
            <text:p>389</text:p>
          </table:table-cell>
          <table:table-cell/>
          <table:table-cell table:style-name="ce9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9" office:value-type="string" calcext:value-type="string">
            <text:p>‬شک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شَالّت</text:p>
          </table:table-cell>
          <table:table-cell table:style-name="ce13"/>
          <table:table-cell table:style-name="ce9" office:value-type="string" calcext:value-type="string">
            <text:p>‬کسی که زیادی داد می زند‬</text:p>
          </table:table-cell>
          <table:table-cell table:number-columns-repeated="1019"/>
        </table:table-row>
        <table:table-row table:style-name="ro2">
          <table:table-cell office:value-type="float" office:value="391" calcext:value-type="float">
            <text:p>391</text:p>
          </table:table-cell>
          <table:table-cell/>
          <table:table-cell table:style-name="ce9"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table:style-name="ce9" office:value-type="string" calcext:value-type="string">
            <text:p>‬شخم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2" calcext:value-type="float">
            <text:p>392</text:p>
          </table:table-cell>
          <table:table-cell/>
          <table:table-cell table:style-name="ce9"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table:style-name="ce9" office:value-type="string" calcext:value-type="string">
            <text:p>‬ش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3" calcext:value-type="float">
            <text:p>393</text:p>
          </table:table-cell>
          <table:table-cell/>
          <table:table-cell table:style-name="ce9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9" office:value-type="string" calcext:value-type="string">
            <text:p>‬رفت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4" calcext:value-type="float">
            <text:p>394</text:p>
          </table:table-cell>
          <table:table-cell/>
          <table:table-cell table:style-name="ce9"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table:style-name="ce9" office:value-type="string" calcext:value-type="string">
            <text:p>‬براد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5" calcext:value-type="float">
            <text:p>395</text:p>
          </table:table-cell>
          <table:table-cell/>
          <table:table-cell table:style-name="ce9" office:value-type="string" calcext:value-type="string">
            <text:p><text:s/>ننه</text:p>
          </table:table-cell>
          <table:table-cell table:style-name="ce14" office:value-type="string" calcext:value-type="string">
            <text:p>nane</text:p>
          </table:table-cell>
          <table:table-cell table:style-name="ce9" office:value-type="string" calcext:value-type="string">
            <text:p>‬مادر بزرگ 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6" calcext:value-type="float">
            <text:p>396</text:p>
          </table:table-cell>
          <table:table-cell/>
          <table:table-cell table:style-name="ce9"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table:style-name="ce9" office:value-type="string" calcext:value-type="string">
            <text:p>‬مال ش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7" calcext:value-type="float">
            <text:p>397</text:p>
          </table:table-cell>
          <table:table-cell/>
          <table:table-cell table:style-name="ce9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9" office:value-type="string" calcext:value-type="string">
            <text:p>‬دختر مج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8" calcext:value-type="float">
            <text:p>398</text:p>
          </table:table-cell>
          <table:table-cell/>
          <table:table-cell table:style-name="ce9"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table:style-name="ce9" office:value-type="string" calcext:value-type="string">
            <text:p>‬دیدن عرو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9" calcext:value-type="float">
            <text:p>399</text:p>
          </table:table-cell>
          <table:table-cell/>
          <table:table-cell table:style-name="ce9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9"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table:style-name="ce9" office:value-type="string" calcext:value-type="string">
            <text:p>‬زن ع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1" calcext:value-type="float">
            <text:p>401</text:p>
          </table:table-cell>
          <table:table-cell/>
          <table:table-cell table:style-name="ce9"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table:style-name="ce9" office:value-type="string" calcext:value-type="string">
            <text:p>‬عی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2" calcext:value-type="float">
            <text:p>402</text:p>
          </table:table-cell>
          <table:table-cell/>
          <table:table-cell table:style-name="ce9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9" office:value-type="string" calcext:value-type="string">
            <text:p>‬حمله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3" calcext:value-type="float">
            <text:p>403</text:p>
          </table:table-cell>
          <table:table-cell/>
          <table:table-cell table:style-name="ce9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9" office:value-type="string" calcext:value-type="string">
            <text:p>‬بندا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فالسوت</text:p>
          </table:table-cell>
          <table:table-cell table:style-name="ce13"/>
          <table:table-cell table:style-name="ce9" office:value-type="string" calcext:value-type="string">
            <text:p>‬چوب نیمه سوز <text:s/>،‬شیطون‬</text:p>
          </table:table-cell>
          <table:table-cell table:number-columns-repeated="1019"/>
        </table:table-row>
        <table:table-row table:style-name="ro2">
          <table:table-cell office:value-type="float" office:value="405" calcext:value-type="float">
            <text:p>405</text:p>
          </table:table-cell>
          <table:table-cell/>
          <table:table-cell table:style-name="ce9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9" office:value-type="string" calcext:value-type="string">
            <text:p>‬جوجه تیغ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6" calcext:value-type="float">
            <text:p>406</text:p>
          </table:table-cell>
          <table:table-cell/>
          <table:table-cell table:style-name="ce9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9" office:value-type="string" calcext:value-type="string">
            <text:p>‬تک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7" calcext:value-type="float">
            <text:p>407</text:p>
          </table:table-cell>
          <table:table-cell/>
          <table:table-cell table:style-name="ce9"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table:style-name="ce9" office:value-type="string" calcext:value-type="string">
            <text:p>‬ناله نکن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8" calcext:value-type="float">
            <text:p>408</text:p>
          </table:table-cell>
          <table:table-cell/>
          <table:table-cell table:style-name="ce9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9" office:value-type="string" calcext:value-type="string">
            <text:p>‬بزاق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9" calcext:value-type="float">
            <text:p>409</text:p>
          </table:table-cell>
          <table:table-cell/>
          <table:table-cell table:style-name="ce9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9" office:value-type="string" calcext:value-type="string">
            <text:p>‬قیافه گرف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0" calcext:value-type="float">
            <text:p>410</text:p>
          </table:table-cell>
          <table:table-cell/>
          <table:table-cell table:style-name="ce9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9" office:value-type="string" calcext:value-type="string">
            <text:p>‬جمع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1" calcext:value-type="float">
            <text:p>411</text:p>
          </table:table-cell>
          <table:table-cell/>
          <table:table-cell table:style-name="ce9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9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فیشه</text:p>
          </table:table-cell>
          <table:table-cell table:style-name="ce13"/>
          <table:table-cell table:style-name="ce9" office:value-type="string" calcext:value-type="string">
            <text:p>‬سوت‬</text:p>
          </table:table-cell>
          <table:table-cell table:number-columns-repeated="101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قابدون</text:p>
          </table:table-cell>
          <table:table-cell table:style-name="ce13"/>
          <table:table-cell table:style-name="ce9" office:value-type="string" calcext:value-type="string">
            <text:p>‬کتری <text:s/>،‬پارچ آب‬</text:p>
          </table:table-cell>
          <table:table-cell table:number-columns-repeated="1019"/>
        </table:table-row>
        <table:table-row table:style-name="ro2">
          <table:table-cell office:value-type="float" office:value="414" calcext:value-type="float">
            <text:p>414</text:p>
          </table:table-cell>
          <table:table-cell/>
          <table:table-cell table:style-name="ce9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9" office:value-type="string" calcext:value-type="string">
            <text:p>‬آفتابه مس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5" calcext:value-type="float">
            <text:p>415</text:p>
          </table:table-cell>
          <table:table-cell/>
          <table:table-cell table:style-name="ce9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9" office:value-type="string" calcext:value-type="string">
            <text:p>‬صبح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6" calcext:value-type="float">
            <text:p>416</text:p>
          </table:table-cell>
          <table:table-cell/>
          <table:table-cell table:style-name="ce9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9" office:value-type="string" calcext:value-type="string">
            <text:p>‬خور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7" calcext:value-type="float">
            <text:p>417</text:p>
          </table:table-cell>
          <table:table-cell/>
          <table:table-cell table:style-name="ce9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9" office:value-type="string" calcext:value-type="string">
            <text:p>‬شکلا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8" calcext:value-type="float">
            <text:p>418</text:p>
          </table:table-cell>
          <table:table-cell/>
          <table:table-cell table:style-name="ce9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9" office:value-type="string" calcext:value-type="string">
            <text:p>‬مقوا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9" calcext:value-type="float">
            <text:p>419</text:p>
          </table:table-cell>
          <table:table-cell/>
          <table:table-cell table:style-name="ce9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9" office:value-type="string" calcext:value-type="string">
            <text:p>‬کُ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9" office:value-type="string" calcext:value-type="string">
            <text:p>‬دیگ مس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1" calcext:value-type="float">
            <text:p>421</text:p>
          </table:table-cell>
          <table:table-cell/>
          <table:table-cell table:style-name="ce9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9" office:value-type="string" calcext:value-type="string">
            <text:p>‬نوز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2" calcext:value-type="float">
            <text:p>422</text:p>
          </table:table-cell>
          <table:table-cell/>
          <table:table-cell table:style-name="ce9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9" office:value-type="string" calcext:value-type="string">
            <text:p>‬بلند حرف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3" calcext:value-type="float">
            <text:p>423</text:p>
          </table:table-cell>
          <table:table-cell/>
          <table:table-cell table:style-name="ce9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9" office:value-type="string" calcext:value-type="string">
            <text:p>‬کمرب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4" calcext:value-type="float">
            <text:p>424</text:p>
          </table:table-cell>
          <table:table-cell/>
          <table:table-cell table:style-name="ce9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9" office:value-type="string" calcext:value-type="string">
            <text:p>‬زیر بغ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5" calcext:value-type="float">
            <text:p>425</text:p>
          </table:table-cell>
          <table:table-cell/>
          <table:table-cell table:style-name="ce9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9" office:value-type="string" calcext:value-type="string">
            <text:p>‬سبزی ش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6" calcext:value-type="float">
            <text:p>426</text:p>
          </table:table-cell>
          <table:table-cell/>
          <table:table-cell table:style-name="ce9"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table:style-name="ce9" office:value-type="string" calcext:value-type="string">
            <text:p>‬ژاک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7" calcext:value-type="float">
            <text:p>427</text:p>
          </table:table-cell>
          <table:table-cell/>
          <table:table-cell table:style-name="ce9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9" office:value-type="string" calcext:value-type="string">
            <text:p>‬ت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َش کُاله</text:p>
          </table:table-cell>
          <table:table-cell table:style-name="ce13"/>
          <table:table-cell table:style-name="ce9" office:value-type="string" calcext:value-type="string">
            <text:p>‬کاله کاموایی‬</text:p>
          </table:table-cell>
          <table:table-cell table:number-columns-repeated="1019"/>
        </table:table-row>
        <table:table-row table:style-name="ro2">
          <table:table-cell office:value-type="float" office:value="429" calcext:value-type="float">
            <text:p>429</text:p>
          </table:table-cell>
          <table:table-cell/>
          <table:table-cell table:style-name="ce9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9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0" calcext:value-type="float">
            <text:p>430</text:p>
          </table:table-cell>
          <table:table-cell/>
          <table:table-cell table:style-name="ce9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9" office:value-type="string" calcext:value-type="string">
            <text:p>‬زاغ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تم</text:p>
          </table:table-cell>
          <table:table-cell table:style-name="ce13"/>
          <table:table-cell table:style-name="ce9" office:value-type="string" calcext:value-type="string">
            <text:p>‬کلبه چوبی‬</text:p>
          </table:table-cell>
          <table:table-cell table:number-columns-repeated="1019"/>
        </table:table-row>
        <table:table-row table:style-name="ro2">
          <table:table-cell office:value-type="float" office:value="432" calcext:value-type="float">
            <text:p>432</text:p>
          </table:table-cell>
          <table:table-cell/>
          <table:table-cell table:style-name="ce9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9" office:value-type="string" calcext:value-type="string">
            <text:p>‬آغو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3" calcext:value-type="float">
            <text:p>433</text:p>
          </table:table-cell>
          <table:table-cell/>
          <table:table-cell table:style-name="ce9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9" office:value-type="string" calcext:value-type="string">
            <text:p>‬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4" calcext:value-type="float">
            <text:p>434</text:p>
          </table:table-cell>
          <table:table-cell/>
          <table:table-cell table:style-name="ce9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9" office:value-type="string" calcext:value-type="string">
            <text:p>‬کچ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5" calcext:value-type="float">
            <text:p>435</text:p>
          </table:table-cell>
          <table:table-cell/>
          <table:table-cell table:style-name="ce9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9" office:value-type="string" calcext:value-type="string">
            <text:p>‬چهار پای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َالج</text:p>
          </table:table-cell>
          <table:table-cell table:style-name="ce13"/>
          <table:table-cell table:style-name="ce9" office:value-type="string" calcext:value-type="string">
            <text:p>‬کالغ‬</text:p>
          </table:table-cell>
          <table:table-cell table:number-columns-repeated="1019"/>
        </table:table-row>
        <table:table-row table:style-name="ro2">
          <table:table-cell office:value-type="float" office:value="437" calcext:value-type="float">
            <text:p>437</text:p>
          </table:table-cell>
          <table:table-cell/>
          <table:table-cell table:style-name="ce9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9" office:value-type="string" calcext:value-type="string">
            <text:p>‬صندلی‬ چوبی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8" calcext:value-type="float">
            <text:p>438</text:p>
          </table:table-cell>
          <table:table-cell/>
          <table:table-cell table:style-name="ce9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9"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9" calcext:value-type="float">
            <text:p>439</text:p>
          </table:table-cell>
          <table:table-cell/>
          <table:table-cell table:style-name="ce9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9" office:value-type="string" calcext:value-type="string">
            <text:p>‬دمپایی‬ چوبی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َالگِن</text:p>
          </table:table-cell>
          <table:table-cell table:style-name="ce13"/>
          <table:table-cell table:style-name="ce9" office:value-type="string" calcext:value-type="string">
            <text:p>‬قو‬</text:p>
          </table:table-cell>
          <table:table-cell table:number-columns-repeated="1019"/>
        </table:table-row>
        <table:table-row table:style-name="ro2">
          <table:table-cell office:value-type="float" office:value="441" calcext:value-type="float">
            <text:p>441</text:p>
          </table:table-cell>
          <table:table-cell/>
          <table:table-cell table:style-name="ce9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9" office:value-type="string" calcext:value-type="string">
            <text:p>‬داره میف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2" calcext:value-type="float">
            <text:p>442</text:p>
          </table:table-cell>
          <table:table-cell/>
          <table:table-cell table:style-name="ce9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9" office:value-type="string" calcext:value-type="string">
            <text:p>‬نوعی پرن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3" calcext:value-type="float">
            <text:p>443</text:p>
          </table:table-cell>
          <table:table-cell/>
          <table:table-cell table:style-name="ce9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9" office:value-type="string" calcext:value-type="string">
            <text:p>‬ل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4" calcext:value-type="float">
            <text:p>444</text:p>
          </table:table-cell>
          <table:table-cell/>
          <table:table-cell table:style-name="ce9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9" office:value-type="string" calcext:value-type="string">
            <text:p>‬مرغی مادر که روی تخم م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رامیج</text:p>
          </table:table-cell>
          <table:table-cell table:style-name="ce13"/>
          <table:table-cell table:style-name="ce9" office:value-type="string" calcext:value-type="string">
            <text:p>‬گاو نر جوان‬</text:p>
          </table:table-cell>
          <table:table-cell table:number-columns-repeated="101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ربی</text:p>
          </table:table-cell>
          <table:table-cell table:style-name="ce13"/>
          <table:table-cell table:style-name="ce9" office:value-type="string" calcext:value-type="string">
            <text:p>‬جغد‬</text:p>
          </table:table-cell>
          <table:table-cell table:number-columns-repeated="1019"/>
        </table:table-row>
        <table:table-row table:style-name="ro2">
          <table:table-cell office:value-type="float" office:value="447" calcext:value-type="float">
            <text:p>447</text:p>
          </table:table-cell>
          <table:table-cell/>
          <table:table-cell table:style-name="ce9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9" office:value-type="string" calcext:value-type="string">
            <text:p><text:span text:style-name="T4">‬آتش  </text:span><text:span text:style-name="T5">/‬</text:span><text:span text:style-name="T6">اجاق گاز  </text:span><text:span text:style-name="T5">/‬</text:span><text:span text:style-name="T6">محل پخت غذا‬</text:span>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8" calcext:value-type="float">
            <text:p>448</text:p>
          </table:table-cell>
          <table:table-cell/>
          <table:table-cell table:style-name="ce9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9" office:value-type="string" calcext:value-type="string">
            <text:p>‬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ناره آغوز</text:p>
          </table:table-cell>
          <table:table-cell table:style-name="ce13"/>
          <table:table-cell table:style-name="ce9" office:value-type="string" calcext:value-type="string">
            <text:p>‬کال کباب‬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رک زاک</text:p>
          </table:table-cell>
          <table:table-cell table:style-name="ce13"/>
          <table:table-cell table:style-name="ce9" office:value-type="string" calcext:value-type="string">
            <text:p>‬بچه مرغ و خروس‬</text:p>
          </table:table-cell>
          <table:table-cell table:number-columns-repeated="101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رک فَک</text:p>
          </table:table-cell>
          <table:table-cell table:style-name="ce13"/>
          <table:table-cell table:style-name="ce9" office:value-type="string" calcext:value-type="string">
            <text:p>‬کسی که موهایش فر است‬</text:p>
          </table:table-cell>
          <table:table-cell table:number-columns-repeated="1019"/>
        </table:table-row>
        <table:table-row table:style-name="ro2">
          <table:table-cell office:value-type="float" office:value="452" calcext:value-type="float">
            <text:p>452</text:p>
          </table:table-cell>
          <table:table-cell/>
          <table:table-cell table:style-name="ce9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9" office:value-type="string" calcext:value-type="string">
            <text:p>‬اِزگ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ند</text:p>
          </table:table-cell>
          <table:table-cell table:style-name="ce13"/>
          <table:table-cell table:style-name="ce9" office:value-type="string" calcext:value-type="string">
            <text:p>‬لبه رود خانه‬</text:p>
          </table:table-cell>
          <table:table-cell table:number-columns-repeated="101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َندیل</text:p>
          </table:table-cell>
          <table:table-cell table:style-name="ce13"/>
          <table:table-cell table:style-name="ce9" office:value-type="string" calcext:value-type="string">
            <text:p>‬کیسه نخی‬</text:p>
          </table:table-cell>
          <table:table-cell table:number-columns-repeated="1019"/>
        </table:table-row>
        <table:table-row table:style-name="ro2">
          <table:table-cell office:value-type="float" office:value="455" calcext:value-type="float">
            <text:p>455</text:p>
          </table:table-cell>
          <table:table-cell/>
          <table:table-cell table:style-name="ce9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9" office:value-type="string" calcext:value-type="string">
            <text:p>‬انبار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6" calcext:value-type="float">
            <text:p>456</text:p>
          </table:table-cell>
          <table:table-cell/>
          <table:table-cell table:style-name="ce9"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table:style-name="ce9" office:value-type="string" calcext:value-type="string">
            <text:p>‬ک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7" calcext:value-type="float">
            <text:p>457</text:p>
          </table:table-cell>
          <table:table-cell/>
          <table:table-cell table:style-name="ce9"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table:style-name="ce9" office:value-type="string" calcext:value-type="string">
            <text:p>‬کجا 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8" calcext:value-type="float">
            <text:p>458</text:p>
          </table:table-cell>
          <table:table-cell/>
          <table:table-cell table:style-name="ce9"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table:style-name="ce9" office:value-type="string" calcext:value-type="string">
            <text:p>‬کجا دیدم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9" calcext:value-type="float">
            <text:p>459</text:p>
          </table:table-cell>
          <table:table-cell/>
          <table:table-cell table:style-name="ce9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9" office:value-type="string" calcext:value-type="string">
            <text:p>‬نوعی م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9" office:value-type="string" calcext:value-type="string">
            <text:p>‬کجا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  <table:table-cell table:style-name="ce9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9"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2" calcext:value-type="float">
            <text:p>462</text:p>
          </table:table-cell>
          <table:table-cell/>
          <table:table-cell table:style-name="ce9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9" office:value-type="string" calcext:value-type="string">
            <text:p>‬تپه های کوچک خاکی می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3" calcext:value-type="float">
            <text:p>463</text:p>
          </table:table-cell>
          <table:table-cell/>
          <table:table-cell table:style-name="ce9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9" office:value-type="string" calcext:value-type="string">
            <text:p>‬کو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4" calcext:value-type="float">
            <text:p>464</text:p>
          </table:table-cell>
          <table:table-cell/>
          <table:table-cell table:style-name="ce9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9" office:value-type="string" calcext:value-type="string">
            <text:p>‬ماهیتا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5" calcext:value-type="float">
            <text:p>465</text:p>
          </table:table-cell>
          <table:table-cell/>
          <table:table-cell table:style-name="ce9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9" office:value-type="string" calcext:value-type="string">
            <text:p>‬نون تاب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6" calcext:value-type="float">
            <text:p>466</text:p>
          </table:table-cell>
          <table:table-cell/>
          <table:table-cell table:style-name="ce9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9" office:value-type="string" calcext:value-type="string">
            <text:p>‬بچه 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7" calcext:value-type="float">
            <text:p>467</text:p>
          </table:table-cell>
          <table:table-cell/>
          <table:table-cell table:style-name="ce9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9" office:value-type="string" calcext:value-type="string">
            <text:p>‬ک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8" calcext:value-type="float">
            <text:p>468</text:p>
          </table:table-cell>
          <table:table-cell/>
          <table:table-cell table:style-name="ce9"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table:style-name="ce9" office:value-type="string" calcext:value-type="string">
            <text:p>‬چ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ویی</text:p>
          </table:table-cell>
          <table:table-cell table:style-name="ce13"/>
          <table:table-cell table:style-name="ce9" office:value-type="string" calcext:value-type="string">
            <text:p>‬کدو‬</text:p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/>
          <table:table-cell table:style-name="ce9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9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1" calcext:value-type="float">
            <text:p>471</text:p>
          </table:table-cell>
          <table:table-cell/>
          <table:table-cell table:style-name="ce9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9"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یله کَش</text:p>
          </table:table-cell>
          <table:table-cell table:style-name="ce13"/>
          <table:table-cell table:style-name="ce9" office:value-type="string" calcext:value-type="string">
            <text:p>‬نوعی چکمه از جنس رزین که‬</text:p>
          </table:table-cell>
          <table:table-cell table:number-columns-repeated="1019"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  <table:table-cell table:style-name="ce9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9" office:value-type="string" calcext:value-type="string">
            <text:p>‬کُل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  <table:table-cell table:style-name="ce9"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table:style-name="ce9" office:value-type="string" calcext:value-type="string">
            <text:p>‬بادمجان شکم پُ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  <table:table-cell table:style-name="ce9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9" office:value-type="string" calcext:value-type="string">
            <text:p>‬کرم شب 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  <table:table-cell table:style-name="ce9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9" office:value-type="string" calcext:value-type="string">
            <text:p>‬گاو آه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گاچ</text:p>
          </table:table-cell>
          <table:table-cell table:style-name="ce13"/>
          <table:table-cell table:style-name="ce9" office:value-type="string" calcext:value-type="string">
            <text:p>‬بیماری راشیتیسم‬</text:p>
          </table:table-cell>
          <table:table-cell table:number-columns-repeated="1019"/>
        </table:table-row>
        <table:table-row table:style-name="ro2">
          <table:table-cell office:value-type="float" office:value="478" calcext:value-type="float">
            <text:p>478</text:p>
          </table:table-cell>
          <table:table-cell/>
          <table:table-cell table:style-name="ce9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9" office:value-type="string" calcext:value-type="string">
            <text:p>‬طوی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9" calcext:value-type="float">
            <text:p>479</text:p>
          </table:table-cell>
          <table:table-cell/>
          <table:table-cell table:style-name="ce9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9" office:value-type="string" calcext:value-type="string">
            <text:p>‬دن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9"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81" calcext:value-type="float">
            <text:p>481</text:p>
          </table:table-cell>
          <table:table-cell/>
          <table:table-cell table:style-name="ce9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9" office:value-type="string" calcext:value-type="string">
            <text:p>‬کفش پالستیک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2" calcext:value-type="float">
            <text:p>482</text:p>
          </table:table-cell>
          <table:table-cell/>
          <table:table-cell table:style-name="ce9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9" office:value-type="string" calcext:value-type="string">
            <text:p>‬گیاه حصیر باف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کَبَرَ</text:p>
          </table:table-cell>
          <table:table-cell table:style-name="ce13"/>
          <table:table-cell table:style-name="ce9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2">
          <table:table-cell office:value-type="float" office:value="484" calcext:value-type="float">
            <text:p>484</text:p>
          </table:table-cell>
          <table:table-cell/>
          <table:table-cell table:style-name="ce9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9" office:value-type="string" calcext:value-type="string">
            <text:p>‬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85" calcext:value-type="float">
            <text:p>485</text:p>
          </table:table-cell>
          <table:table-cell/>
          <table:table-cell table:style-name="ce9"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table:style-name="ce9" office:value-type="string" calcext:value-type="string">
            <text:p>‬گیاه گَزَنِ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86" calcext:value-type="float">
            <text:p>486</text:p>
          </table:table-cell>
          <table:table-cell/>
          <table:table-cell table:style-name="ce9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9" office:value-type="string" calcext:value-type="string">
            <text:p>‬مو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7" calcext:value-type="float">
            <text:p>487</text:p>
          </table:table-cell>
          <table:table-cell/>
          <table:table-cell table:style-name="ce9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9"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88" calcext:value-type="float">
            <text:p>488</text:p>
          </table:table-cell>
          <table:table-cell/>
          <table:table-cell table:style-name="ce9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9" office:value-type="string" calcext:value-type="string">
            <text:p>‬ظرف سفا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89" calcext:value-type="float">
            <text:p>489</text:p>
          </table:table-cell>
          <table:table-cell/>
          <table:table-cell table:style-name="ce9"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table:style-name="ce9" office:value-type="string" calcext:value-type="string">
            <text:p>‬گاو می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0" calcext:value-type="float">
            <text:p>490</text:p>
          </table:table-cell>
          <table:table-cell/>
          <table:table-cell table:style-name="ce9"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table:style-name="ce9" office:value-type="string" calcext:value-type="string">
            <text:p>‬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1" calcext:value-type="float">
            <text:p>491</text:p>
          </table:table-cell>
          <table:table-cell/>
          <table:table-cell table:style-name="ce9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9" office:value-type="string" calcext:value-type="string">
            <text:p>‬زنبیل باف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2" calcext:value-type="float">
            <text:p>492</text:p>
          </table:table-cell>
          <table:table-cell/>
          <table:table-cell table:style-name="ce9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9" office:value-type="string" calcext:value-type="string">
            <text:p>‬آروغ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3" calcext:value-type="float">
            <text:p>493</text:p>
          </table:table-cell>
          <table:table-cell/>
          <table:table-cell table:style-name="ce9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9" office:value-type="string" calcext:value-type="string">
            <text:p>‬سوخت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4" calcext:value-type="float">
            <text:p>494</text:p>
          </table:table-cell>
          <table:table-cell/>
          <table:table-cell table:style-name="ce9"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table:style-name="ce9" office:value-type="string" calcext:value-type="string">
            <text:p>‬کله خر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5" calcext:value-type="float">
            <text:p>495</text:p>
          </table:table-cell>
          <table:table-cell/>
          <table:table-cell table:style-name="ce9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9" office:value-type="string" calcext:value-type="string">
            <text:p>‬کو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6" calcext:value-type="float">
            <text:p>496</text:p>
          </table:table-cell>
          <table:table-cell/>
          <table:table-cell table:style-name="ce9"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table:style-name="ce9" office:value-type="string" calcext:value-type="string">
            <text:p>‬گم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7" calcext:value-type="float">
            <text:p>497</text:p>
          </table:table-cell>
          <table:table-cell/>
          <table:table-cell table:style-name="ce9"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table:style-name="ce9" office:value-type="string" calcext:value-type="string">
            <text:p>‬مگس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8" calcext:value-type="float">
            <text:p>498</text:p>
          </table:table-cell>
          <table:table-cell/>
          <table:table-cell table:style-name="ce9"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table:style-name="ce9" office:value-type="string" calcext:value-type="string">
            <text:p>‬حرف می 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9" calcext:value-type="float">
            <text:p>499</text:p>
          </table:table-cell>
          <table:table-cell/>
          <table:table-cell table:style-name="ce9"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table:style-name="ce9" office:value-type="string" calcext:value-type="string">
            <text:p>‬می گوی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9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الجو</text:p>
          </table:table-cell>
          <table:table-cell table:style-name="ce13"/>
          <table:table-cell table:style-name="ce9" office:value-type="string" calcext:value-type="string">
            <text:p>‬نهر کوچک‬</text:p>
          </table:table-cell>
          <table:table-cell table:number-columns-repeated="1019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السو</text:p>
          </table:table-cell>
          <table:table-cell table:style-name="ce13"/>
          <table:table-cell table:style-name="ce9" office:value-type="string" calcext:value-type="string">
            <text:p>‬خمیر‬</text:p>
          </table:table-cell>
          <table:table-cell table:number-columns-repeated="1019"/>
        </table:table-row>
        <table:table-row table:style-name="ro2">
          <table:table-cell office:value-type="float" office:value="503" calcext:value-type="float">
            <text:p>503</text:p>
          </table:table-cell>
          <table:table-cell/>
          <table:table-cell table:style-name="ce9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9" office:value-type="string" calcext:value-type="string">
            <text:p>‬طن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4" calcext:value-type="float">
            <text:p>504</text:p>
          </table:table-cell>
          <table:table-cell/>
          <table:table-cell table:style-name="ce9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9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5" calcext:value-type="float">
            <text:p>505</text:p>
          </table:table-cell>
          <table:table-cell/>
          <table:table-cell table:style-name="ce9"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table:style-name="ce9" office:value-type="string" calcext:value-type="string">
            <text:p>‬ساکت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6" calcext:value-type="float">
            <text:p>506</text:p>
          </table:table-cell>
          <table:table-cell/>
          <table:table-cell table:style-name="ce9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9" office:value-type="string" calcext:value-type="string">
            <text:p>‬روسر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07" calcext:value-type="float">
            <text:p>507</text:p>
          </table:table-cell>
          <table:table-cell/>
          <table:table-cell table:style-name="ce9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9"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8" calcext:value-type="float">
            <text:p>508</text:p>
          </table:table-cell>
          <table:table-cell/>
          <table:table-cell table:style-name="ce9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9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لَل</text:p>
          </table:table-cell>
          <table:table-cell table:style-name="ce13"/>
          <table:table-cell table:style-name="ce9" office:value-type="string" calcext:value-type="string">
            <text:p>‬پشه‬</text:p>
          </table:table-cell>
          <table:table-cell table:number-columns-repeated="1019"/>
        </table:table-row>
        <table:table-row table:style-name="ro2">
          <table:table-cell office:value-type="float" office:value="510" calcext:value-type="float">
            <text:p>510</text:p>
          </table:table-cell>
          <table:table-cell/>
          <table:table-cell table:style-name="ce9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9" office:value-type="string" calcext:value-type="string">
            <text:p>‬شیشه چر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11" calcext:value-type="float">
            <text:p>511</text:p>
          </table:table-cell>
          <table:table-cell/>
          <table:table-cell table:style-name="ce9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9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لو</text:p>
          </table:table-cell>
          <table:table-cell table:style-name="ce13"/>
          <table:table-cell table:style-name="ce9" office:value-type="string" calcext:value-type="string">
            <text:p>‬نخی که به گیاه وصل کرده و به صورت‬</text:p>
          </table:table-cell>
          <table:table-cell table:number-columns-repeated="1019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لوجُمبَر</text:p>
          </table:table-cell>
          <table:table-cell table:style-name="ce13"/>
          <table:table-cell table:style-name="ce9" office:value-type="string" calcext:value-type="string">
            <text:p>‬سوراخ روی طویله‬</text:p>
          </table:table-cell>
          <table:table-cell table:number-columns-repeated="1019"/>
        </table:table-row>
        <table:table-row table:style-name="ro2">
          <table:table-cell office:value-type="float" office:value="514" calcext:value-type="float">
            <text:p>514</text:p>
          </table:table-cell>
          <table:table-cell/>
          <table:table-cell table:style-name="ce9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9" office:value-type="string" calcext:value-type="string">
            <text:p><text:span text:style-name="T1">‬جشم غره  </text:span><text:span text:style-name="T2">/‬</text:span><text:span text:style-name="T3">پشت چشم نازک کر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15" calcext:value-type="float">
            <text:p>515</text:p>
          </table:table-cell>
          <table:table-cell/>
          <table:table-cell table:style-name="ce9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9" office:value-type="string" calcext:value-type="string">
            <text:p>‬پارس می ک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16" calcext:value-type="float">
            <text:p>516</text:p>
          </table:table-cell>
          <table:table-cell/>
          <table:table-cell table:style-name="ce9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9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لیش</text:p>
          </table:table-cell>
          <table:table-cell table:style-name="ce13"/>
          <table:table-cell table:style-name="ce9" office:value-type="string" calcext:value-type="string">
            <text:p>‬درب چوبی‬</text:p>
          </table:table-cell>
          <table:table-cell table:number-columns-repeated="1019"/>
        </table:table-row>
        <table:table-row table:style-name="ro2">
          <table:table-cell office:value-type="float" office:value="518" calcext:value-type="float">
            <text:p>518</text:p>
          </table:table-cell>
          <table:table-cell/>
          <table:table-cell table:style-name="ce9"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table:style-name="ce9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19" calcext:value-type="float">
            <text:p>519</text:p>
          </table:table-cell>
          <table:table-cell/>
          <table:table-cell table:style-name="ce9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9" office:value-type="string" calcext:value-type="string">
            <text:p>‬هزار پا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9"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1" calcext:value-type="float">
            <text:p>521</text:p>
          </table:table-cell>
          <table:table-cell/>
          <table:table-cell table:style-name="ce9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9" office:value-type="string" calcext:value-type="string">
            <text:p>‬دلم 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2" calcext:value-type="float">
            <text:p>522</text:p>
          </table:table-cell>
          <table:table-cell/>
          <table:table-cell table:style-name="ce9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9" office:value-type="string" calcext:value-type="string">
            <text:p>‬به من 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3" calcext:value-type="float">
            <text:p>523</text:p>
          </table:table-cell>
          <table:table-cell/>
          <table:table-cell table:style-name="ce9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9" office:value-type="string" calcext:value-type="string">
            <text:p>‬لب و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4" calcext:value-type="float">
            <text:p>524</text:p>
          </table:table-cell>
          <table:table-cell/>
          <table:table-cell table:style-name="ce9"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table:style-name="ce9"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5" calcext:value-type="float">
            <text:p>525</text:p>
          </table:table-cell>
          <table:table-cell/>
          <table:table-cell table:style-name="ce9"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table:style-name="ce9" office:value-type="string" calcext:value-type="string">
            <text:p>‬تخم 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6" calcext:value-type="float">
            <text:p>526</text:p>
          </table:table-cell>
          <table:table-cell/>
          <table:table-cell table:style-name="ce9"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table:style-name="ce9"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7" calcext:value-type="float">
            <text:p>527</text:p>
          </table:table-cell>
          <table:table-cell/>
          <table:table-cell table:style-name="ce9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9"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8" calcext:value-type="float">
            <text:p>528</text:p>
          </table:table-cell>
          <table:table-cell/>
          <table:table-cell table:style-name="ce9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9" office:value-type="string" calcext:value-type="string">
            <text:p>‬بل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29" calcext:value-type="float">
            <text:p>529</text:p>
          </table:table-cell>
          <table:table-cell/>
          <table:table-cell table:style-name="ce9"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table:style-name="ce9" office:value-type="string" calcext:value-type="string">
            <text:p>‬مکتب خ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0" calcext:value-type="float">
            <text:p>530</text:p>
          </table:table-cell>
          <table:table-cell/>
          <table:table-cell table:style-name="ce9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9" office:value-type="string" calcext:value-type="string">
            <text:p>‬گنج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1" calcext:value-type="float">
            <text:p>531</text:p>
          </table:table-cell>
          <table:table-cell/>
          <table:table-cell table:style-name="ce9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9" office:value-type="string" calcext:value-type="string">
            <text:p><text:span text:style-name="T1">‬بوس  </text:span><text:span text:style-name="T2">/‬</text:span><text:span text:style-name="T3">روبوسی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موتون</text:p>
          </table:table-cell>
          <table:table-cell table:style-name="ce13"/>
          <table:table-cell table:style-name="ce9" office:value-type="string" calcext:value-type="string">
            <text:p>‬گشتن‬</text:p>
          </table:table-cell>
          <table:table-cell table:number-columns-repeated="1019"/>
        </table:table-row>
        <table:table-row table:style-name="ro2">
          <table:table-cell office:value-type="float" office:value="533" calcext:value-type="float">
            <text:p>533</text:p>
          </table:table-cell>
          <table:table-cell/>
          <table:table-cell table:style-name="ce9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9" office:value-type="string" calcext:value-type="string">
            <text:p>‬سینی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4" calcext:value-type="float">
            <text:p>534</text:p>
          </table:table-cell>
          <table:table-cell/>
          <table:table-cell table:style-name="ce9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9" office:value-type="string" calcext:value-type="string">
            <text:p>‬کوزه مسی که در قدیم استفا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5" calcext:value-type="float">
            <text:p>535</text:p>
          </table:table-cell>
          <table:table-cell/>
          <table:table-cell table:style-name="ce9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9"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6" calcext:value-type="float">
            <text:p>536</text:p>
          </table:table-cell>
          <table:table-cell/>
          <table:table-cell table:style-name="ce9"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table:style-name="ce9" office:value-type="string" calcext:value-type="string">
            <text:p>‬اتاق مهم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7" calcext:value-type="float">
            <text:p>537</text:p>
          </table:table-cell>
          <table:table-cell/>
          <table:table-cell table:style-name="ce9" office:value-type="string" calcext:value-type="string">
            <text:p><text:span text:style-name="T1">میجیک  </text:span><text:span text:style-name="T2">/‬</text:span><text:span text:style-name="T3">میژیک</text:span></text:p>
          </table:table-cell>
          <table:table-cell office:value-type="string" calcext:value-type="string">
            <text:p>mijik</text:p>
          </table:table-cell>
          <table:table-cell table:style-name="ce9" office:value-type="string" calcext:value-type="string">
            <text:p><text:span text:style-name="T1">‬مژه  </text:span><text:span text:style-name="T2">/‬</text:span><text:span text:style-name="T3">پلک ز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8" calcext:value-type="float">
            <text:p>538</text:p>
          </table:table-cell>
          <table:table-cell/>
          <table:table-cell table:style-name="ce9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9" office:value-type="string" calcext:value-type="string">
            <text:p>‬مِ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9" calcext:value-type="float">
            <text:p>539</text:p>
          </table:table-cell>
          <table:table-cell/>
          <table:table-cell table:style-name="ce9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9"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9" office:value-type="string" calcext:value-type="string">
            <text:p>‬م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1" calcext:value-type="float">
            <text:p>541</text:p>
          </table:table-cell>
          <table:table-cell/>
          <table:table-cell table:style-name="ce9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9" office:value-type="string" calcext:value-type="string">
            <text:p>‬برای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2" calcext:value-type="float">
            <text:p>542</text:p>
          </table:table-cell>
          <table:table-cell/>
          <table:table-cell table:style-name="ce9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9" office:value-type="string" calcext:value-type="string">
            <text:p>‬تلم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43" calcext:value-type="float">
            <text:p>543</text:p>
          </table:table-cell>
          <table:table-cell/>
          <table:table-cell table:style-name="ce9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9" office:value-type="string" calcext:value-type="string">
            <text:p>‬فسنج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4" calcext:value-type="float">
            <text:p>544</text:p>
          </table:table-cell>
          <table:table-cell/>
          <table:table-cell table:style-name="ce9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9" office:value-type="string" calcext:value-type="string">
            <text:p>‬نان برب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5" calcext:value-type="float">
            <text:p>545</text:p>
          </table:table-cell>
          <table:table-cell/>
          <table:table-cell table:style-name="ce9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9"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نفربر</text:p>
          </table:table-cell>
          <table:table-cell table:style-name="ce13"/>
          <table:table-cell table:style-name="ce9" office:value-type="string" calcext:value-type="string">
            <text:p>‬دمپایی‬</text:p>
          </table:table-cell>
          <table:table-cell table:number-columns-repeated="1019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نفین</text:p>
          </table:table-cell>
          <table:table-cell table:style-name="ce13"/>
          <table:table-cell table:style-name="ce9" office:value-type="string" calcext:value-type="string">
            <text:p>‬سر قابلمه‬</text:p>
          </table:table-cell>
          <table:table-cell table:number-columns-repeated="1019"/>
        </table:table-row>
        <table:table-row table:style-name="ro2">
          <table:table-cell office:value-type="float" office:value="548" calcext:value-type="float">
            <text:p>548</text:p>
          </table:table-cell>
          <table:table-cell/>
          <table:table-cell table:style-name="ce9"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table:style-name="ce9" office:value-type="string" calcext:value-type="string">
            <text:p>‬قص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49" calcext:value-type="float">
            <text:p>549</text:p>
          </table:table-cell>
          <table:table-cell/>
          <table:table-cell table:style-name="ce9"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‬اس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/>
          <table:table-cell table:style-name="ce9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9"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1" calcext:value-type="float">
            <text:p>551</text:p>
          </table:table-cell>
          <table:table-cell/>
          <table:table-cell table:style-name="ce9" office:value-type="string" calcext:value-type="string">
            <text:p><text:span text:style-name="T1">نودِمال  </text:span><text:span text:style-name="T2">/‬</text:span><text:span text:style-name="T3">نودُمبار</text:span></text:p>
          </table:table-cell>
          <table:table-cell office:value-type="string" calcext:value-type="string">
            <text:p>nodubar</text:p>
          </table:table-cell>
          <table:table-cell table:style-name="ce9" office:value-type="string" calcext:value-type="string">
            <text:p>‬قایق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52" calcext:value-type="float">
            <text:p>552</text:p>
          </table:table-cell>
          <table:table-cell/>
          <table:table-cell table:style-name="ce9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9" office:value-type="string" calcext:value-type="string">
            <text:p>‬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3" calcext:value-type="float">
            <text:p>553</text:p>
          </table:table-cell>
          <table:table-cell/>
          <table:table-cell table:style-name="ce9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9" office:value-type="string" calcext:value-type="string">
            <text:p>‬وَردَ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4" calcext:value-type="float">
            <text:p>554</text:p>
          </table:table-cell>
          <table:table-cell/>
          <table:table-cell table:style-name="ce9"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table:style-name="ce9" office:value-type="string" calcext:value-type="string">
            <text:p>‬نخ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5" calcext:value-type="float">
            <text:p>555</text:p>
          </table:table-cell>
          <table:table-cell/>
          <table:table-cell table:style-name="ce9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9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6" calcext:value-type="float">
            <text:p>556</text:p>
          </table:table-cell>
          <table:table-cell/>
          <table:table-cell table:style-name="ce9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9" office:value-type="string" calcext:value-type="string">
            <text:p>‬آگ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7" calcext:value-type="float">
            <text:p>557</text:p>
          </table:table-cell>
          <table:table-cell/>
          <table:table-cell table:style-name="ce9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9" office:value-type="string" calcext:value-type="string">
            <text:p>‬بار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58" calcext:value-type="float">
            <text:p>558</text:p>
          </table:table-cell>
          <table:table-cell/>
          <table:table-cell table:style-name="ce9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9"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9" calcext:value-type="float">
            <text:p>559</text:p>
          </table:table-cell>
          <table:table-cell/>
          <table:table-cell table:style-name="ce9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9" office:value-type="string" calcext:value-type="string">
            <text:p>‬بپ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9" office:value-type="string" calcext:value-type="string">
            <text:p>‬ع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1" calcext:value-type="float">
            <text:p>561</text:p>
          </table:table-cell>
          <table:table-cell/>
          <table:table-cell table:style-name="ce9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9" office:value-type="string" calcext:value-type="string">
            <text:p>‬چراغ خوراک پ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62" calcext:value-type="float">
            <text:p>562</text:p>
          </table:table-cell>
          <table:table-cell/>
          <table:table-cell table:style-name="ce9"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table:style-name="ce9" office:value-type="string" calcext:value-type="string">
            <text:p>‬آب نبات چو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3" calcext:value-type="float">
            <text:p>563</text:p>
          </table:table-cell>
          <table:table-cell/>
          <table:table-cell table:style-name="ce9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9" office:value-type="string" calcext:value-type="string">
            <text:p>‬درما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4" calcext:value-type="float">
            <text:p>564</text:p>
          </table:table-cell>
          <table:table-cell/>
          <table:table-cell table:style-name="ce9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9" office:value-type="string" calcext:value-type="string">
            <text:p>‬نه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وُته</text:p>
          </table:table-cell>
          <table:table-cell table:style-name="ce13"/>
          <table:table-cell table:style-name="ce9" office:value-type="string" calcext:value-type="string">
            <text:p>‬اشیا مخصوص حصیر بافی‬</text:p>
          </table:table-cell>
          <table:table-cell table:number-columns-repeated="1019"/>
        </table:table-row>
        <table:table-row table:style-name="ro2">
          <table:table-cell office:value-type="float" office:value="566" calcext:value-type="float">
            <text:p>566</text:p>
          </table:table-cell>
          <table:table-cell/>
          <table:table-cell table:style-name="ce9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9" office:value-type="string" calcext:value-type="string">
            <text:p>‬برگشت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7" calcext:value-type="float">
            <text:p>567</text:p>
          </table:table-cell>
          <table:table-cell/>
          <table:table-cell table:style-name="ce9"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table:style-name="ce9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8" calcext:value-type="float">
            <text:p>568</text:p>
          </table:table-cell>
          <table:table-cell/>
          <table:table-cell table:style-name="ce9"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table:style-name="ce9" office:value-type="string" calcext:value-type="string">
            <text:p>‬ب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9" calcext:value-type="float">
            <text:p>569</text:p>
          </table:table-cell>
          <table:table-cell/>
          <table:table-cell table:style-name="ce9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9" office:value-type="string" calcext:value-type="string">
            <text:p>‬پیشان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0" calcext:value-type="float">
            <text:p>570</text:p>
          </table:table-cell>
          <table:table-cell/>
          <table:table-cell table:style-name="ce9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9" office:value-type="string" calcext:value-type="string">
            <text:p>‬بلند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1" calcext:value-type="float">
            <text:p>571</text:p>
          </table:table-cell>
          <table:table-cell/>
          <table:table-cell table:style-name="ce9"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table:style-name="ce9" office:value-type="string" calcext:value-type="string">
            <text:p>‬برد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2" calcext:value-type="float">
            <text:p>572</text:p>
          </table:table-cell>
          <table:table-cell/>
          <table:table-cell table:style-name="ce9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‬کن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3" calcext:value-type="float">
            <text:p>573</text:p>
          </table:table-cell>
          <table:table-cell/>
          <table:table-cell table:style-name="ce9"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table:style-name="ce9" office:value-type="string" calcext:value-type="string">
            <text:p>‬ور 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4" calcext:value-type="float">
            <text:p>574</text:p>
          </table:table-cell>
          <table:table-cell/>
          <table:table-cell table:style-name="ce9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9" office:value-type="string" calcext:value-type="string">
            <text:p>‬پیش 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5" calcext:value-type="float">
            <text:p>575</text:p>
          </table:table-cell>
          <table:table-cell/>
          <table:table-cell table:style-name="ce9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9" office:value-type="string" calcext:value-type="string">
            <text:p>‬کنار نی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6" calcext:value-type="float">
            <text:p>576</text:p>
          </table:table-cell>
          <table:table-cell/>
          <table:table-cell table:style-name="ce9"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table:style-name="ce9" office:value-type="string" calcext:value-type="string">
            <text:p>‬گوساله ن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7" calcext:value-type="float">
            <text:p>577</text:p>
          </table:table-cell>
          <table:table-cell/>
          <table:table-cell table:style-name="ce9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9" office:value-type="string" calcext:value-type="string">
            <text:p>‬زنبیل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وُشُوم</text:p>
          </table:table-cell>
          <table:table-cell table:style-name="ce13"/>
          <table:table-cell table:style-name="ce9" office:value-type="string" calcext:value-type="string">
            <text:p>‬بلدرچین‬</text:p>
          </table:table-cell>
          <table:table-cell table:number-columns-repeated="1019"/>
        </table:table-row>
        <table:table-row table:style-name="ro2">
          <table:table-cell office:value-type="float" office:value="579" calcext:value-type="float">
            <text:p>579</text:p>
          </table:table-cell>
          <table:table-cell/>
          <table:table-cell table:style-name="ce9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9" office:value-type="string" calcext:value-type="string">
            <text:p>‬خسته ش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table:style-name="ce9" office:value-type="string" calcext:value-type="string">
            <text:p>‬برگ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1" calcext:value-type="float">
            <text:p>581</text:p>
          </table:table-cell>
          <table:table-cell/>
          <table:table-cell table:style-name="ce9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9" office:value-type="string" calcext:value-type="string">
            <text:p>جست و جو کردن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2" calcext:value-type="float">
            <text:p>582</text:p>
          </table:table-cell>
          <table:table-cell/>
          <table:table-cell table:style-name="ce9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9" office:value-type="string" calcext:value-type="string">
            <text:p>‬گری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83" calcext:value-type="float">
            <text:p>583</text:p>
          </table:table-cell>
          <table:table-cell/>
          <table:table-cell table:style-name="ce9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9" office:value-type="string" calcext:value-type="string">
            <text:p>‬نوعی طناب که از کاه ساخته ش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ویرشین</text:p>
          </table:table-cell>
          <table:table-cell table:style-name="ce13"/>
          <table:table-cell table:style-name="ce9" office:value-type="string" calcext:value-type="string">
            <text:p>‬به هم زدن‬</text:p>
          </table:table-cell>
          <table:table-cell table:number-columns-repeated="1019"/>
        </table:table-row>
        <table:table-row table:style-name="ro2">
          <table:table-cell office:value-type="float" office:value="585" calcext:value-type="float">
            <text:p>585</text:p>
          </table:table-cell>
          <table:table-cell/>
          <table:table-cell table:style-name="ce9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9" office:value-type="string" calcext:value-type="string">
            <text:p><text:span text:style-name="T1">‬سَقِز  </text:span><text:span text:style-name="T2">/‬</text:span><text:span text:style-name="T3">نوعی آدامس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6" calcext:value-type="float">
            <text:p>586</text:p>
          </table:table-cell>
          <table:table-cell/>
          <table:table-cell table:style-name="ce9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9" office:value-type="string" calcext:value-type="string">
            <text:p>‬پرستو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87" calcext:value-type="float">
            <text:p>587</text:p>
          </table:table-cell>
          <table:table-cell/>
          <table:table-cell table:style-name="ce9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9" office:value-type="string" calcext:value-type="string">
            <text:p>‬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الوچه</text:p>
          </table:table-cell>
          <table:table-cell table:style-name="ce13"/>
          <table:table-cell table:style-name="ce9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هالی رُب</text:p>
          </table:table-cell>
          <table:table-cell table:style-name="ce13"/>
          <table:table-cell table:style-name="ce9" office:value-type="string" calcext:value-type="string">
            <text:p><text:span text:style-name="T1">‬رب گوجه سبز  </text:span><text:span text:style-name="T2">/‬</text:span><text:span text:style-name="T3">رب آلوچه‬</text:span></text:p>
          </table:table-cell>
          <table:table-cell table:number-columns-repeated="1019"/>
        </table:table-row>
        <table:table-row table:style-name="ro2">
          <table:table-cell office:value-type="float" office:value="590" calcext:value-type="float">
            <text:p>590</text:p>
          </table:table-cell>
          <table:table-cell/>
          <table:table-cell table:style-name="ce9"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table:style-name="ce9" office:value-type="string" calcext:value-type="string">
            <text:p>‬الک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هاج هاجی</text:p>
          </table:table-cell>
          <table:table-cell table:style-name="ce13" office:value-type="string" calcext:value-type="string">
            <text:p>hajhajey</text:p>
          </table:table-cell>
          <table:table-cell table:style-name="ce9" office:value-type="string" calcext:value-type="string">
            <text:p>‬پرستو‬</text:p>
          </table:table-cell>
          <table:table-cell table:number-columns-repeated="1019"/>
        </table:table-row>
        <table:table-row table:style-name="ro2">
          <table:table-cell office:value-type="float" office:value="592" calcext:value-type="float">
            <text:p>592</text:p>
          </table:table-cell>
          <table:table-cell/>
          <table:table-cell table:style-name="ce9"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table:style-name="ce9" office:value-type="string" calcext:value-type="string">
            <text:p>‬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هره</text:p>
          </table:table-cell>
          <table:table-cell table:style-name="ce13"/>
          <table:table-cell table:style-name="ce9" office:value-type="string" calcext:value-type="string">
            <text:p>‬پله‬</text:p>
          </table:table-cell>
          <table:table-cell table:number-columns-repeated="1019"/>
        </table:table-row>
        <table:table-row table:style-name="ro2">
          <table:table-cell office:value-type="float" office:value="594" calcext:value-type="float">
            <text:p>594</text:p>
          </table:table-cell>
          <table:table-cell/>
          <table:table-cell table:style-name="ce9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9" office:value-type="string" calcext:value-type="string">
            <text:p>‬زیر پایی ز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95" calcext:value-type="float">
            <text:p>595</text:p>
          </table:table-cell>
          <table:table-cell/>
          <table:table-cell table:style-name="ce9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9" office:value-type="string" calcext:value-type="string">
            <text:p>‬دوبا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6" calcext:value-type="float">
            <text:p>596</text:p>
          </table:table-cell>
          <table:table-cell/>
          <table:table-cell table:style-name="ce9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9" office:value-type="string" calcext:value-type="string">
            <text:p>‬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7" calcext:value-type="float">
            <text:p>597</text:p>
          </table:table-cell>
          <table:table-cell/>
          <table:table-cell table:style-name="ce9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9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8" calcext:value-type="float">
            <text:p>598</text:p>
          </table:table-cell>
          <table:table-cell/>
          <table:table-cell table:style-name="ce9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9" office:value-type="string" calcext:value-type="string">
            <text:p>‬گر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9" calcext:value-type="float">
            <text:p>599</text:p>
          </table:table-cell>
          <table:table-cell/>
          <table:table-cell table:style-name="ce9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9" office:value-type="string" calcext:value-type="string">
            <text:p>‬یک ذ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9" office:value-type="string" calcext:value-type="string">
            <text:p>‬گشن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01" calcext:value-type="float">
            <text:p>601</text:p>
          </table:table-cell>
          <table:table-cell/>
          <table:table-cell table:style-name="ce9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9" office:value-type="string" calcext:value-type="string">
            <text:p>‬هیز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02" calcext:value-type="float">
            <text:p>602</text:p>
          </table:table-cell>
          <table:table-cell/>
          <table:table-cell table:style-name="ce9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9" office:value-type="string" calcext:value-type="string">
            <text:p>‬رنگین کم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03" calcext:value-type="float">
            <text:p>603</text:p>
          </table:table-cell>
          <table:table-cell/>
          <table:table-cell table:style-name="ce9"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table:style-name="ce9" office:value-type="string" calcext:value-type="string">
            <text:p>‬یک د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یِسکاله</text:p>
          </table:table-cell>
          <table:table-cell table:style-name="ce15"/>
          <table:table-cell table:style-name="ce9" office:value-type="string" calcext:value-type="string">
            <text:p>‬یک ذره‬</text:p>
          </table:table-cell>
          <table:table-cell table:style-name="ce17" table:number-columns-repeated="1019"/>
        </table:table-row>
        <table:table-row table:style-name="ro2" table:number-rows-repeated="10479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rginal.$A$1" table:cell-range-address="$' تلفظ'.$A$1:.$G$605"/>
        </table:named-expressions>
      </table:table>
      <table:table table:name="حذف غیر لنگرودی" table:style-name="ta3">
        <office:forms form:automatic-focus="false" form:apply-design-mode="false"/>
        <table:table-column table:style-name="co10" table:default-cell-style-name="ce2"/>
        <table:table-column table:style-name="co11" table:default-cell-style-name="ce11"/>
        <table:table-column table:style-name="co12" table:default-cell-style-name="ce19"/>
        <table:table-column table:style-name="co13" table:default-cell-style-name="ce1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" table:number-columns-repeated="1016" table:default-cell-style-name="Default"/>
        <table:table-column table:style-name="co17" table:default-cell-style-name="ce22"/>
        <table:table-row table:style-name="ro1">
          <table:table-cell table:style-name="ce18" office:value-type="string" calcext:value-type="string">
            <text:p>شماره</text:p>
          </table:table-cell>
          <table:table-cell table:style-name="ce3" office:value-type="string" calcext:value-type="string">
            <text:p>لنگرودی</text:p>
          </table:table-cell>
          <table:table-cell table:style-name="ce3" office:value-type="string" calcext:value-type="string">
            <text:p>تلفظ</text:p>
          </table:table-cell>
          <table:table-cell table:style-name="ce3" office:value-type="string" calcext:value-type="string">
            <text:p>فارسی</text:p>
          </table:table-cell>
          <table:table-cell table:style-name="ce16" office:value-type="string" calcext:value-type="string">
            <text:p>۶۰ سال</text:p>
          </table:table-cell>
          <table:table-cell table:style-name="ce3" office:value-type="string" calcext:value-type="string">
            <text:p>حالا</text:p>
          </table:table-cell>
          <table:table-cell table:style-name="ce3" office:value-type="string" calcext:value-type="string">
            <text:p><text:s/>گویش</text:p>
          </table:table-cell>
          <table:table-cell table:style-name="ce3" table:number-columns-repeated="1016"/>
          <table:table-cell table:style-name="ce2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آب تخت  </text:span><text:span text:style-name="T2">/‬</text:span><text:span text:style-name="T3">اُتخت</text:span></text:p>
          </table:table-cell>
          <table:table-cell office:value-type="string" calcext:value-type="string">
            <text:p>ow takht</text:p>
          </table:table-cell>
          <table:table-cell table:style-name="ce9" office:value-type="string" calcext:value-type="string">
            <text:p>‬جایی که ظرف شست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9" office:value-type="string" calcext:value-type="string">
            <text:p>‬طنابی که برای خشک کردن لباس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9" office:value-type="string" calcext:value-type="string">
            <text:p>‬پالستیک <text:s/>،‬مشّ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1">آبخوری  </text:span><text:span text:style-name="T2">/‬</text:span><text:span text:style-name="T3">اُخوری</text:span></text:p>
          </table:table-cell>
          <table:table-cell office:value-type="string" calcext:value-type="string">
            <text:p>ow khori</text:p>
          </table:table-cell>
          <table:table-cell table:style-name="ce9" office:value-type="string" calcext:value-type="string">
            <text:p>‬لیوا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table:style-name="ce9" office:value-type="string" calcext:value-type="string">
            <text:p>‬پدر بزرگ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9" office:value-type="string" calcext:value-type="string">
            <text:p>‬لاک پش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9" office:value-type="string" calcext:value-type="string">
            <text:p>‬مادر‬</text:p>
          </table:table-cell>
          <table:table-cell/>
          <table:table-cell table:style-name="ce2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table:style-name="ce9" office:value-type="string" calcext:value-type="string">
            <text:p>‬رعد و برق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9" office:value-type="string" calcext:value-type="string">
            <text:p>‬کلی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1">اوچاق </text:span><text:span text:style-name="T2">/‬</text:span><text:span text:style-name="T3">اوچاه</text:span></text:p>
          </table:table-cell>
          <table:table-cell office:value-type="string" calcext:value-type="string">
            <text:p>ow chah</text:p>
          </table:table-cell>
          <table:table-cell table:style-name="ce9" office:value-type="string" calcext:value-type="string">
            <text:p>‬چاه آ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9" office:value-type="string" calcext:value-type="string">
            <text:p>‬گرد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table:style-name="ce9" office:value-type="string" calcext:value-type="string">
            <text:p>‬برادر بز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9" office:value-type="string" calcext:value-type="string">
            <text:p>‬درخت گرد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9" office:value-type="string" calcext:value-type="string">
            <text:p>‬آنوَر <text:s/>،‬آنج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9" office:value-type="string" calcext:value-type="string">
            <text:p>‬خورشت فسنج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9" office:value-type="string" calcext:value-type="string">
            <text:p>‬م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9" office:value-type="string" calcext:value-type="string">
            <text:p>‬گالب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9" office:value-type="string" calcext:value-type="string">
            <text:p>‬خرمالو جنگ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9" office:value-type="string" calcext:value-type="string">
            <text:p>‬نام پرن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9" office:value-type="string" calcext:value-type="string">
            <text:p>‬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9" office:value-type="string" calcext:value-type="string">
            <text:p>‬بیا اینج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9" office:value-type="string" calcext:value-type="string">
            <text:p>‬کفگی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pan text:style-name="T1">آو  </text:span><text:span text:style-name="T2">/‬</text:span><text:span text:style-name="T3">اُو</text:span></text:p>
          </table:table-cell>
          <table:table-cell office:value-type="string" calcext:value-type="string">
            <text:p>ow</text:p>
          </table:table-cell>
          <table:table-cell table:style-name="ce9" office:value-type="string" calcext:value-type="string">
            <text:p>‬آ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9" office:value-type="string" calcext:value-type="string">
            <text:p>‬تخم ماهی سفی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9" office:value-type="string" calcext:value-type="string">
            <text:p>‬آبج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table:style-name="ce9" office:value-type="string" calcext:value-type="string">
            <text:p>‬ساقه برنج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table:style-name="ce9" office:value-type="string" calcext:value-type="string">
            <text:p>‬دارم می آ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9" office:value-type="string" calcext:value-type="string">
            <text:p>‬دارد می آی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table:style-name="ce9" office:value-type="string" calcext:value-type="string">
            <text:p>‬می آی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table:style-name="ce9" office:value-type="string" calcext:value-type="string">
            <text:p>‬آم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9" office:value-type="string" calcext:value-type="string">
            <text:p>‬اینجا 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9" office:value-type="string" calcext:value-type="string">
            <text:p>‬مال م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9" office:value-type="string" calcext:value-type="string">
            <text:p>‬هست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9" office:value-type="string" calcext:value-type="string">
            <text:p>‬اینقد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9" office:value-type="string" calcext:value-type="string">
            <text:p>‬ک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9" office:value-type="string" calcext:value-type="string">
            <text:p>‬جفت جف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table:style-name="ce9" office:value-type="string" calcext:value-type="string">
            <text:p>‬نوشاب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9" office:value-type="string" calcext:value-type="string">
            <text:p>‬همسر دوم <text:s/>،‬هو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9" office:value-type="string" calcext:value-type="string">
            <text:p>‬مال ا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9" office:value-type="string" calcext:value-type="string">
            <text:p>‬مال آنه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9" office:value-type="string" calcext:value-type="string">
            <text:p>‬آره دیگه ،‬زود <text:s/>،‬یا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table:style-name="ce9" office:value-type="string" calcext:value-type="string">
            <text:p>‬این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table:style-name="ce9" office:value-type="string" calcext:value-type="string">
            <text:p>‬این طوری <text:s/>،‬اینجو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9" office:value-type="string" calcext:value-type="string">
            <text:p>‬ه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table:style-name="ce9" office:value-type="string" calcext:value-type="string">
            <text:p>‬د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table:style-name="ce9" office:value-type="string" calcext:value-type="string">
            <text:p>‬آور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9" office:value-type="string" calcext:value-type="string">
            <text:p>‬بیرون <text:s/>،‬بیرون از منزل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table:style-name="ce9" office:value-type="string" calcext:value-type="string">
            <text:p>‬پشت با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table:style-name="ce9" office:value-type="string" calcext:value-type="string">
            <text:p>‬ورم کر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9" office:value-type="string" calcext:value-type="string">
            <text:p>‬سرخ ک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9" office:value-type="string" calcext:value-type="string">
            <text:p>‬نوز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9" office:value-type="string" calcext:value-type="string">
            <text:p>‬سرخ 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9" office:value-type="string" calcext:value-type="string">
            <text:p>‬بم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table:style-name="ce9" office:value-type="string" calcext:value-type="string">
            <text:p>پخت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table:style-name="ce9" office:value-type="string" calcext:value-type="string">
            <text:p>‬سوخ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table:style-name="ce9" office:value-type="string" calcext:value-type="string">
            <text:p>‬پوسیده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table:style-name="ce9" office:value-type="string" calcext:value-type="string">
            <text:p>‬بر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table:style-name="ce9" office:value-type="string" calcext:value-type="string">
            <text:p>‬تراشید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9" office:value-type="string" calcext:value-type="string">
            <text:p>‬رفت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table:style-name="ce9" office:value-type="string" calcext:value-type="string">
            <text:p>‬ترک برداشتن <text:s/>،‬منفجر ش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table:style-name="ce9" office:value-type="string" calcext:value-type="string">
            <text:p>‬گفت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9" office:value-type="string" calcext:value-type="string">
            <text:p>‬افتا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9" office:value-type="string" calcext:value-type="string">
            <text:p>‬به پایی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9" office:value-type="string" calcext:value-type="string">
            <text:p>‬ری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table:style-name="ce9" office:value-type="string" calcext:value-type="string">
            <text:p>‬بخوا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9" office:value-type="string" calcext:value-type="string">
            <text:p>‬شعله آت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table:style-name="ce9" office:value-type="string" calcext:value-type="string">
            <text:p>‬نگهدا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table:style-name="ce9" office:value-type="string" calcext:value-type="string">
            <text:p>‬درد و بالت بخوره توی سر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9" office:value-type="string" calcext:value-type="string">
            <text:p>‬سط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9" office:value-type="string" calcext:value-type="string">
            <text:p>‬دروازه ی نرده ای <text:s/>،‬درِ با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table:style-name="ce9" office:value-type="string" calcext:value-type="string">
            <text:p>بیار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table:style-name="ce9" office:value-type="string" calcext:value-type="string">
            <text:p>‬برا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9" office:value-type="string" calcext:value-type="string">
            <text:p>‬یک نوع ساقه وحشی تمش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table:style-name="ce9" office:value-type="string" calcext:value-type="string">
            <text:p>‬آمد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table:style-name="ce9" office:value-type="string" calcext:value-type="string">
            <text:p>‬آم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table:style-name="ce9" office:value-type="string" calcext:value-type="string">
            <text:p>‬فوت ش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table:style-name="ce9" office:value-type="string" calcext:value-type="string">
            <text:p>‬از پیژامه آمده <text:s/>،‬شلوار راحت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table:style-name="ce9" office:value-type="string" calcext:value-type="string">
            <text:p>‬نشست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9" office:value-type="string" calcext:value-type="string">
            <text:p>‬باد س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table:style-name="ce9" office:value-type="string" calcext:value-type="string">
            <text:p>‬گفت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9" office:value-type="string" calcext:value-type="string">
            <text:p>‬دستگیره آشپزخا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9" office:value-type="string" calcext:value-type="string">
            <text:p>‬گف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9" office:value-type="string" calcext:value-type="string">
            <text:p>‬خاکستر آت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9" office:value-type="string" calcext:value-type="string">
            <text:p>‬بوته خ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table:style-name="ce9" office:value-type="string" calcext:value-type="string">
            <text:p>‬بر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<text:span text:style-name="T1">بوزی </text:span><text:span text:style-name="T2">/‬</text:span><text:span text:style-name="T3">بوزه</text:span></text:p>
          </table:table-cell>
          <table:table-cell office:value-type="string" calcext:value-type="string">
            <text:p>boozy</text:p>
          </table:table-cell>
          <table:table-cell table:style-name="ce9" office:value-type="string" calcext:value-type="string">
            <text:p>‬پاشنه پ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9" office:value-type="string" calcext:value-type="string">
            <text:p>‬ارد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table:style-name="ce9" office:value-type="string" calcext:value-type="string">
            <text:p>‬بیا پیش م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table:style-name="ce9" office:value-type="string" calcext:value-type="string">
            <text:p>‬برو آن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table:style-name="ce9" office:value-type="string" calcext:value-type="string">
            <text:p>‬بی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table:style-name="ce9" office:value-type="string" calcext:value-type="string">
            <text:p><text:span text:style-name="T1"> ‬بروم‬ </text:span><text:span text:style-name="T2">- </text:span><text:span text:style-name="T3">رفتم</text:span>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9" office:value-type="string" calcext:value-type="string">
            <text:p>‬قه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9" office:value-type="string" calcext:value-type="string">
            <text:p>‬آم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9" office:value-type="string" calcext:value-type="string">
            <text:p>‬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9" office:value-type="string" calcext:value-type="string">
            <text:p>‬مزرعه <text:s/>،‬شالی ز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table:style-name="ce9" office:value-type="string" calcext:value-type="string">
            <text:p>‬پ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9" office:value-type="string" calcext:value-type="string">
            <text:p>‬سیگ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"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table:style-name="ce9" office:value-type="string" calcext:value-type="string">
            <text:p>‬از حال رفت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9" office:value-type="string" calcext:value-type="string">
            <text:p>‬پشه ب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9" office:value-type="string" calcext:value-type="string">
            <text:p>‬ته دی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9" office:value-type="string" calcext:value-type="string">
            <text:p>‬برنج بر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9" office:value-type="string" calcext:value-type="string">
            <text:p>‬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"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table:style-name="ce9" office:value-type="string" calcext:value-type="string">
            <text:p>‬گوجه فرن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9" office:value-type="string" calcext:value-type="string">
            <text:p>‬برنج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9" office:value-type="string" calcext:value-type="string">
            <text:p><text:span text:style-name="T1">پَچ  </text:span><text:span text:style-name="T2">/‬</text:span><text:span text:style-name="T3">پَچ قد</text:span></text:p>
          </table:table-cell>
          <table:table-cell office:value-type="string" calcext:value-type="string">
            <text:p>pach</text:p>
          </table:table-cell>
          <table:table-cell table:style-name="ce9" office:value-type="string" calcext:value-type="string">
            <text:p>‬آدم قد کوت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"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table:style-name="ce9" office:value-type="string" calcext:value-type="string">
            <text:p>‬پو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"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table:style-name="ce9" office:value-type="string" calcext:value-type="string">
            <text:p>‬پ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"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table:style-name="ce9" office:value-type="string" calcext:value-type="string">
            <text:p>‬پرواز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9" office:value-type="string" calcext:value-type="string">
            <text:p>‬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9" office:value-type="string" calcext:value-type="string">
            <text:p>‬پ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9" office:value-type="string" calcext:value-type="string">
            <text:p>‬مور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9" office:value-type="string" calcext:value-type="string">
            <text:p>‬دکم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"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table:style-name="ce9" office:value-type="string" calcext:value-type="string">
            <text:p>‬پرید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9" office:value-type="string" calcext:value-type="string">
            <text:p>‬الک دول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9" office:value-type="string" calcext:value-type="string">
            <text:p><text:span text:style-name="T1">پَرکه  </text:span><text:span text:style-name="T2">/‬</text:span><text:span text:style-name="T3">پَرکَنِه</text:span></text:p>
          </table:table-cell>
          <table:table-cell office:value-type="string" calcext:value-type="string">
            <text:p>parkane</text:p>
          </table:table-cell>
          <table:table-cell table:style-name="ce9" office:value-type="string" calcext:value-type="string">
            <text:p>‬می لرز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9" office:value-type="string" calcext:value-type="string">
            <text:p>پارچه ی کهنه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9" office:value-type="string" calcext:value-type="string">
            <text:p>‬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"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table:style-name="ce9" office:value-type="string" calcext:value-type="string">
            <text:p>‬کوتاه <text:s/>،‬پَ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9" office:value-type="string" calcext:value-type="string">
            <text:p>‬بچه 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table:style-name="ce9" office:value-type="string" calcext:value-type="string">
            <text:p>‬عق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9" office:value-type="string" calcext:value-type="string">
            <text:p>‬گربه وحش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9" office:value-type="string" calcext:value-type="string">
            <text:p>‬عقب عقب‬</text:p>
          </table:table-cell>
          <table:table-cell/>
          <table:table-cell table:style-name="ce21" office:value-type="string" calcext:value-type="string">
            <text:p>-</text:p>
          </table:table-cell>
          <table:table-cell office:value-type="string" calcext:value-type="string">
            <text:p>‍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9" office:value-type="string" calcext:value-type="string">
            <text:p>‬بچه 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"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table:style-name="ce9" office:value-type="string" calcext:value-type="string">
            <text:p>‬عقب افتاد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9" office:value-type="string" calcext:value-type="string">
            <text:p>‬جلو افتا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9" office:value-type="string" calcext:value-type="string">
            <text:p>‬پدر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9" office:value-type="string" calcext:value-type="string">
            <text:p>‬مادر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9" office:value-type="string" calcext:value-type="string">
            <text:p>‬پدر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9" office:value-type="string" calcext:value-type="string">
            <text:p>‬وصله لباس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9" office:value-type="string" calcext:value-type="string">
            <text:p>‬پیال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"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table:style-name="ce9" office:value-type="string" calcext:value-type="string">
            <text:p>‬پرد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9" office:value-type="string" calcext:value-type="string">
            <text:p>‬تب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9" office:value-type="string" calcext:value-type="string">
            <text:p>‬نوعی ظرف گلی که بر روی آن ن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9" office:value-type="string" calcext:value-type="string">
            <text:p>‬جایگاه پرورش کرم ابریش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table:style-name="ce9" office:value-type="string" calcext:value-type="string">
            <text:p>‬تنه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table:style-name="ce9" office:value-type="string" calcext:value-type="string">
            <text:p>‬تلنگر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9" office:value-type="string" calcext:value-type="string">
            <text:p>‬اندا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9" office:value-type="string" calcext:value-type="string">
            <text:p>‬باغ تو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9" office:value-type="string" calcext:value-type="string">
            <text:p>‬دیوا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"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table:style-name="ce9" office:value-type="string" calcext:value-type="string">
            <text:p>‬می تَرسَ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9" office:value-type="string" calcext:value-type="string">
            <text:p>‬دیوانه 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"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table:style-name="ce9" office:value-type="string" calcext:value-type="string">
            <text:p>‬می ترس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9" office:value-type="string" calcext:value-type="string">
            <text:p>‬توبره <text:s/>،‬جای غذای اس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"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table:style-name="ce9" office:value-type="string" calcext:value-type="string">
            <text:p>‬تُرُ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9" office:value-type="string" calcext:value-type="string">
            <text:p>‬نو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9" office:value-type="string" calcext:value-type="string">
            <text:p>‬تن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9" office:value-type="string" calcext:value-type="string">
            <text:p>‬بذر برنج که در خزانه به عم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9" office:value-type="string" calcext:value-type="string">
            <text:p>‬نازک د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9" office:value-type="string" calcext:value-type="string">
            <text:p>‬ل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<text:span text:style-name="T1">تشک  </text:span><text:span text:style-name="T2">/‬</text:span><text:span text:style-name="T3">تشکه</text:span></text:p>
          </table:table-cell>
          <table:table-cell office:value-type="string" calcext:value-type="string">
            <text:p>tashke</text:p>
          </table:table-cell>
          <table:table-cell table:style-name="ce9" office:value-type="string" calcext:value-type="string">
            <text:p>‬گ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table:style-name="ce9" office:value-type="string" calcext:value-type="string">
            <text:p>‬تلخ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9" office:value-type="string" calcext:value-type="string">
            <text:p>‬شلو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"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table:style-name="ce9" office:value-type="string" calcext:value-type="string">
            <text:p>‬تمام ش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9" office:value-type="string" calcext:value-type="string">
            <text:p>‬پاچه شلو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9" office:value-type="string" calcext:value-type="string">
            <text:p>‬گل آل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9" office:value-type="string" calcext:value-type="string">
            <text:p>‬لباس زیر <text:s/>،‬شور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"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table:style-name="ce9" office:value-type="string" calcext:value-type="string">
            <text:p>‬می توان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"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table:style-name="ce9" office:value-type="string" calcext:value-type="string">
            <text:p>‬تو <text:s/>،‬برای ت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9" office:value-type="string" calcext:value-type="string">
            <text:p>‬مال ت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9" office:value-type="string" calcext:value-type="string">
            <text:p>‬با تو هست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9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9" office:value-type="string" calcext:value-type="string">
            <text:p>‬قابلمه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9" office:value-type="string" calcext:value-type="string">
            <text:p>‬آب گل آلو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9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9" office:value-type="string" calcext:value-type="string">
            <text:p>‬شکوف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9"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table:style-name="ce9" office:value-type="string" calcext:value-type="string">
            <text:p>‬تیغ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9" office:value-type="string" calcext:value-type="string">
            <text:p><text:span text:style-name="T1">تیته بول  </text:span><text:span text:style-name="T2">/‬</text:span><text:span text:style-name="T3">تیتیل</text:span></text:p>
          </table:table-cell>
          <table:table-cell office:value-type="string" calcext:value-type="string">
            <text:p>tite bol</text:p>
          </table:table-cell>
          <table:table-cell table:style-name="ce9" office:value-type="string" calcext:value-type="string">
            <text:p>‬سنجاق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9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9" office:value-type="string" calcext:value-type="string">
            <text:p>‬بخاطر ت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9"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table:style-name="ce9" office:value-type="string" calcext:value-type="string">
            <text:p>‬جا افتا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9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9" office:value-type="string" calcext:value-type="string">
            <text:p>‬توالت <text:s/>،‬مستراح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9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9" office:value-type="string" calcext:value-type="string">
            <text:p>‬قورمه سب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9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9" office:value-type="string" calcext:value-type="string">
            <text:p>‬بچه <text:s/>،‬نوز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9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9" office:value-type="string" calcext:value-type="string">
            <text:p>‬عمیق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9"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table:style-name="ce9" office:value-type="string" calcext:value-type="string">
            <text:p>‬دسته جمع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9"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table:style-name="ce9" office:value-type="string" calcext:value-type="string">
            <text:p>‬جوراب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9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9" office:value-type="string" calcext:value-type="string">
            <text:p>‬لُپ <text:s/>،‬گو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9"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table:style-name="ce9" office:value-type="string" calcext:value-type="string">
            <text:p>‬جوی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9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9" office:value-type="string" calcext:value-type="string">
            <text:p>‬پایی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9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9" office:value-type="string" calcext:value-type="string">
            <text:p>‬چاه آ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9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9" office:value-type="string" calcext:value-type="string">
            <text:p>‬کف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9"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table:style-name="ce9" office:value-type="string" calcext:value-type="string">
            <text:p>‬چادر ش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9" office:value-type="string" calcext:value-type="string">
            <text:p>‬تفاله چای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9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9" office:value-type="string" calcext:value-type="string">
            <text:p>‬حصار <text:s/>،‬دیوار حیاط در قدیم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9"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table:style-name="ce9" office:value-type="string" calcext:value-type="string">
            <text:p>‬دوچرخ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9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9" office:value-type="string" calcext:value-type="string">
            <text:p>‬قرق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9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9" office:value-type="string" calcext:value-type="string">
            <text:p>‬فک <text:s/>،‬چو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9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9" office:value-type="string" calcext:value-type="string">
            <text:p>‬درست ک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9"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table:style-name="ce9" office:value-type="string" calcext:value-type="string">
            <text:p>‬چق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9"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table:style-name="ce9" office:value-type="string" calcext:value-type="string">
            <text:p>‬چ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9"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table:style-name="ce9" office:value-type="string" calcext:value-type="string">
            <text:p>‬چوب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9"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table:style-name="ce9" office:value-type="string" calcext:value-type="string">
            <text:p>‬سینی بزرگ چوب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9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9" office:value-type="string" calcext:value-type="string">
            <text:p><text:span text:style-name="T1">‬مارمولک  </text:span><text:span text:style-name="T2">/‬</text:span><text:span text:style-name="T3">چوچاق سبزی معطر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9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9" office:value-type="string" calcext:value-type="string">
            <text:p>‬پستان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9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9" office:value-type="string" calcext:value-type="string">
            <text:p>‬درست می کن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9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9" office:value-type="string" calcext:value-type="string">
            <text:p>‬آماده کردم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9" office:value-type="string" calcext:value-type="string">
            <text:p><text:span text:style-name="T1">چُوم  </text:span><text:span text:style-name="T2">/‬</text:span><text:span text:style-name="T3">چُشُم</text:span></text:p>
          </table:table-cell>
          <table:table-cell office:value-type="string" calcext:value-type="string">
            <text:p>chom</text:p>
          </table:table-cell>
          <table:table-cell table:style-name="ce9" office:value-type="string" calcext:value-type="string">
            <text:p>‬چش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9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9" office:value-type="string" calcext:value-type="string">
            <text:p>‬زیر ایوان یا پل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9"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table:style-name="ce9" office:value-type="string" calcext:value-type="string">
            <text:p>‬چی شده ؟ چیست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9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9" office:value-type="string" calcext:value-type="string">
            <text:p>مقدار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9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9" office:value-type="string" calcext:value-type="string">
            <text:p>‬نیم خی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9"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table:style-name="ce9" office:value-type="string" calcext:value-type="string">
            <text:p>‬چی می 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9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9" office:value-type="string" calcext:value-type="string">
            <text:p>‬باش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9"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table:style-name="ce9" office:value-type="string" calcext:value-type="string">
            <text:p>‬می خواه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9"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table:style-name="ce9" office:value-type="string" calcext:value-type="string">
            <text:p>‬خوا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9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9" office:value-type="string" calcext:value-type="string">
            <text:p>‬اردک شکا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9"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table:style-name="ce9" office:value-type="string" calcext:value-type="string">
            <text:p>‬خواهر زا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9"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table:style-name="ce9" office:value-type="string" calcext:value-type="string">
            <text:p>‬خوابی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9"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table:style-name="ce9" office:value-type="string" calcext:value-type="string">
            <text:p>‬مداد تراش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9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9" office:value-type="string" calcext:value-type="string">
            <text:p>‬گالبی جنگ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9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9" office:value-type="string" calcext:value-type="string">
            <text:p>‬استخو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9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9" office:value-type="string" calcext:value-type="string">
            <text:p>‬خو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9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9" office:value-type="string" calcext:value-type="string">
            <text:p>‬شاخه 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9"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table:style-name="ce9" office:value-type="string" calcext:value-type="string">
            <text:p>‬خاله جو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9"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table:style-name="ce9" office:value-type="string" calcext:value-type="string">
            <text:p>‬اعصابم را خورد کر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9"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table:style-name="ce9" office:value-type="string" calcext:value-type="string">
            <text:p>‬جوب آ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9"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table:style-name="ce9" office:value-type="string" calcext:value-type="string">
            <text:p>‬می خواه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9" office:value-type="string" calcext:value-type="string">
            <text:p>الوچه</text:p>
          </table:table-cell>
          <table:table-cell table:style-name="ce20" office:value-type="string" calcext:value-type="string">
            <text:p>aluche</text:p>
          </table:table-cell>
          <table:table-cell table:style-name="ce9" office:value-type="string" calcext:value-type="string">
            <text:p>‬گوجه سب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9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9" office:value-type="string" calcext:value-type="string">
            <text:p>‬پژواک <text:s/>،‬لرز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9" office:value-type="string" calcext:value-type="string">
            <text:p>خونی</text:p>
          </table:table-cell>
          <table:table-cell table:style-name="ce20" office:value-type="string" calcext:value-type="string">
            <text:p>khu ni</text:p>
          </table:table-cell>
          <table:table-cell table:style-name="ce9" office:value-type="string" calcext:value-type="string">
            <text:p>‬میخوری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9"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table:style-name="ce9" office:value-type="string" calcext:value-type="string">
            <text:p>‬عطس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9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9" office:value-type="string" calcext:value-type="string">
            <text:p>‬گیج گ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9"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table:style-name="ce9" office:value-type="string" calcext:value-type="string">
            <text:p>‬نگهدارنده پنی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9"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table:style-name="ce9" office:value-type="string" calcext:value-type="string">
            <text:p>‬چاق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9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9" office:value-type="string" calcext:value-type="string">
            <text:p>‬سوزن لحاف دوز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9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9" office:value-type="string" calcext:value-type="string">
            <text:p>‬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9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9" office:value-type="string" calcext:value-type="string">
            <text:p>‬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9" office:value-type="string" calcext:value-type="string">
            <text:p><text:span text:style-name="T1">دارِ </text:span><text:span text:style-name="T2">/‬</text:span><text:span text:style-name="T3">داز</text:span></text:p>
          </table:table-cell>
          <table:table-cell office:value-type="string" calcext:value-type="string">
            <text:p>daz</text:p>
          </table:table-cell>
          <table:table-cell table:style-name="ce9" office:value-type="string" calcext:value-type="string">
            <text:p>‬داس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9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9" office:value-type="string" calcext:value-type="string">
            <text:p>‬بر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9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9" office:value-type="string" calcext:value-type="string">
            <text:p>‬فرغو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9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9" office:value-type="string" calcext:value-type="string">
            <text:p>‬لگد ز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9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9" office:value-type="string" calcext:value-type="string">
            <text:p>‬غرق ش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9"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table:style-name="ce9" office:value-type="string" calcext:value-type="string">
            <text:p>‬بب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9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9" office:value-type="string" calcext:value-type="string">
            <text:p>‬سرخ ک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9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9" office:value-type="string" calcext:value-type="string">
            <text:p>‬دخت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9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9" office:value-type="string" calcext:value-type="string">
            <text:p>‬چوب آب چ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9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9" office:value-type="string" calcext:value-type="string">
            <text:p>‬گیر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9"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table:style-name="ce9" office:value-type="string" calcext:value-type="string">
            <text:p>‬صدا کردم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9"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table:style-name="ce9" office:value-type="string" calcext:value-type="string">
            <text:p>‬خیس کر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9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9" office:value-type="string" calcext:value-type="string">
            <text:p>‬بازی قائم باش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9"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table:style-name="ce9" office:value-type="string" calcext:value-type="string">
            <text:p>‬تُشک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table:style-name="ce9" office:value-type="string" calcext:value-type="string">
            <text:p>‬صدا کرد‬ه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9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9" office:value-type="string" calcext:value-type="string">
            <text:p>‬شیره انگور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9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9" office:value-type="string" calcext:value-type="string">
            <text:p>‬بپو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9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9" office:value-type="string" calcext:value-type="string">
            <text:p>‬دیر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table:style-name="ce9" office:value-type="string" calcext:value-type="string">
            <text:p>‬دز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9" office:value-type="string" calcext:value-type="string">
            <text:p>‬تار عنکبو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9"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table:style-name="ce9" office:value-type="string" calcext:value-type="string">
            <text:p>‬روس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9"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table:style-name="ce9" office:value-type="string" calcext:value-type="string">
            <text:p>‬مغاز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9"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table:style-name="ce9" office:value-type="string" calcext:value-type="string">
            <text:p>‬عاشق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9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9" office:value-type="string" calcext:value-type="string">
            <text:p>‬صور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9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9" office:value-type="string" calcext:value-type="string">
            <text:p>‬حلزون بدون ال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9"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table:style-name="ce9" office:value-type="string" calcext:value-type="string">
            <text:p>‬مانت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9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9" office:value-type="string" calcext:value-type="string">
            <text:p>‬تاق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9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9" office:value-type="string" calcext:value-type="string">
            <text:p>‬ماس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9" office:value-type="string" calcext:value-type="string">
            <text:p>‬پس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table:style-name="ce9" office:value-type="string" calcext:value-type="string">
            <text:p>‬رودخ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9" office:value-type="string" calcext:value-type="string">
            <text:p>‬بچه <text:s/>،‬فرزن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9" office:value-type="string" calcext:value-type="string">
            <text:p>‬بچه ه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9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9" office:value-type="string" calcext:value-type="string">
            <text:p>‬راسو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9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9" office:value-type="string" calcext:value-type="string">
            <text:p>‬جیرجیر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9"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table:style-name="ce9" office:value-type="string" calcext:value-type="string">
            <text:p>‬ترسی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9"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table:style-name="ce9" office:value-type="string" calcext:value-type="string">
            <text:p>‬زنبیل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9" office:value-type="string" calcext:value-type="string">
            <text:p>‬خواستگار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9"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table:style-name="ce9" office:value-type="string" calcext:value-type="string">
            <text:p>‬خانم‬ه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9" office:value-type="string" calcext:value-type="string">
            <text:p>‬تلخ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9" office:value-type="string" calcext:value-type="string">
            <text:p>‬هویج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9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9" office:value-type="string" calcext:value-type="string">
            <text:p>‬فریاد کشی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9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9" office:value-type="string" calcext:value-type="string">
            <text:p>‬پار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9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9" office:value-type="string" calcext:value-type="string">
            <text:p>‬فری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9"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table:style-name="ce9" office:value-type="string" calcext:value-type="string">
            <text:p>‬تقسیم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9"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table:style-name="ce9" office:value-type="string" calcext:value-type="string">
            <text:p>سایه است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9" office:value-type="string" calcext:value-type="string">
            <text:p>‬تخمه آفتابگر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9" office:value-type="string" calcext:value-type="string">
            <text:p>‬لپ گُ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9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9" office:value-type="string" calcext:value-type="string">
            <text:p>‬نردب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9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9" office:value-type="string" calcext:value-type="string">
            <text:p>‬بی نم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9"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table:style-name="ce9" office:value-type="string" calcext:value-type="string">
            <text:p>‬توله سگ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9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9" office:value-type="string" calcext:value-type="string">
            <text:p>‬استخر های کشاور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9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9" office:value-type="string" calcext:value-type="string">
            <text:p>‬آبک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9" office:value-type="string" calcext:value-type="string">
            <text:p>سو</text:p>
          </table:table-cell>
          <table:table-cell office:value-type="string" calcext:value-type="string">
            <text:p>su</text:p>
          </table:table-cell>
          <table:table-cell table:style-name="ce9" office:value-type="string" calcext:value-type="string">
            <text:p>‬روشنای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9"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table:style-name="ce9" office:value-type="string" calcext:value-type="string">
            <text:p>‬سوخت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9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9" office:value-type="string" calcext:value-type="string">
            <text:p>‬تخمه آفتابگر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9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9" office:value-type="string" calcext:value-type="string">
            <text:p>‬علف هر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9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9" office:value-type="string" calcext:value-type="string">
            <text:p>‬سنجاق س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9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9" office:value-type="string" calcext:value-type="string">
            <text:p>‬شناسنام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9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9" office:value-type="string" calcext:value-type="string">
            <text:p>‬سیر برشته <text:s/>،‬نوعی غذ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9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9" office:value-type="string" calcext:value-type="string">
            <text:p>‬لث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9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9" office:value-type="string" calcext:value-type="string">
            <text:p>‬زنبو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9" office:value-type="string" calcext:value-type="string">
            <text:p>‬لالنه زنبو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9" office:value-type="string" calcext:value-type="string">
            <text:p>بیلی</text:p>
          </table:table-cell>
          <table:table-cell table:style-name="ce20" office:value-type="string" calcext:value-type="string">
            <text:p>bily</text:p>
          </table:table-cell>
          <table:table-cell table:style-name="ce9" office:value-type="string" calcext:value-type="string">
            <text:p>‬ارد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9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9" office:value-type="string" calcext:value-type="string">
            <text:p>‬پولک ماهی در آو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9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9" office:value-type="string" calcext:value-type="string">
            <text:p>‬شنا کر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9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9" office:value-type="string" calcext:value-type="string">
            <text:p>‬شپ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9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9" office:value-type="string" calcext:value-type="string">
            <text:p>‬شغ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9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9" office:value-type="string" calcext:value-type="string">
            <text:p>‬تنقالت شبا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9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9" office:value-type="string" calcext:value-type="string">
            <text:p>‬شال گ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9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9" office:value-type="string" calcext:value-type="string">
            <text:p>‬پارچ آ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9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9" office:value-type="string" calcext:value-type="string">
            <text:p>‬جل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9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9" office:value-type="string" calcext:value-type="string">
            <text:p>کمد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9"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table:style-name="ce9" office:value-type="string" calcext:value-type="string">
            <text:p>‬جا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9"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table:style-name="ce9" office:value-type="string" calcext:value-type="string">
            <text:p>‬پد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9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9" office:value-type="string" calcext:value-type="string">
            <text:p>‬خفا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table:style-name="ce9" office:value-type="string" calcext:value-type="string">
            <text:p>‬خواه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9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9" office:value-type="string" calcext:value-type="string">
            <text:p>‬دارم می رَ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9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9" office:value-type="string" calcext:value-type="string">
            <text:p>‬داری میر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9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9" office:value-type="string" calcext:value-type="string">
            <text:p>‬م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9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9" office:value-type="string" calcext:value-type="string">
            <text:p>‬برنج ری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9"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table:style-name="ce9" office:value-type="string" calcext:value-type="string">
            <text:p>‬شک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9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9" office:value-type="string" calcext:value-type="string">
            <text:p>‬شکم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9"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table:style-name="ce9" office:value-type="string" calcext:value-type="string">
            <text:p>‬شخم بز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9"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table:style-name="ce9" office:value-type="string" calcext:value-type="string">
            <text:p>‬ش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9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9" office:value-type="string" calcext:value-type="string">
            <text:p>‬رفتند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9"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table:style-name="ce9" office:value-type="string" calcext:value-type="string">
            <text:p>‬براد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9" office:value-type="string" calcext:value-type="string">
            <text:p><text:s/>ننه</text:p>
          </table:table-cell>
          <table:table-cell table:style-name="ce20" office:value-type="string" calcext:value-type="string">
            <text:p>nane</text:p>
          </table:table-cell>
          <table:table-cell table:style-name="ce9" office:value-type="string" calcext:value-type="string">
            <text:p>‬مادر بزرگ 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9"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table:style-name="ce9" office:value-type="string" calcext:value-type="string">
            <text:p>‬مال شم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9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9" office:value-type="string" calcext:value-type="string">
            <text:p>‬دختر مج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9"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table:style-name="ce9" office:value-type="string" calcext:value-type="string">
            <text:p>‬دیدن عروس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9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9" office:value-type="string" calcext:value-type="string">
            <text:p>‬به شدت گرما گفته 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9"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table:style-name="ce9" office:value-type="string" calcext:value-type="string">
            <text:p>‬زن عم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9"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table:style-name="ce9" office:value-type="string" calcext:value-type="string">
            <text:p>‬عینک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9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9" office:value-type="string" calcext:value-type="string">
            <text:p>‬حمله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9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9" office:value-type="string" calcext:value-type="string">
            <text:p>‬بندا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9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9" office:value-type="string" calcext:value-type="string">
            <text:p>‬جوجه تیغ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9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9" office:value-type="string" calcext:value-type="string">
            <text:p>‬تک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9"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table:style-name="ce9" office:value-type="string" calcext:value-type="string">
            <text:p>‬ناله نکن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9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9" office:value-type="string" calcext:value-type="string">
            <text:p>‬بزاق ده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9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9" office:value-type="string" calcext:value-type="string">
            <text:p>‬قیافه گرف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9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9" office:value-type="string" calcext:value-type="string">
            <text:p>‬جمع ک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9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9" office:value-type="string" calcext:value-type="string">
            <text:p>‬ری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9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9" office:value-type="string" calcext:value-type="string">
            <text:p>‬آفتابه مس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9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9" office:value-type="string" calcext:value-type="string">
            <text:p>‬صبحا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9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9" office:value-type="string" calcext:value-type="string">
            <text:p>‬خورش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9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9" office:value-type="string" calcext:value-type="string">
            <text:p>‬شکلا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9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9" office:value-type="string" calcext:value-type="string">
            <text:p>‬مقوا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9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9" office:value-type="string" calcext:value-type="string">
            <text:p>‬کُ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9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9" office:value-type="string" calcext:value-type="string">
            <text:p>‬دیگ مس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9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9" office:value-type="string" calcext:value-type="string">
            <text:p>‬نوزا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9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9" office:value-type="string" calcext:value-type="string">
            <text:p>‬بلند حرف بز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9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9" office:value-type="string" calcext:value-type="string">
            <text:p>‬کمرب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9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9" office:value-type="string" calcext:value-type="string">
            <text:p>‬زیر بغ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9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9" office:value-type="string" calcext:value-type="string">
            <text:p>‬سبزی شاه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9"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table:style-name="ce9" office:value-type="string" calcext:value-type="string">
            <text:p>‬ژاک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9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9" office:value-type="string" calcext:value-type="string">
            <text:p>‬ت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9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9" office:value-type="string" calcext:value-type="string">
            <text:p>‬کفگی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9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9" office:value-type="string" calcext:value-type="string">
            <text:p>‬زاغ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9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9" office:value-type="string" calcext:value-type="string">
            <text:p>‬آغو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9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9" office:value-type="string" calcext:value-type="string">
            <text:p>‬افتا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9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9" office:value-type="string" calcext:value-type="string">
            <text:p>‬کچ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9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9" office:value-type="string" calcext:value-type="string">
            <text:p>‬چهار پای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9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9" office:value-type="string" calcext:value-type="string">
            <text:p>‬صندلی‬ چوبی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9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9" office:value-type="string" calcext:value-type="string">
            <text:p>‬چوب <text:s/>،‬چُماق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9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9" office:value-type="string" calcext:value-type="string">
            <text:p>‬دمپایی‬ چوبی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9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9" office:value-type="string" calcext:value-type="string">
            <text:p>‬داره میفت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9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9" office:value-type="string" calcext:value-type="string">
            <text:p>‬نوعی پرن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9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9" office:value-type="string" calcext:value-type="string">
            <text:p>‬ل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9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9" office:value-type="string" calcext:value-type="string">
            <text:p>‬مرغی مادر که روی تخم می‬ نشیند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9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9" office:value-type="string" calcext:value-type="string">
            <text:p><text:span text:style-name="T4">‬آتش  </text:span><text:span text:style-name="T5">/‬</text:span><text:span text:style-name="T6">اجاق گاز  </text:span><text:span text:style-name="T5">/‬</text:span><text:span text:style-name="T6">محل پخت غذا‬</text:span>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9" office:value-type="string" calcext:value-type="string">
            <text:p>‬مر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9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9" office:value-type="string" calcext:value-type="string">
            <text:p>‬اِزگی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9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9" office:value-type="string" calcext:value-type="string">
            <text:p>‬انبار برنج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9"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table:style-name="ce9" office:value-type="string" calcext:value-type="string">
            <text:p>‬ک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9"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table:style-name="ce9" office:value-type="string" calcext:value-type="string">
            <text:p>‬کجا هستی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table:style-name="ce9" office:value-type="string" calcext:value-type="string">
            <text:p>‬کجا دیدم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9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9" office:value-type="string" calcext:value-type="string">
            <text:p>‬نوعی م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9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9" office:value-type="string" calcext:value-type="string">
            <text:p>‬کجا میر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9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9" office:value-type="string" calcext:value-type="string">
            <text:p>‬شانه <text:s/>،‬کِت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9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9" office:value-type="string" calcext:value-type="string">
            <text:p>‬تپه های کوچک خاکی می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9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9" office:value-type="string" calcext:value-type="string">
            <text:p>‬کوچ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9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9" office:value-type="string" calcext:value-type="string">
            <text:p>‬ماهیتا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9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9" office:value-type="string" calcext:value-type="string">
            <text:p>‬نون تابه ا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9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9" office:value-type="string" calcext:value-type="string">
            <text:p>‬بچه گا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9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9" office:value-type="string" calcext:value-type="string">
            <text:p>‬ک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9"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table:style-name="ce9" office:value-type="string" calcext:value-type="string">
            <text:p>‬چ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9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9" office:value-type="string" calcext:value-type="string">
            <text:p>‬تاق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9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9" office:value-type="string" calcext:value-type="string">
            <text:p>‬جارویی که با شاخه های 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9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9" office:value-type="string" calcext:value-type="string">
            <text:p>‬کُل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9"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table:style-name="ce9" office:value-type="string" calcext:value-type="string">
            <text:p>‬بادمجان شکم پُ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9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9" office:value-type="string" calcext:value-type="string">
            <text:p>‬کرم شب ت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9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9" office:value-type="string" calcext:value-type="string">
            <text:p>‬گاو آه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9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9" office:value-type="string" calcext:value-type="string">
            <text:p>‬طویل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9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9" office:value-type="string" calcext:value-type="string">
            <text:p>‬دن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9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9" office:value-type="string" calcext:value-type="string">
            <text:p>‬کسی که دندانش افتا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9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9" office:value-type="string" calcext:value-type="string">
            <text:p>‬کفش پالستیک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9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9" office:value-type="string" calcext:value-type="string">
            <text:p>‬گیاه حصیر باف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9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9" office:value-type="string" calcext:value-type="string">
            <text:p>‬بی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9"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table:style-name="ce9" office:value-type="string" calcext:value-type="string">
            <text:p>‬گیاه گَزَنِ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9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9" office:value-type="string" calcext:value-type="string">
            <text:p>‬مو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9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9" office:value-type="string" calcext:value-type="string">
            <text:p>‬زیر قابلمه ا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9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9" office:value-type="string" calcext:value-type="string">
            <text:p>‬ظرف سفا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9"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table:style-name="ce9" office:value-type="string" calcext:value-type="string">
            <text:p>‬گاو میش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9"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table:style-name="ce9" office:value-type="string" calcext:value-type="string">
            <text:p>‬گا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9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9" office:value-type="string" calcext:value-type="string">
            <text:p>‬زنبیل باف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9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9" office:value-type="string" calcext:value-type="string">
            <text:p>‬آروغ ز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9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9" office:value-type="string" calcext:value-type="string">
            <text:p>‬سوخته ش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9"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table:style-name="ce9" office:value-type="string" calcext:value-type="string">
            <text:p>‬کله خرا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9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9" office:value-type="string" calcext:value-type="string">
            <text:p>‬کوز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9"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table:style-name="ce9" office:value-type="string" calcext:value-type="string">
            <text:p>‬گم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9"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table:style-name="ce9" office:value-type="string" calcext:value-type="string">
            <text:p>‬مگس بز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9"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table:style-name="ce9" office:value-type="string" calcext:value-type="string">
            <text:p>‬حرف می ز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9"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table:style-name="ce9" office:value-type="string" calcext:value-type="string">
            <text:p>‬می گوی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9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9" office:value-type="string" calcext:value-type="string">
            <text:p>‬تار عنکبو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9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9" office:value-type="string" calcext:value-type="string">
            <text:p>‬طن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9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9" office:value-type="string" calcext:value-type="string">
            <text:p>‬دخت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9"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table:style-name="ce9" office:value-type="string" calcext:value-type="string">
            <text:p>‬ساکت ش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9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9" office:value-type="string" calcext:value-type="string">
            <text:p>‬روسر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9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9" office:value-type="string" calcext:value-type="string">
            <text:p>‬کسی که دیر آماده 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9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9" office:value-type="string" calcext:value-type="string">
            <text:p>‬پ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9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9" office:value-type="string" calcext:value-type="string">
            <text:p>‬شیشه چرا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9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9" office:value-type="string" calcext:value-type="string">
            <text:p>‬آفتا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9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9" office:value-type="string" calcext:value-type="string">
            <text:p><text:span text:style-name="T1">‬جشم غره  </text:span><text:span text:style-name="T2">/‬</text:span><text:span text:style-name="T3">پشت چشم نازک کردن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9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9" office:value-type="string" calcext:value-type="string">
            <text:p>‬پارس می ک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9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9" office:value-type="string" calcext:value-type="string">
            <text:p>‬آفتا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9"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table:style-name="ce9" office:value-type="string" calcext:value-type="string">
            <text:p>‬ما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9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9" office:value-type="string" calcext:value-type="string">
            <text:p>‬هزار پا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9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9" office:value-type="string" calcext:value-type="string">
            <text:p>‬انبری که برای جابجایی زغ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9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9" office:value-type="string" calcext:value-type="string">
            <text:p>‬دلم می خواه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9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9" office:value-type="string" calcext:value-type="string">
            <text:p>‬به من ب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9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9" office:value-type="string" calcext:value-type="string">
            <text:p>‬لب و ده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9"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table:style-name="ce9" office:value-type="string" calcext:value-type="string">
            <text:p>‬مَرد <text:s/>،‬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9"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table:style-name="ce9" office:value-type="string" calcext:value-type="string">
            <text:p>‬تخم مرغ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9"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table:style-name="ce9" office:value-type="string" calcext:value-type="string">
            <text:p>‬تخم مرغ درست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9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9" office:value-type="string" calcext:value-type="string">
            <text:p>‬چوب سیگار مقراض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9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9" office:value-type="string" calcext:value-type="string">
            <text:p>‬بل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9"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table:style-name="ce9" office:value-type="string" calcext:value-type="string">
            <text:p>‬مکتب خان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9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9" office:value-type="string" calcext:value-type="string">
            <text:p>‬گنجش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9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9" office:value-type="string" calcext:value-type="string">
            <text:p><text:span text:style-name="T1">‬بوس  </text:span><text:span text:style-name="T2">/‬</text:span><text:span text:style-name="T3">روبوسی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9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9" office:value-type="string" calcext:value-type="string">
            <text:p>‬سینی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9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9" office:value-type="string" calcext:value-type="string">
            <text:p>‬کوزه مسی که در قدیم استفا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9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9" office:value-type="string" calcext:value-type="string">
            <text:p>‬موهای بهم ریخت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9"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table:style-name="ce9" office:value-type="string" calcext:value-type="string">
            <text:p>‬اتاق مهما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9" office:value-type="string" calcext:value-type="string">
            <text:p><text:span text:style-name="T1">میجیک  </text:span><text:span text:style-name="T2">/‬</text:span><text:span text:style-name="T3">میژیک</text:span></text:p>
          </table:table-cell>
          <table:table-cell office:value-type="string" calcext:value-type="string">
            <text:p>mijik</text:p>
          </table:table-cell>
          <table:table-cell table:style-name="ce9" office:value-type="string" calcext:value-type="string">
            <text:p><text:span text:style-name="T1">‬مژه  </text:span><text:span text:style-name="T2">/‬</text:span><text:span text:style-name="T3">پلک زدن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9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9" office:value-type="string" calcext:value-type="string">
            <text:p>‬مِس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9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9" office:value-type="string" calcext:value-type="string">
            <text:p>‬قالب ماهیگی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9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9" office:value-type="string" calcext:value-type="string">
            <text:p>‬م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9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9" office:value-type="string" calcext:value-type="string">
            <text:p>‬برای م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9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9" office:value-type="string" calcext:value-type="string">
            <text:p>‬تلم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9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9" office:value-type="string" calcext:value-type="string">
            <text:p>‬فسنج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9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9" office:value-type="string" calcext:value-type="string">
            <text:p>‬نان برب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9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9" office:value-type="string" calcext:value-type="string">
            <text:p>‬فردی که سیاه چهره با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9"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table:style-name="ce9" office:value-type="string" calcext:value-type="string">
            <text:p>‬قص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9"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‬اس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9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9" office:value-type="string" calcext:value-type="string">
            <text:p>‬ظرف گِلی مخصوص سایی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9" office:value-type="string" calcext:value-type="string">
            <text:p><text:span text:style-name="T1">نودِمال  </text:span><text:span text:style-name="T2">/‬</text:span><text:span text:style-name="T3">نودُمبار</text:span></text:p>
          </table:table-cell>
          <table:table-cell office:value-type="string" calcext:value-type="string">
            <text:p>nodubar</text:p>
          </table:table-cell>
          <table:table-cell table:style-name="ce9" office:value-type="string" calcext:value-type="string">
            <text:p>‬قایق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9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9" office:value-type="string" calcext:value-type="string">
            <text:p>‬کرم ابریش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9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9" office:value-type="string" calcext:value-type="string">
            <text:p>‬وَردَ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9"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table:style-name="ce9" office:value-type="string" calcext:value-type="string">
            <text:p>‬نخ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9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9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9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9" office:value-type="string" calcext:value-type="string">
            <text:p>‬آگ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9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9" office:value-type="string" calcext:value-type="string">
            <text:p>‬بار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9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9" office:value-type="string" calcext:value-type="string">
            <text:p>‬پرش <text:s/>،‬پری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9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9" office:value-type="string" calcext:value-type="string">
            <text:p>‬بپ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9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9" office:value-type="string" calcext:value-type="string">
            <text:p>‬عل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9" office:value-type="string" calcext:value-type="string">
            <text:p>‬چراغ خوراک پ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9"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table:style-name="ce9" office:value-type="string" calcext:value-type="string">
            <text:p>‬آب نبات چوب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9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9" office:value-type="string" calcext:value-type="string">
            <text:p>‬درمان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9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9" office:value-type="string" calcext:value-type="string">
            <text:p>‬نه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9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9" office:value-type="string" calcext:value-type="string">
            <text:p>‬برگش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455" calcext:value-type="float">
            <text:p>455</text:p>
          </table:table-cell>
          <table:table-cell table:style-name="ce9"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table:style-name="ce9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9"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table:style-name="ce9" office:value-type="string" calcext:value-type="string">
            <text:p>‬ب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9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9" office:value-type="string" calcext:value-type="string">
            <text:p>‬پیشان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9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9" office:value-type="string" calcext:value-type="string">
            <text:p>‬بلند ش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9"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table:style-name="ce9" office:value-type="string" calcext:value-type="string">
            <text:p>‬بردا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9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‬کن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9"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table:style-name="ce9" office:value-type="string" calcext:value-type="string">
            <text:p>‬ور افتا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9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9" office:value-type="string" calcext:value-type="string">
            <text:p>‬پیش 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9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9" office:value-type="string" calcext:value-type="string">
            <text:p>‬کنار نیست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9"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table:style-name="ce9" office:value-type="string" calcext:value-type="string">
            <text:p>‬گوساله ن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9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9" office:value-type="string" calcext:value-type="string">
            <text:p>‬زنبیل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9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9" office:value-type="string" calcext:value-type="string">
            <text:p>‬خسته شد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9"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table:style-name="ce9" office:value-type="string" calcext:value-type="string">
            <text:p>‬برگش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9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9" office:value-type="string" calcext:value-type="string">
            <text:p>جست و جو کردن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9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9" office:value-type="string" calcext:value-type="string">
            <text:p>‬گری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9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9" office:value-type="string" calcext:value-type="string">
            <text:p>‬نوعی طناب که از کاه ساخته ش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471" calcext:value-type="float">
            <text:p>471</text:p>
          </table:table-cell>
          <table:table-cell table:style-name="ce9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9" office:value-type="string" calcext:value-type="string">
            <text:p><text:span text:style-name="T1">‬سَقِز  </text:span><text:span text:style-name="T2">/‬</text:span><text:span text:style-name="T3">نوعی آدامس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9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9" office:value-type="string" calcext:value-type="string">
            <text:p>‬پرستو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9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9" office:value-type="string" calcext:value-type="string">
            <text:p>‬ت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9"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table:style-name="ce9" office:value-type="string" calcext:value-type="string">
            <text:p>‬الک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9"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table:style-name="ce9" office:value-type="string" calcext:value-type="string">
            <text:p>‬ب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9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9" office:value-type="string" calcext:value-type="string">
            <text:p>‬زیر پایی ز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9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9" office:value-type="string" calcext:value-type="string">
            <text:p>‬دوبا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9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9" office:value-type="string" calcext:value-type="string">
            <text:p>‬می آی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9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9" office:value-type="string" calcext:value-type="string">
            <text:p>‬می آی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9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9" office:value-type="string" calcext:value-type="string">
            <text:p>‬گرفت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9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9" office:value-type="string" calcext:value-type="string">
            <text:p>‬یک ذ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9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9" office:value-type="string" calcext:value-type="string">
            <text:p>‬گشن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9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9" office:value-type="string" calcext:value-type="string">
            <text:p>‬هیزم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9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9" office:value-type="string" calcext:value-type="string">
            <text:p>‬رنگین کم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9"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table:style-name="ce9" office:value-type="string" calcext:value-type="string">
            <text:p>‬یک د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rginal.$A$1" table:cell-range-address="$'حذف غیر لنگرودی'.$B$1:.$G$486"/>
        </table:named-expressions>
      </table:table>
      <table:table table:name="حذف گویش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ce12"/>
        <table:table-column table:style-name="co6" table:default-cell-style-name="ce11"/>
        <table:table-column table:style-name="co7" table:default-cell-style-name="ce24"/>
        <table:table-column table:style-name="co8" table:default-cell-style-name="ce26"/>
        <table:table-column table:style-name="co9" table:number-columns-repeated="1016" table:default-cell-style-name="Default"/>
        <table:table-column table:style-name="co17" table:number-columns-repeated="2" table:default-cell-style-name="ce22"/>
        <table:table-row table:style-name="ro1">
          <table:table-cell table:style-name="ce3"/>
          <table:table-cell table:style-name="ce3" office:value-type="string" calcext:value-type="string">
            <text:p>لنگرودی</text:p>
          </table:table-cell>
          <table:table-cell table:style-name="ce3" office:value-type="string" calcext:value-type="string">
            <text:p>تلفظ</text:p>
          </table:table-cell>
          <table:table-cell table:style-name="ce3" office:value-type="string" calcext:value-type="string">
            <text:p>فارسی</text:p>
          </table:table-cell>
          <table:table-cell table:style-name="ce16" office:value-type="string" calcext:value-type="string">
            <text:p>۶۰ سال</text:p>
          </table:table-cell>
          <table:table-cell table:style-name="ce25" office:value-type="string" calcext:value-type="string">
            <text:p>حالا</text:p>
          </table:table-cell>
          <table:table-cell table:style-name="ce3" table:number-columns-repeated="1016"/>
          <table:table-cell table:style-name="ce23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9" office:value-type="string" calcext:value-type="string">
            <text:p>‬طنابی که برای خشک کردن لباس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9"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9" office:value-type="string" calcext:value-type="string">
            <text:p>‬لاک پ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9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9" office:value-type="string" calcext:value-type="string">
            <text:p>‬کلی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<text:span text:style-name="T1">اوچاق </text:span><text:span text:style-name="T2">/‬</text:span><text:span text:style-name="T3">اوچاه</text:span></text:p>
          </table:table-cell>
          <table:table-cell office:value-type="string" calcext:value-type="string">
            <text:p>ow chah</text:p>
          </table:table-cell>
          <table:table-cell table:style-name="ce9" office:value-type="string" calcext:value-type="string">
            <text:p>‬چاه آب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9" office:value-type="string" calcext:value-type="string">
            <text:p>‬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9" office:value-type="string" calcext:value-type="string">
            <text:p>‬درخت 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9"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9" office:value-type="string" calcext:value-type="string">
            <text:p>‬خورشت فسنجا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9" office:value-type="string" calcext:value-type="string">
            <text:p>‬ما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9" office:value-type="string" calcext:value-type="string">
            <text:p>‬گال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9"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9" office:value-type="string" calcext:value-type="string">
            <text:p>‬نام پر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9" office:value-type="string" calcext:value-type="string">
            <text:p>‬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9" office:value-type="string" calcext:value-type="string">
            <text:p>‬بیا 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9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9"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9" office:value-type="string" calcext:value-type="string">
            <text:p>‬آبج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9" office:value-type="string" calcext:value-type="string">
            <text:p>‬دارد می آ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9" office:value-type="string" calcext:value-type="string">
            <text:p>‬اینجا 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9" office:value-type="string" calcext:value-type="string">
            <text:p>‬مال م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9" office:value-type="string" calcext:value-type="string">
            <text:p>‬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9" office:value-type="string" calcext:value-type="string">
            <text:p>‬ای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9" office:value-type="string" calcext:value-type="string">
            <text:p>‬ک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9" office:value-type="string" calcext:value-type="string">
            <text:p>‬جفت جفت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9"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9" office:value-type="string" calcext:value-type="string">
            <text:p>‬مال 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9" office:value-type="string" calcext:value-type="string">
            <text:p>‬مال آنه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9"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9" office:value-type="string" calcext:value-type="string">
            <text:p>‬ه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9" office:value-type="string" calcext:value-type="string">
            <text:p>‬بیرون <text:s/>،‬بیرون از منزل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table:style-name="ce9" office:value-type="string" calcext:value-type="string">
            <text:p>‬ورم ک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9" office:value-type="string" calcext:value-type="string">
            <text:p>‬سرخ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9" office:value-type="string" calcext:value-type="string">
            <text:p>‬نوزا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9" office:value-type="string" calcext:value-type="string">
            <text:p>‬سرخ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9" office:value-type="string" calcext:value-type="string">
            <text:p>‬بم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9" office:value-type="string" calcext:value-type="string">
            <text:p>‬رف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9" office:value-type="string" calcext:value-type="string">
            <text:p>‬افت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9" office:value-type="string" calcext:value-type="string">
            <text:p>‬به 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9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9" office:value-type="string" calcext:value-type="string">
            <text:p>‬شعله آت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9" office:value-type="string" calcext:value-type="string">
            <text:p>‬سط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9"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9"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9" office:value-type="string" calcext:value-type="string">
            <text:p>‬باد س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9"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9" office:value-type="string" calcext:value-type="string">
            <text:p>‬گف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9" office:value-type="string" calcext:value-type="string">
            <text:p>‬خاکستر آتش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9" office:value-type="string" calcext:value-type="string">
            <text:p>‬بوته خار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<text:span text:style-name="T1">بوزی </text:span><text:span text:style-name="T2">/‬</text:span><text:span text:style-name="T3">بوزه</text:span></text:p>
          </table:table-cell>
          <table:table-cell office:value-type="string" calcext:value-type="string">
            <text:p>boozy</text:p>
          </table:table-cell>
          <table:table-cell table:style-name="ce9" office:value-type="string" calcext:value-type="string">
            <text:p>‬پاشنه 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9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9" office:value-type="string" calcext:value-type="string">
            <text:p>‬ق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9" office:value-type="string" calcext:value-type="string">
            <text:p>‬آم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9" office:value-type="string" calcext:value-type="string">
            <text:p>‬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9"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9" office:value-type="string" calcext:value-type="string">
            <text:p>‬سیگار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9" office:value-type="string" calcext:value-type="string">
            <text:p>‬پشه بن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9" office:value-type="string" calcext:value-type="string">
            <text:p>‬ته دی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9" office:value-type="string" calcext:value-type="string">
            <text:p>‬برنج 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9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9" office:value-type="string" calcext:value-type="string">
            <text:p>‬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<text:span text:style-name="T1">پَچ  </text:span><text:span text:style-name="T2">/‬</text:span><text:span text:style-name="T3">پَچ قد</text:span></text:p>
          </table:table-cell>
          <table:table-cell office:value-type="string" calcext:value-type="string">
            <text:p>pach</text:p>
          </table:table-cell>
          <table:table-cell table:style-name="ce9" office:value-type="string" calcext:value-type="string">
            <text:p>‬آدم قد کوت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9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9" office:value-type="string" calcext:value-type="string">
            <text:p>‬پ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9" office:value-type="string" calcext:value-type="string">
            <text:p>‬مور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9" office:value-type="string" calcext:value-type="string">
            <text:p>‬دکم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9" office:value-type="string" calcext:value-type="string">
            <text:p>‬الک دولک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<text:span text:style-name="T1">پَرکه  </text:span><text:span text:style-name="T2">/‬</text:span><text:span text:style-name="T3">پَرکَنِه</text:span></text:p>
          </table:table-cell>
          <table:table-cell office:value-type="string" calcext:value-type="string">
            <text:p>parkane</text:p>
          </table:table-cell>
          <table:table-cell table:style-name="ce9" office:value-type="string" calcext:value-type="string">
            <text:p>‬می لر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9" office:value-type="string" calcext:value-type="string">
            <text:p>پارچه ی کهنه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9" office:value-type="string" calcext:value-type="string">
            <text:p>‬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9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9" office:value-type="string" calcext:value-type="string">
            <text:p>‬گربه وحش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9" office:value-type="string" calcext:value-type="string">
            <text:p>‬عقب 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9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9" office:value-type="string" calcext:value-type="string">
            <text:p>‬جلو افتاد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9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9" office:value-type="string" calcext:value-type="string">
            <text:p>‬م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9" office:value-type="string" calcext:value-type="string">
            <text:p>‬پ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9" office:value-type="string" calcext:value-type="string">
            <text:p>‬وصله لب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9" office:value-type="string" calcext:value-type="string">
            <text:p>‬پیا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9" office:value-type="string" calcext:value-type="string">
            <text:p>‬تبر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9" office:value-type="string" calcext:value-type="string">
            <text:p>‬نوعی ظرف گلی که بر روی آن نا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9"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9" office:value-type="string" calcext:value-type="string">
            <text:p>‬اندا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9" office:value-type="string" calcext:value-type="string">
            <text:p>‬باغ توت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9" office:value-type="string" calcext:value-type="string">
            <text:p>‬دیو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9" office:value-type="string" calcext:value-type="string">
            <text:p>‬دیوانه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9" office:value-type="string" calcext:value-type="string">
            <text:p>‬توبره <text:s/>،‬جای غذای اسب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9" office:value-type="string" calcext:value-type="string">
            <text:p>‬نو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9" office:value-type="string" calcext:value-type="string">
            <text:p>‬تن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9"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9" office:value-type="string" calcext:value-type="string">
            <text:p>‬نازک د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9" office:value-type="string" calcext:value-type="string">
            <text:p>‬ل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<text:span text:style-name="T1">تشک  </text:span><text:span text:style-name="T2">/‬</text:span><text:span text:style-name="T3">تشکه</text:span></text:p>
          </table:table-cell>
          <table:table-cell office:value-type="string" calcext:value-type="string">
            <text:p>tashke</text:p>
          </table:table-cell>
          <table:table-cell table:style-name="ce9" office:value-type="string" calcext:value-type="string">
            <text:p>‬گ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9" office:value-type="string" calcext:value-type="string">
            <text:p>‬شلو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9" office:value-type="string" calcext:value-type="string">
            <text:p>‬پاچه شلوار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9" office:value-type="string" calcext:value-type="string">
            <text:p>‬گل آل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9"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9" office:value-type="string" calcext:value-type="string">
            <text:p>‬مال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9" office:value-type="string" calcext:value-type="string">
            <text:p>‬با تو هس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9" office:value-type="string" calcext:value-type="string">
            <text:p>‬قابلمه بزر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9" office:value-type="string" calcext:value-type="string">
            <text:p>‬آب گل آلو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9" office:value-type="string" calcext:value-type="string">
            <text:p>‬شکوف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9" office:value-type="string" calcext:value-type="string">
            <text:p><text:span text:style-name="T1">تیته بول  </text:span><text:span text:style-name="T2">/‬</text:span><text:span text:style-name="T3">تیتیل</text:span></text:p>
          </table:table-cell>
          <table:table-cell office:value-type="string" calcext:value-type="string">
            <text:p>tite bol</text:p>
          </table:table-cell>
          <table:table-cell table:style-name="ce9" office:value-type="string" calcext:value-type="string">
            <text:p>‬سنجاق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9" office:value-type="string" calcext:value-type="string">
            <text:p>‬بخاطر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9" office:value-type="string" calcext:value-type="string">
            <text:p>‬توالت <text:s/>،‬مستراح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9" office:value-type="string" calcext:value-type="string">
            <text:p>‬قورمه سبز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9" office:value-type="string" calcext:value-type="string">
            <text:p>‬بچه <text:s/>،‬نوزا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9" office:value-type="string" calcext:value-type="string">
            <text:p>‬عمی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9"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9" office:value-type="string" calcext:value-type="string">
            <text:p>‬پایین‬</text:p>
          </table:table-cell>
          <table:table-cell/>
          <table:table-cell table:style-name="ce2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9" office:value-type="string" calcext:value-type="string">
            <text:p>‬چاه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9" office:value-type="string" calcext:value-type="string">
            <text:p>‬کفش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9" office:value-type="string" calcext:value-type="string">
            <text:p>‬تفاله چا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9" office:value-type="string" calcext:value-type="string">
            <text:p>‬حصار <text:s/>،‬دیوار حیاط در قدیم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9" office:value-type="string" calcext:value-type="string">
            <text:p>‬قرق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9"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9" office:value-type="string" calcext:value-type="string">
            <text:p>‬درست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9" office:value-type="string" calcext:value-type="string">
            <text:p><text:span text:style-name="T1">‬مارمولک  </text:span><text:span text:style-name="T2">/‬</text:span><text:span text:style-name="T3">چوچاق سبزی معطر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9" office:value-type="string" calcext:value-type="string">
            <text:p>‬پستانک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9" office:value-type="string" calcext:value-type="string">
            <text:p>‬درست می ک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9" office:value-type="string" calcext:value-type="string">
            <text:p>‬آماده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9" office:value-type="string" calcext:value-type="string">
            <text:p>‬زیر ایوان یا پل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9" office:value-type="string" calcext:value-type="string">
            <text:p>مقدار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9" office:value-type="string" calcext:value-type="string">
            <text:p>‬نیم خیز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9" office:value-type="string" calcext:value-type="string">
            <text:p>‬باش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9" office:value-type="string" calcext:value-type="string">
            <text:p>‬اردک شک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9" office:value-type="string" calcext:value-type="string">
            <text:p>‬گالبی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9" office:value-type="string" calcext:value-type="string">
            <text:p>‬استخ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9" office:value-type="string" calcext:value-type="string">
            <text:p>‬خوب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9" office:value-type="string" calcext:value-type="string">
            <text:p>‬شاخه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" office:value-type="string" calcext:value-type="string">
            <text:p>الوچه</text:p>
          </table:table-cell>
          <table:table-cell table:style-name="ce14" office:value-type="string" calcext:value-type="string">
            <text:p>aluche</text:p>
          </table:table-cell>
          <table:table-cell table:style-name="ce9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9"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9" office:value-type="string" calcext:value-type="string">
            <text:p>‬گیج گا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9"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9" office:value-type="string" calcext:value-type="string">
            <text:p>‬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9" office:value-type="string" calcext:value-type="string">
            <text:p>‬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9" office:value-type="string" calcext:value-type="string">
            <text:p>‬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9" office:value-type="string" calcext:value-type="string">
            <text:p>‬فرغ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9" office:value-type="string" calcext:value-type="string">
            <text:p>‬لگد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9" office:value-type="string" calcext:value-type="string">
            <text:p>‬غرق ش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9" office:value-type="string" calcext:value-type="string">
            <text:p>‬سرخ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9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9" office:value-type="string" calcext:value-type="string">
            <text:p>‬چوب آب چا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9" office:value-type="string" calcext:value-type="string">
            <text:p>‬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9" office:value-type="string" calcext:value-type="string">
            <text:p>‬بازی قائم باشک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9" office:value-type="string" calcext:value-type="string">
            <text:p>‬شیره انگور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9" office:value-type="string" calcext:value-type="string">
            <text:p>‬بپو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9" office:value-type="string" calcext:value-type="string">
            <text:p>‬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9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9" office:value-type="string" calcext:value-type="string">
            <text:p>‬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9"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9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9" office:value-type="string" calcext:value-type="string">
            <text:p>‬ما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9" office:value-type="string" calcext:value-type="string">
            <text:p>‬پ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9"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9" office:value-type="string" calcext:value-type="string">
            <text:p>‬بچه 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9" office:value-type="string" calcext:value-type="string">
            <text:p>‬راسو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9" office:value-type="string" calcext:value-type="string">
            <text:p>‬جیرجیر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9"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table:style-name="ce9" office:value-type="string" calcext:value-type="string">
            <text:p>‬ترسید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9" office:value-type="string" calcext:value-type="string">
            <text:p>‬خواستگار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9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9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9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9" office:value-type="string" calcext:value-type="string">
            <text:p>‬هویج‬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9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9" office:value-type="string" calcext:value-type="string">
            <text:p>‬فریاد کشید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9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9" office:value-type="string" calcext:value-type="string">
            <text:p>‬پار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9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9" office:value-type="string" calcext:value-type="string">
            <text:p>‬فریا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9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9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9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9" office:value-type="string" calcext:value-type="string">
            <text:p>‬لپ گُ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9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9" office:value-type="string" calcext:value-type="string">
            <text:p>‬نردب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9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9" office:value-type="string" calcext:value-type="string">
            <text:p>‬بی نم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9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9" office:value-type="string" calcext:value-type="string">
            <text:p>‬استخر های کشاورز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9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9" office:value-type="string" calcext:value-type="string">
            <text:p>‬آبک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9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9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9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9" office:value-type="string" calcext:value-type="string">
            <text:p>‬علف هرز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9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9" office:value-type="string" calcext:value-type="string">
            <text:p>‬سنجاق 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9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9" office:value-type="string" calcext:value-type="string">
            <text:p>‬شناسنام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9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9"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9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9" office:value-type="string" calcext:value-type="string">
            <text:p>‬لث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9" office:value-type="string" calcext:value-type="string">
            <text:p>‬زنبو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9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9" office:value-type="string" calcext:value-type="string">
            <text:p>‬لالنه زنبور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9" office:value-type="string" calcext:value-type="string">
            <text:p>بیلی</text:p>
          </table:table-cell>
          <table:table-cell table:style-name="ce14" office:value-type="string" calcext:value-type="string">
            <text:p>bily</text:p>
          </table:table-cell>
          <table:table-cell table:style-name="ce9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9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9"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9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9" office:value-type="string" calcext:value-type="string">
            <text:p>‬شنا کرد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9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9" office:value-type="string" calcext:value-type="string">
            <text:p>‬شپش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9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9" office:value-type="string" calcext:value-type="string">
            <text:p>‬ش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9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9" office:value-type="string" calcext:value-type="string">
            <text:p>‬تنقالت شبانه‬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9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9" office:value-type="string" calcext:value-type="string">
            <text:p>‬شال گ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9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9" office:value-type="string" calcext:value-type="string">
            <text:p>‬پارچ آب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9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9" office:value-type="string" calcext:value-type="string">
            <text:p>‬ج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9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9" office:value-type="string" calcext:value-type="string">
            <text:p>کمد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9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9" office:value-type="string" calcext:value-type="string">
            <text:p>‬خف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9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9" office:value-type="string" calcext:value-type="string">
            <text:p>‬دارم می ر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9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9" office:value-type="string" calcext:value-type="string">
            <text:p>‬داری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9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9" office:value-type="string" calcext:value-type="string">
            <text:p>‬م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9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9" office:value-type="string" calcext:value-type="string">
            <text:p>‬برنج ریز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9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9" office:value-type="string" calcext:value-type="string">
            <text:p>‬شک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9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9" office:value-type="string" calcext:value-type="string">
            <text:p>‬رفت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9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9" office:value-type="string" calcext:value-type="string">
            <text:p>‬دختر مج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9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9"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9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9" office:value-type="string" calcext:value-type="string">
            <text:p>‬حمله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9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9" office:value-type="string" calcext:value-type="string">
            <text:p>‬بندا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9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9" office:value-type="string" calcext:value-type="string">
            <text:p>‬جوجه تیغ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9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9" office:value-type="string" calcext:value-type="string">
            <text:p>‬تک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9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9" office:value-type="string" calcext:value-type="string">
            <text:p>‬بزاق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9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9" office:value-type="string" calcext:value-type="string">
            <text:p>‬قیافه گرف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9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9" office:value-type="string" calcext:value-type="string">
            <text:p>‬جمع کردن‬</text:p>
          </table:table-cell>
          <table:table-cell/>
          <table:table-cell table:style-name="ce2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9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9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9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9" office:value-type="string" calcext:value-type="string">
            <text:p>‬آفتابه مس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9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9" office:value-type="string" calcext:value-type="string">
            <text:p>‬صبحان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9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9" office:value-type="string" calcext:value-type="string">
            <text:p>‬خور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9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9" office:value-type="string" calcext:value-type="string">
            <text:p>‬شکلات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9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9" office:value-type="string" calcext:value-type="string">
            <text:p>‬مقوا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9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9" office:value-type="string" calcext:value-type="string">
            <text:p>‬کُ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9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9" office:value-type="string" calcext:value-type="string">
            <text:p>‬دیگ مس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9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9" office:value-type="string" calcext:value-type="string">
            <text:p>‬نوز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9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9" office:value-type="string" calcext:value-type="string">
            <text:p>‬بلند حرف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9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9" office:value-type="string" calcext:value-type="string">
            <text:p>‬کمربن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9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9" office:value-type="string" calcext:value-type="string">
            <text:p>‬زیر بغ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9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9" office:value-type="string" calcext:value-type="string">
            <text:p>‬سبزی ش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9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9" office:value-type="string" calcext:value-type="string">
            <text:p>‬ت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9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9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9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9" office:value-type="string" calcext:value-type="string">
            <text:p>‬زاغ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9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9" office:value-type="string" calcext:value-type="string">
            <text:p>‬آغوش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9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9" office:value-type="string" calcext:value-type="string">
            <text:p>‬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9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9" office:value-type="string" calcext:value-type="string">
            <text:p>‬کچ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9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9" office:value-type="string" calcext:value-type="string">
            <text:p>‬چهار پای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9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9" office:value-type="string" calcext:value-type="string">
            <text:p>‬صندلی‬ چوبی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9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9"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9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9" office:value-type="string" calcext:value-type="string">
            <text:p>‬دمپایی‬ چوبی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9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9" office:value-type="string" calcext:value-type="string">
            <text:p>‬داره میف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9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9" office:value-type="string" calcext:value-type="string">
            <text:p>‬نوعی پرند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9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9" office:value-type="string" calcext:value-type="string">
            <text:p>‬لب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9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9" office:value-type="string" calcext:value-type="string">
            <text:p>‬مرغی مادر که روی تخم می‬ نشی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9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9" office:value-type="string" calcext:value-type="string">
            <text:p><text:span text:style-name="T4">‬آتش  </text:span><text:span text:style-name="T5">/‬</text:span><text:span text:style-name="T6">اجاق گاز  </text:span><text:span text:style-name="T5">/‬</text:span><text:span text:style-name="T6">محل پخت غذا‬</text:span>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9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9" office:value-type="string" calcext:value-type="string">
            <text:p>‬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9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9" office:value-type="string" calcext:value-type="string">
            <text:p>‬اِزگ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9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9" office:value-type="string" calcext:value-type="string">
            <text:p>‬انبار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9" office:value-type="string" calcext:value-type="string">
            <text:p>‬نوعی مار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9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9" office:value-type="string" calcext:value-type="string">
            <text:p>‬کجا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9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9"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9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9" office:value-type="string" calcext:value-type="string">
            <text:p>‬تپه های کوچک خاکی میا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9" office:value-type="string" calcext:value-type="string">
            <text:p>‬کو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9" office:value-type="string" calcext:value-type="string">
            <text:p>‬ماهیتا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9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9" office:value-type="string" calcext:value-type="string">
            <text:p>‬نون تاب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9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9" office:value-type="string" calcext:value-type="string">
            <text:p>‬بچه 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9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9" office:value-type="string" calcext:value-type="string">
            <text:p>‬ک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9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9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9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9"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9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9" office:value-type="string" calcext:value-type="string">
            <text:p>‬کُلب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9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9" office:value-type="string" calcext:value-type="string">
            <text:p>‬کرم شب 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9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9" office:value-type="string" calcext:value-type="string">
            <text:p>‬گاو آه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9" office:value-type="string" calcext:value-type="string">
            <text:p>‬طوی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9" office:value-type="string" calcext:value-type="string">
            <text:p>‬دن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9"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9" office:value-type="string" calcext:value-type="string">
            <text:p>‬کفش پالستیک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9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9" office:value-type="string" calcext:value-type="string">
            <text:p>‬گیاه حصیر باف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9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9" office:value-type="string" calcext:value-type="string">
            <text:p>‬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9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9" office:value-type="string" calcext:value-type="string">
            <text:p>‬موش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9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9"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9" office:value-type="string" calcext:value-type="string">
            <text:p>‬ظرف سفا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9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9" office:value-type="string" calcext:value-type="string">
            <text:p>‬زنبیل باف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9" office:value-type="string" calcext:value-type="string">
            <text:p>‬آروغ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9" office:value-type="string" calcext:value-type="string">
            <text:p>‬سوخت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9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9" office:value-type="string" calcext:value-type="string">
            <text:p>‬کو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9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9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9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9" office:value-type="string" calcext:value-type="string">
            <text:p>‬طن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9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9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9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9" office:value-type="string" calcext:value-type="string">
            <text:p>‬روسری‬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9"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9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9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9" office:value-type="string" calcext:value-type="string">
            <text:p>‬شیشه چر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9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9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9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9" office:value-type="string" calcext:value-type="string">
            <text:p><text:span text:style-name="T1">‬جشم غره  </text:span><text:span text:style-name="T2">/‬</text:span><text:span text:style-name="T3">پشت چشم نازک کر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9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9" office:value-type="string" calcext:value-type="string">
            <text:p>‬پارس می کن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9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9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9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9" office:value-type="string" calcext:value-type="string">
            <text:p>‬هزار پا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9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9"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9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9" office:value-type="string" calcext:value-type="string">
            <text:p>‬دلم 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9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9" office:value-type="string" calcext:value-type="string">
            <text:p>‬به من 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9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9" office:value-type="string" calcext:value-type="string">
            <text:p>‬لب و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9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9"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9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9" office:value-type="string" calcext:value-type="string">
            <text:p>‬بل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9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9" office:value-type="string" calcext:value-type="string">
            <text:p>‬گنج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9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9" office:value-type="string" calcext:value-type="string">
            <text:p><text:span text:style-name="T1">‬بوس  </text:span><text:span text:style-name="T2">/‬</text:span><text:span text:style-name="T3">روبوسی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9" office:value-type="string" calcext:value-type="string">
            <text:p>‬سینی بزرگ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9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9" office:value-type="string" calcext:value-type="string">
            <text:p>‬کوزه مسی که در قدیم استفاد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9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9"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9" office:value-type="string" calcext:value-type="string">
            <text:p><text:span text:style-name="T1">میجیک  </text:span><text:span text:style-name="T2">/‬</text:span><text:span text:style-name="T3">میژیک</text:span></text:p>
          </table:table-cell>
          <table:table-cell office:value-type="string" calcext:value-type="string">
            <text:p>mijik</text:p>
          </table:table-cell>
          <table:table-cell table:style-name="ce9" office:value-type="string" calcext:value-type="string">
            <text:p><text:span text:style-name="T1">‬مژه  </text:span><text:span text:style-name="T2">/‬</text:span><text:span text:style-name="T3">پلک ز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9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9" office:value-type="string" calcext:value-type="string">
            <text:p>‬مِس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9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9"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9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9" office:value-type="string" calcext:value-type="string">
            <text:p>‬م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9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9" office:value-type="string" calcext:value-type="string">
            <text:p>‬برای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9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9" office:value-type="string" calcext:value-type="string">
            <text:p>‬تلمب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9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9" office:value-type="string" calcext:value-type="string">
            <text:p>‬فسنج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9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9" office:value-type="string" calcext:value-type="string">
            <text:p>‬نان برب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9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9"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9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9"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9" office:value-type="string" calcext:value-type="string">
            <text:p><text:span text:style-name="T1">نودِمال  </text:span><text:span text:style-name="T2">/‬</text:span><text:span text:style-name="T3">نودُمبار</text:span></text:p>
          </table:table-cell>
          <table:table-cell office:value-type="string" calcext:value-type="string">
            <text:p>nodubar</text:p>
          </table:table-cell>
          <table:table-cell table:style-name="ce9" office:value-type="string" calcext:value-type="string">
            <text:p>‬قایق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9" office:value-type="string" calcext:value-type="string">
            <text:p>‬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9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9" office:value-type="string" calcext:value-type="string">
            <text:p>‬وَردَ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9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9" office:value-type="string" calcext:value-type="string">
            <text:p><text:span text:style-name="T1">‬ول کن  </text:span><text:span text:style-name="T2">/‬</text:span><text:span text:style-name="T3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9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9" office:value-type="string" calcext:value-type="string">
            <text:p>‬آگ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9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9" office:value-type="string" calcext:value-type="string">
            <text:p>‬بارا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9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9"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9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9" office:value-type="string" calcext:value-type="string">
            <text:p>‬بپ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9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9" office:value-type="string" calcext:value-type="string">
            <text:p>‬ع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9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9" office:value-type="string" calcext:value-type="string">
            <text:p>‬چراغ خوراک پزی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9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9" office:value-type="string" calcext:value-type="string">
            <text:p>‬درما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9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9" office:value-type="string" calcext:value-type="string">
            <text:p>‬نه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9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9" office:value-type="string" calcext:value-type="string">
            <text:p>‬برگش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9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9" office:value-type="string" calcext:value-type="string">
            <text:p>‬پیشان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9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9" office:value-type="string" calcext:value-type="string">
            <text:p>‬بلند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9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‬کن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9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9" office:value-type="string" calcext:value-type="string">
            <text:p>‬پیش 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9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9" office:value-type="string" calcext:value-type="string">
            <text:p>‬کنار نی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9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9" office:value-type="string" calcext:value-type="string">
            <text:p>‬زنبیل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9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9" office:value-type="string" calcext:value-type="string">
            <text:p>‬خسته ش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9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9" office:value-type="string" calcext:value-type="string">
            <text:p>جست و جو کردن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9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9" office:value-type="string" calcext:value-type="string">
            <text:p>‬گری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9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9" office:value-type="string" calcext:value-type="string">
            <text:p>‬نوعی طناب که از کاه ساخته شده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9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9" office:value-type="string" calcext:value-type="string">
            <text:p><text:span text:style-name="T1">‬سَقِز  </text:span><text:span text:style-name="T2">/‬</text:span><text:span text:style-name="T3">نوعی آدامس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9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9" office:value-type="string" calcext:value-type="string">
            <text:p>‬پرستو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9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9" office:value-type="string" calcext:value-type="string">
            <text:p>‬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9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9" office:value-type="string" calcext:value-type="string">
            <text:p>‬زیر پایی زد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9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9" office:value-type="string" calcext:value-type="string">
            <text:p>‬دوبا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9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9" office:value-type="string" calcext:value-type="string">
            <text:p>‬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9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9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9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9" office:value-type="string" calcext:value-type="string">
            <text:p>‬گر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9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9" office:value-type="string" calcext:value-type="string">
            <text:p>‬یک ذ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9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9" office:value-type="string" calcext:value-type="string">
            <text:p>‬گشن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9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9" office:value-type="string" calcext:value-type="string">
            <text:p>‬هیزم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9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9" office:value-type="string" calcext:value-type="string">
            <text:p>‬رنگین کمان‬</text:p>
          </table:table-cell>
          <table:table-cell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rginal.$A$1" table:cell-range-address="$'حذف گویش'.$B$1:.$F$334"/>
        </table:named-expressions>
      </table:table>
      <table:table table:name="امار" table:style-name="ta5">
        <office:forms form:automatic-focus="false" form:apply-design-mode="false"/>
        <table:table-column table:style-name="co18" table:default-cell-style-name="ce11"/>
        <table:table-column table:style-name="co19" table:number-columns-repeated="2" table:default-cell-style-name="ce29"/>
        <table:table-column table:style-name="co17" table:number-columns-repeated="1021" table:default-cell-style-name="ce23"/>
        <table:table-row table:style-name="ro2">
          <table:table-cell table:style-name="ce9" office:value-type="string" calcext:value-type="string">
            <text:p>کل کلمات بررسی شده</text:p>
          </table:table-cell>
          <table:table-cell office:value-type="float" office:value="604" calcext:value-type="float">
            <text:p>60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کلمات حذف شده بر اساس تکرار و گویش های غیر لنگرودی</text:p>
          </table:table-cell>
          <table:table-cell table:formula="of:=[.B1]-485" office:value-type="float" office:value="119" calcext:value-type="float">
            <text:p>119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کلمات حذف شده بر اساس گویش بودن</text:p>
          </table:table-cell>
          <table:table-cell table:formula="of:=[.B1]-[.B2]-333" office:value-type="float" office:value="152" calcext:value-type="float">
            <text:p>152</text:p>
          </table:table-cell>
          <table:table-cell table:number-columns-repeated="1022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نمونه اماری با احتساب گویش</text:p>
          </table:table-cell>
          <table:table-cell table:formula="of:=[.B1]-[.B2]" office:value-type="float" office:value="485" calcext:value-type="float">
            <text:p>485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نمونه اماری بدون احتساب گویش</text:p>
          </table:table-cell>
          <table:table-cell table:formula="of:=[.B1]-([.B2]+[.B3])" office:value-type="float" office:value="333" calcext:value-type="float">
            <text:p>333</text:p>
          </table:table-cell>
          <table:table-cell table:number-columns-repeated="1022"/>
        </table:table-row>
        <table:table-row table:style-name="ro2">
          <table:table-cell table:style-name="ce9"/>
          <table:table-cell table:number-columns-repeated="1023"/>
        </table:table-row>
        <table:table-row table:style-name="ro5">
          <table:table-cell table:style-name="ce27" office:value-type="string" calcext:value-type="string" table:number-columns-spanned="3" table:number-rows-spanned="1">
            <text:p>امار با احتساب گویش</text:p>
          </table:table-cell>
          <table:covered-table-cell table:number-columns-repeated="2" table:style-name="ce30"/>
          <table:table-cell table:number-columns-repeated="1021"/>
        </table:table-row>
        <table:table-row table:style-name="ro6">
          <table:table-cell table:style-name="ce9" office:value-type="string" calcext:value-type="string">
            <text:p><text:span text:style-name="T1">تعداد کلماتی که </text:span><text:span text:style-name="T2">6</text:span><text:span text:style-name="T3">۰ سال پیش استفاده می شدند ولی حالا استفاده نمی شوند</text:span></text:p>
          </table:table-cell>
          <table:table-cell office:value-type="float" office:value="120" calcext:value-type="float">
            <text:p>120</text:p>
          </table:table-cell>
          <table:table-cell table:formula="of:=[.B9]/[.B5]" office:value-type="float" office:value="0.247422680412371" calcext:value-type="float">
            <text:p>0.24742268041237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تعداد کلماتی که حالا استفاده می شوند</text:p>
          </table:table-cell>
          <table:table-cell office:value-type="float" office:value="365" calcext:value-type="float">
            <text:p>365</text:p>
          </table:table-cell>
          <table:table-cell table:formula="of:=[.B10]/[.B5]" office:value-type="float" office:value="0.752577319587629" calcext:value-type="float">
            <text:p>0.752577319587629</text:p>
          </table:table-cell>
          <table:table-cell table:number-columns-repeated="1021"/>
        </table:table-row>
        <table:table-row table:style-name="ro2">
          <table:table-cell table:style-name="ce9"/>
          <table:table-cell table:number-columns-repeated="1023"/>
        </table:table-row>
        <table:table-row table:style-name="ro5">
          <table:table-cell table:style-name="ce27" office:value-type="string" calcext:value-type="string" table:number-columns-spanned="3" table:number-rows-spanned="1">
            <text:p>امار بعد از حذف گویش</text:p>
          </table:table-cell>
          <table:covered-table-cell table:number-columns-repeated="2" table:style-name="ce30"/>
          <table:table-cell table:number-columns-repeated="1021"/>
        </table:table-row>
        <table:table-row table:style-name="ro6">
          <table:table-cell table:style-name="ce9" office:value-type="string" calcext:value-type="string">
            <text:p><text:span text:style-name="T1">تعداد کلماتی که </text:span><text:span text:style-name="T2">6</text:span><text:span text:style-name="T3">۰ سال پیش استفاده می شدند ولی حالا استفاده نمی شوند</text:span></text:p>
          </table:table-cell>
          <table:table-cell office:value-type="float" office:value="97" calcext:value-type="float">
            <text:p>97</text:p>
          </table:table-cell>
          <table:table-cell table:formula="of:=[.B13]/[.B6]" office:value-type="float" office:value="0.291291291291291" calcext:value-type="float">
            <text:p>0.29129129129129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تعداد کلماتی که حالا استفاده می شوند</text:p>
          </table:table-cell>
          <table:table-cell office:value-type="float" office:value="236" calcext:value-type="float">
            <text:p>236</text:p>
          </table:table-cell>
          <table:table-cell table:formula="of:=[.B14]/[.B6]" office:value-type="float" office:value="0.708708708708709" calcext:value-type="float">
            <text:p>0.70870870870870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7" office:value-type="string" calcext:value-type="string" table:number-columns-spanned="3" table:number-rows-spanned="1">
            <text:p>درصد از دست رفتن زبان بعد از ۶۰ سال</text:p>
          </table:table-cell>
          <table:covered-table-cell table:number-columns-repeated="2" table:style-name="ce30"/>
          <table:table-cell table:style-name="ce22" table:number-columns-repeated="1021"/>
        </table:table-row>
        <table:table-row table:style-name="ro1">
          <table:table-cell table:style-name="ce28" table:formula="of:=[.C13]" office:value-type="float" office:value="0.291291291291291" calcext:value-type="float">
            <text:p>0.291291291291291</text:p>
          </table:table-cell>
          <table:table-cell table:style-name="ce2" table:number-columns-repeated="2"/>
          <table:table-cell table:style-name="ce22" table:number-columns-repeated="1021"/>
        </table:table-row>
        <table:table-row table:style-name="ro7">
          <table:table-cell table:style-name="ce22"/>
          <table:table-cell table:style-name="ce2" table:number-columns-repeated="2"/>
          <table:table-cell table:style-name="ce22"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 تلفظ'.A1:' تلفظ'.G605" table:display-filter-buttons="true"/>
        <table:database-range table:name="__Anonymous_Sheet_DB__2" table:target-range-address="'حذف غیر لنگرودی'.B1:'حذف غیر لنگرودی'.G486" table:display-filter-buttons="true"/>
        <table:database-range table:name="__Anonymous_Sheet_DB__3" table:target-range-address="'حذف گویش'.B1:'حذف گویش'.F3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Arial1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ffffff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ginal" style:display-name="PageStyle_orgin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حذف_20_غیر_20_لنگرودی" style:display-name="PageStyle_حذف غیر لنگرودی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20_تلفظ" style:display-name="PageStyle_ تلفظ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امار" style:display-name="PageStyle_امار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حذف_20_گویش" style:display-name="PageStyle_حذف گویش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3:29:39</meta:creation-date>
    <meta:initial-creator>Unknown</meta:initial-creator>
    <dc:language>en-US</dc:language>
    <dc:date>2022-01-10T19:53:00.033096656</dc:date>
    <meta:editing-cycles>36</meta:editing-cycles>
    <meta:editing-duration>PT1H22M49S</meta:editing-duration>
    <meta:generator>LibreOffice/6.1.5.2$Linux_X86_64 LibreOffice_project/10$Build-2</meta:generator>
    <meta:document-statistic meta:table-count="5" meta:cell-count="9007" meta:object-count="0"/>
    <meta:user-defined meta:name="AppVersion">15.0000</meta:user-defined>
  </office:meta>
</office:document-meta>
</file>